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rebuchet MS" svg:font-family="&quot;Trebuchet MS&quot;"/>
    <style:font-face style:name="Garamond" svg:font-family="Garamond"/>
    <style:font-face style:name="Verdana" svg:font-family="Verdana"/>
  </office:font-face-decls>
  <office:automatic-styles>
    <style:style style:name="ce1" style:family="table-cell" style:parent-style-name="Default" style:data-style-name="N0">
      <style:table-cell-properties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2" style:family="table-cell" style:parent-style-name="Default" style:data-style-name="N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5"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6" style:family="table-cell" style:parent-style-name="Default" style:data-style-name="N3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7" style:family="table-cell" style:parent-style-name="Default" style:data-style-name="N19">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8" style:family="table-cell" style:parent-style-name="Default" style:data-style-name="N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9" style:family="table-cell" style:parent-style-name="Default" style:data-style-name="N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10"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1"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2" style:family="table-cell" style:parent-style-name="Default" style:data-style-name="N19">
      <style:table-cell-properties fo:border="thin solid #000000" style:vertical-align="top" fo:wrap-option="wra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4" style:family="table-cell" style:parent-style-name="Standaard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5" style:family="table-cell" style:parent-style-name="Standaard_32_2" style:data-style-name="N0">
      <style:table-cell-properties fo:border="thin solid #000000" style:vertical-align="top"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fo:font-style="italic" style:font-style-asian="italic" style:font-style-complex="italic" style:font-family-generic="swiss"/>
    </style:style>
    <style:style style:name="ce17" style:family="table-cell" style:parent-style-name="Standaard_32_2" style:data-style-name="N19">
      <style:table-cell-properties fo:border="thin solid #000000" style:vertical-align="top" fo:wrap-option="wrap"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1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text-line-through-style="solid" style:font-name="Trebuchet MS" style:font-name-asian="Trebuchet MS" style:font-name-complex="Trebuchet MS" fo:font-size="8pt" style:font-size-asian="8pt" style:font-size-complex="8pt" style:font-family-generic="swiss"/>
    </style:style>
    <style:style style:name="ce1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20" style:family="table-cell" style:parent-style-name="Default" style:data-style-name="N0">
      <style:table-cell-properties fo:border="thin solid #000000" style:vertical-align="top" fo:wrap-option="wrap" fo:background-color="transparent" style:shrink-to-fit="true"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21" style:family="table-cell" style:parent-style-name="Default" style:data-style-name="N19">
      <style:table-cell-properties fo:border="thin solid #000000" style:vertical-align="middle" fo:wrap-option="wra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22" style:family="table-cell" style:parent-style-name="Default" style:data-style-name="N0">
      <style:table-cell-properties fo:border="thin solid #000000" style:vertical-align="top" fo:wrap-option="wrap" fo:background-color="#C0C0C0"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4" style:family="table-cell" style:parent-style-name="Default" style:data-style-name="N0">
      <style:table-cell-properties fo:border="thin solid #000000" style:vertical-align="top" fo:wrap-option="wrap" fo:background-color="#99CCFF"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5" style:family="table-cell" style:parent-style-name="Default" style:data-style-name="N19">
      <style:table-cell-properties fo:border="thin solid #000000" style:vertical-align="top" fo:wrap-option="wrap" fo:background-color="#99CCFF"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6" style:family="table-cell" style:parent-style-name="Default" style:data-style-name="N0">
      <style:table-cell-properties fo:border="thin solid #000000" style:vertical-align="top" fo:wrap-option="wrap" fo:background-color="#CCFFFF"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7" style:family="table-cell" style:parent-style-name="Default" style:data-style-name="N19">
      <style:table-cell-properties fo:border="thin solid #000000" style:vertical-align="top" fo:wrap-option="wrap" fo:background-color="#FFCC99"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8" style:family="table-cell" style:parent-style-name="Default" style:data-style-name="N0">
      <style:table-cell-properties fo:border="thin solid #000000" style:vertical-align="top" fo:wrap-option="wrap" fo:background-color="#CCFFCC"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29" style:family="table-cell" style:parent-style-name="Default" style:data-style-name="N19">
      <style:table-cell-properties fo:border="thin solid #000000" style:vertical-align="top" fo:wrap-option="wrap" fo:background-color="#CCFFCC"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30" style:family="table-cell" style:parent-style-name="Default" style:data-style-name="N0">
      <style:table-cell-properties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31" style:family="table-cell" style:parent-style-name="Default" style:data-style-name="N3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32" style:family="table-cell" style:parent-style-name="Default" style:data-style-name="N19">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3"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4" style:family="table-cell" style:parent-style-name="Default" style:data-style-name="N19">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5" style:family="table-cell" style:parent-style-name="Default" style:data-style-name="N0">
      <style:table-cell-properties fo:border="thin solid #000000" style:vertical-align="automatic"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6" style:family="table-cell" style:parent-style-name="Standaard_32_2" style:data-style-name="N0">
      <style:table-cell-properties fo:border="thin solid #000000" style:vertical-align="to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7" style:family="table-cell" style:parent-style-name="Standaard_32_2" style:data-style-name="N0">
      <style:table-cell-properties fo:border="thin solid #000000" style:vertical-align="top" fo:wrap-option="wra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8" style:family="table-cell" style:parent-style-name="Standaard_32_3" style:data-style-name="N0">
      <style:table-cell-properties fo:border="thin solid #000000" style:vertical-align="to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39" style:family="table-cell" style:parent-style-name="Default" style:data-style-name="N0">
      <style:table-cell-properties fo:border="thin solid #000000" style:vertical-align="top" fo:wrap-option="wrap" fo:background-color="#99CCFF"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40" style:family="table-cell" style:parent-style-name="Standaard_32_2" style:data-style-name="N19">
      <style:table-cell-properties fo:border="thin solid #000000" style:vertical-align="top" fo:wrap-option="wra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41" style:family="table-cell" style:parent-style-name="Standaard_32_2" style:data-style-name="N19">
      <style:table-cell-properties fo:border="thin solid #000000" style:vertical-align="to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42" style:family="table-cell" style:parent-style-name="Default" style:data-style-name="N19">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fo:font-style="italic" style:font-style-asian="italic" style:font-style-complex="italic" style:font-family-generic="swiss"/>
    </style:style>
    <style:style style:name="ce43" style:family="table-cell" style:parent-style-name="Standaard_Blad1"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44" style:family="table-cell" style:parent-style-name="Standaard_Blad1" style:data-style-name="N0">
      <style:table-cell-properties fo:border="thin solid #000000" style:vertical-align="top" fo:wrap-option="wra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45" style:family="table-cell" style:parent-style-name="Standaard_Blad1" style:data-style-name="N19">
      <style:table-cell-properties fo:border="thin solid #000000" style:vertical-align="top" fo:wrap-option="wra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46" style:family="table-cell" style:parent-style-name="Standaard_32_3_32_2" style:data-style-name="N0">
      <style:table-cell-properties fo:border="thin solid #000000" style:vertical-align="to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47" style:family="table-cell" style:parent-style-name="Standaard_32_3_32_2" style:data-style-name="N19">
      <style:table-cell-properties fo:border="thin solid #000000" style:vertical-align="to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48" style:family="table-cell" style:parent-style-name="Standaard_32_3_32_2" style:data-style-name="N0">
      <style:table-cell-properties fo:border="thin solid #000000" style:vertical-align="automatic" fo:background-color="transparent" style:cell-protect="protected"/>
      <style:text-properties style:font-name="Trebuchet MS" style:font-name-asian="Trebuchet MS" style:font-name-complex="Trebuchet MS" fo:font-size="8pt" style:font-size-asian="8pt" style:font-size-complex="8pt" style:font-family-generic="swiss"/>
    </style:style>
    <style:style style:name="ce49" style:family="table-cell" style:parent-style-name="Standaard_32_3_32_2" style:data-style-name="N30">
      <style:table-cell-properties fo:border="thin solid #000000" style:vertical-align="top"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50" style:family="table-cell" style:parent-style-name="Default" style:data-style-name="N19">
      <style:table-cell-properties fo:border="thin solid #000000" style:vertical-align="automatic"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1" style:family="table-cell" style:parent-style-name="Default" style:data-style-name="N22">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2" style:family="table-cell" style:parent-style-name="Standaard_32_3_32_2" style:data-style-name="N19">
      <style:table-cell-properties fo:border="thin solid #000000" style:vertical-align="top" fo:wrap-option="wra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3" style:family="table-cell" style:parent-style-name="Default" style:data-style-name="N20">
      <style:table-cell-properties fo:border="thin solid #000000" style:vertical-align="automatic"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4" style:family="table-cell" style:parent-style-name="Default" style:data-style-name="N19">
      <style:table-cell-properties fo:border="thin solid #000000" style:vertical-align="automatic"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5"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6" style:family="table-cell" style:parent-style-name="Standaard_32_3_32_2" style:data-style-name="N0">
      <style:table-cell-properties fo:border="thin solid #000000" style:vertical-align="automatic"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7" style:family="table-cell" style:parent-style-name="Default" style:data-style-name="N0">
      <style:table-cell-properties fo:border="thin solid #000000" style:vertical-align="top" fo:wrap-option="wrap" fo:background-color="transparent" style:shrink-to-fit="true"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58"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text-line-through-style="solid" style:font-name="Trebuchet MS" style:font-name-asian="Trebuchet MS" style:font-name-complex="Trebuchet MS" fo:font-size="8pt" style:font-size-asian="8pt" style:font-size-complex="8pt" style:font-family-generic="swiss"/>
    </style:style>
    <style:style style:name="ce59" style:family="table-cell" style:parent-style-name="Hyperlink" style:data-style-name="N0">
      <style:table-cell-properties fo:border="thin solid #000000" style:vertical-align="top" fo:wrap-option="wrap" fo:background-color="transparent" style:repeat-content="false"/>
      <style:paragraph-properties fo:text-align="center"/>
      <style:text-properties fo:color="#000000" style:font-name="Trebuchet MS" style:font-name-asian="Trebuchet MS" style:font-name-complex="Trebuchet MS" fo:font-size="8pt" style:font-size-asian="8pt" style:font-size-complex="8pt" style:text-underline-style="none" style:text-underline-type="none" style:font-family-generic="swiss"/>
    </style:style>
    <style:style style:name="ce60" style:family="table-cell" style:parent-style-name="Standaard_32_3" style:data-style-name="N19">
      <style:table-cell-properties fo:border="thin solid #000000" style:vertical-align="top" fo:background-color="transparent" style:cell-protect="protected"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61" style:family="table-cell" style:parent-style-name="Default" style:data-style-name="N1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62" style:family="table-cell" style:parent-style-name="Standaard_32_3_32_2" style:data-style-name="N0">
      <style:table-cell-properties fo:border="thin solid #000000" style:vertical-align="automatic"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style>
    <style:style style:name="ce63" style:family="table-cell" style:parent-style-name="Default" style:data-style-name="N0">
      <style:table-cell-properties fo:border="thin solid #000000" style:vertical-align="top" fo:wrap-option="wrap" fo:background-color="#CCFFCC" style:repeat-content="false"/>
      <style:paragraph-properties fo:text-align="start" fo:margin-left="0cm"/>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64" style:family="table-cell" style:parent-style-name="Hyperlink" style:data-style-name="N0">
      <style:table-cell-properties fo:border="thin solid #000000" style:vertical-align="top" fo:wrap-option="wrap" fo:background-color="transparent" style:repeat-content="false"/>
      <style:paragraph-properties fo:text-align="center"/>
      <style:text-properties fo:color="#000000" style:font-name="Trebuchet MS" style:font-name-asian="Trebuchet MS" style:font-name-complex="Trebuchet MS" fo:font-size="8pt" style:font-size-asian="8pt" style:font-size-complex="8pt" style:text-underline-style="solid" style:text-underline-type="single" style:font-family-generic="swiss"/>
    </style:style>
    <style:style style:name="ce65" style:family="table-cell" style:parent-style-name="Default" style:data-style-name="N2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66" style:family="table-cell" style:parent-style-name="Default" style:data-style-name="N0">
      <style:table-cell-properties fo:border="thin solid #000000" style:vertical-align="top" fo:background-color="transparent"/>
      <style:text-properties style:font-name="Trebuchet MS" style:font-name-asian="Trebuchet MS" style:font-name-complex="Trebuchet MS" fo:font-size="8pt" style:font-size-asian="8pt" style:font-size-complex="8pt" style:font-family-generic="swiss"/>
    </style:style>
    <style:style style:name="ce67" style:family="table-cell" style:parent-style-name="Komma" style:data-style-name="N55">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68" style:family="table-cell" style:parent-style-name="Komma" style:data-style-name="N55">
      <style:table-cell-properties fo:border="thin solid #000000" style:vertical-align="top" fo:wrap-option="wrap" fo:background-color="#99CCFF"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69" style:family="table-cell" style:parent-style-name="Komma" style:data-style-name="N55">
      <style:table-cell-properties fo:border="thin solid #000000" style:vertical-align="automatic"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70" style:family="table-cell" style:parent-style-name="Komma" style:data-style-name="N55">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71" style:family="table-cell" style:parent-style-name="Komma" style:data-style-name="N55">
      <style:table-cell-properties fo:border="thin solid #000000" style:vertical-align="automatic"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72" style:family="table-cell" style:parent-style-name="Komma" style:data-style-name="N55">
      <style:table-cell-properties fo:border="thin solid #000000" style:vertical-align="top" fo:wrap-option="wrap" fo:background-color="transparent" style:shrink-to-fit="true"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73" style:family="table-cell" style:parent-style-name="Komma" style:data-style-name="N55">
      <style:table-cell-properties fo:border="thin solid #000000" style:vertical-align="top" fo:wrap-option="wrap" fo:background-color="transparent" style:repeat-content="false"/>
      <style:paragraph-properties fo:text-align="center"/>
      <style:text-properties style:text-line-through-style="solid" style:font-name="Trebuchet MS" style:font-name-asian="Trebuchet MS" style:font-name-complex="Trebuchet MS" fo:font-size="8pt" style:font-size-asian="8pt" style:font-size-complex="8pt" fo:font-weight="bold" style:font-weight-asian="bold" style:font-weight-complex="bold" style:font-family-generic="swiss"/>
    </style:style>
    <style:style style:name="ce74" style:family="table-cell" style:parent-style-name="Default" style:data-style-name="N19">
      <style:table-cell-properties fo:border="thin solid #000000" fo:background-color="transparent"/>
      <style:text-properties style:font-name="Trebuchet MS" style:font-name-asian="Trebuchet MS" style:font-name-complex="Trebuchet MS" fo:font-size="8pt" style:font-size-asian="8pt" style:font-size-complex="8pt" style:font-family-generic="swiss"/>
    </style:style>
    <style:style style:name="ce75" style:family="table-cell" style:parent-style-name="Default" style:data-style-name="N0">
      <style:table-cell-properties fo:border="thin solid #000000" style:vertical-align="top" fo:wrap-option="wrap" fo:background-color="transparent"/>
      <style:text-properties style:font-name="Trebuchet MS" style:font-name-asian="Trebuchet MS" style:font-name-complex="Trebuchet MS" fo:font-size="8pt" style:font-size-asian="8pt" style:font-size-complex="8pt" style:font-family-generic="swiss"/>
    </style:style>
    <style:style style:name="ce76" style:family="table-cell" style:parent-style-name="Default" style:data-style-name="N19">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77"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ce78" style:family="table-cell" style:parent-style-name="Default" style:data-style-name="N0">
      <style:table-cell-properties fo:border="thin solid #000000" fo:background-color="transparent"/>
      <style:text-properties style:font-name="Verdana" style:font-name-asian="Verdana" style:font-name-complex="Verdana" style:font-family-generic="swiss"/>
    </style:style>
    <style:style style:name="ce79" style:family="table-cell" style:parent-style-name="Komma" style:data-style-name="N55">
      <style:table-cell-properties fo:border="thin solid #000000" style:vertical-align="automatic" fo:background-color="transparent" style:repeat-content="false"/>
      <style:paragraph-properties fo:text-align="center"/>
      <style:text-properties style:font-name="Verdana" style:font-name-asian="Verdana" style:font-name-complex="Verdana" fo:font-weight="bold" style:font-weight-asian="bold" style:font-weight-complex="bold" style:font-family-generic="swiss"/>
    </style:style>
    <style:style style:name="ce80" style:family="table-cell" style:parent-style-name="Komma" style:data-style-name="N55">
      <style:table-cell-properties fo:border="thin solid #000000" style:vertical-align="top" fo:wrap-option="wra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style>
    <style:style style:name="T1" style:family="text" style:parent-style-name="Default">
      <style:text-properties fo:color="#000000" style:text-line-through-style="none" style:font-name="Trebuchet MS" style:font-name-asian="Trebuchet MS" style:font-name-complex="Trebuchet MS"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rebuchet MS" style:font-name-asian="Trebuchet MS" style:font-name-complex="Trebuchet MS"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5.23875cm"/>
    </style:style>
    <style:style style:name="co2" style:family="table-column">
      <style:table-column-properties fo:break-before="auto" style:column-width="1.40229166666667cm"/>
    </style:style>
    <style:style style:name="co3" style:family="table-column">
      <style:table-column-properties fo:break-before="auto" style:column-width="1.61395833333333cm"/>
    </style:style>
    <style:style style:name="co4" style:family="table-column">
      <style:table-column-properties fo:break-before="auto" style:column-width="1.74625cm"/>
    </style:style>
    <style:style style:name="co5" style:family="table-column">
      <style:table-column-properties fo:break-before="auto" style:column-width="1.79916666666667cm"/>
    </style:style>
    <style:style style:name="co6" style:family="table-column">
      <style:table-column-properties fo:break-before="auto" style:column-width="2.51354166666667cm"/>
    </style:style>
    <style:style style:name="co7" style:family="table-column">
      <style:table-column-properties fo:break-before="auto" style:column-width="2.143125cm"/>
    </style:style>
    <style:style style:name="co8" style:family="table-column">
      <style:table-column-properties fo:break-before="auto" style:column-width="1.11125cm"/>
    </style:style>
    <style:style style:name="ro1" style:family="table-row">
      <style:table-row-properties style:row-height="15pt" style:use-optimal-row-height="false" fo:break-before="auto"/>
    </style:style>
    <style:style style:name="ro2" style:family="table-row">
      <style:table-row-properties style:row-height="75.7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name="ce81" style:family="table-cell" style:parent-style-name="Default" style:data-style-name="N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map style:condition="cell-content()!=0" style:apply-style-name="cf3"/>
    </style:style>
    <style:style style:name="ce82"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3"/>
    </style:style>
    <style:style style:name="ce83" style:family="table-cell" style:parent-style-name="Default" style:data-style-name="N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3"/>
    </style:style>
    <style:style style:name="ce84" style:family="table-cell" style:parent-style-name="Default" style:data-style-name="N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style:font-family-generic="swiss"/>
      <style:map style:condition="is-true-formula(msoxl:COUNTIF($A:$A,A1)&gt;1)" style:apply-style-name="cf2" style:base-cell-address="Domeinnamen.A1"/>
    </style:style>
    <style:style style:name="ce85" style:family="table-cell" style:parent-style-name="Default" style:data-style-name="N30">
      <style:table-cell-properties fo:border="thin solid #000000" style:vertical-align="top" fo:background-color="transparent" style:repeat-content="false"/>
      <style:paragraph-properties fo:text-align="center"/>
      <style:text-properties style:font-name="Trebuchet MS" style:font-name-asian="Trebuchet MS" style:font-name-complex="Trebuchet MS" fo:font-size="8pt" style:font-size-asian="8pt" style:font-size-complex="8pt" fo:font-weight="bold" style:font-weight-asian="bold" style:font-weight-complex="bold" style:font-family-generic="swiss"/>
      <style:map style:condition="is-true-formula(msoxl:COUNTIF($A:$A,A1)&gt;1)" style:apply-style-name="cf2" style:base-cell-address="Domeinnamen.A1"/>
    </style:style>
    <style:style style:name="ce86" style:family="table-cell" style:parent-style-name="Default" style:data-style-name="N3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is-true-formula(msoxl:COUNTIF($A:$A,A1)&gt;1)" style:apply-style-name="cf2" style:base-cell-address="Domeinnamen.A1"/>
    </style:style>
    <style:style style:name="ce87" style:family="table-cell" style:parent-style-name="Standaard_32_3_32_2" style:data-style-name="N30">
      <style:table-cell-properties fo:border="thin solid #000000" style:vertical-align="top" fo:background-color="transparent" style:cell-protect="protected"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is-true-formula(msoxl:COUNTIF($A:$A,A1)&gt;1)" style:apply-style-name="cf2" style:base-cell-address="Domeinnamen.A1"/>
    </style:style>
    <style:style style:name="ce88"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585"/>
    </style:style>
    <style:style style:name="ce89"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588"/>
    </style:style>
    <style:style style:name="ce90"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587"/>
    </style:style>
    <style:style style:name="ce91"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586"/>
    </style:style>
    <style:style style:name="ce92"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C3"/>
    </style:style>
    <style:style style:name="ce93" style:family="table-cell" style:parent-style-name="Standaard_32_3_32_2" style:data-style-name="N0">
      <style:table-cell-properties fo:border="thin solid #000000" style:vertical-align="automatic" fo:background-color="transparent" style:cell-protect="protected"/>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C3"/>
    </style:style>
    <style:style style:name="ce94"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705"/>
    </style:style>
    <style:style style:name="ce95"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C913"/>
    </style:style>
    <style:style style:name="ce96"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Trebuchet MS" style:font-name-asian="Trebuchet MS" style:font-name-complex="Trebuchet MS" fo:font-size="8pt" style:font-size-asian="8pt" style:font-size-complex="8pt" style:font-family-generic="swiss"/>
      <style:map style:condition="cell-content()=msoxl:#REF!" style:apply-style-name="cf1" style:base-cell-address="Domeinnamen.D594"/>
    </style:style>
  </office:automatic-styles>
  <office:body>
    <office:spreadsheet>
      <table:calculation-settings table:case-sensitive="false" table:search-criteria-must-apply-to-whole-cell="false"/>
      <table:table table:name="Domeinnamen" table:style-name="ta1">
        <table:table-column table:style-name="co1" table:default-cell-style-name="ce6"/>
        <table:table-column table:style-name="co2" table:number-columns-repeated="2" table:default-cell-style-name="ce3"/>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2" table:number-columns-repeated="2" table:default-cell-style-name="ce2"/>
        <table:table-column table:style-name="co4" table:default-cell-style-name="ce4"/>
        <table:table-column table:style-name="co4" table:default-cell-style-name="ce67"/>
        <table:table-column table:style-name="co4" table:number-columns-repeated="2" table:default-cell-style-name="ce2"/>
        <table:table-column table:style-name="co7" table:default-cell-style-name="ce2"/>
        <table:table-column table:style-name="co4" table:number-columns-repeated="2" table:default-cell-style-name="ce2"/>
        <table:table-column table:style-name="co4" table:default-cell-style-name="ce3"/>
        <table:table-column table:style-name="co4" table:default-cell-style-name="ce2"/>
        <table:table-column table:style-name="co8" table:number-columns-repeated="238" table:default-cell-style-name="ce3"/>
        <table:table-column table:style-name="co2" table:number-columns-repeated="16128" table:default-cell-style-name="ce3"/>
        <table:table-row table:style-name="ro1">
          <table:table-cell office:value-type="float" office:value="910" table:formula="msoxl:=SUBTOTAL(3,A3:A912)" table:style-name="ce84">
            <text:p>910</text:p>
          </table:table-cell>
          <table:table-cell office:value-type="float" office:value="627" table:formula="msoxl:=SUBTOTAL(3,B3:B912)" table:style-name="ce9">
            <text:p>627</text:p>
          </table:table-cell>
          <table:table-cell table:style-name="ce81"/>
          <table:table-cell table:style-name="ce81"/>
          <table:table-cell table:number-columns-repeated="5" table:style-name="ce2"/>
          <table:table-cell table:style-name="ce4"/>
          <table:table-cell table:style-name="ce67"/>
          <table:table-cell table:number-columns-repeated="5" table:style-name="ce2"/>
          <table:table-cell table:style-name="ce3"/>
          <table:table-cell table:number-columns-repeated="16367" table:style-name="ce2"/>
        </table:table-row>
        <table:table-row table:style-name="ro2">
          <table:table-cell office:value-type="string" table:style-name="ce85">
            <text:p>domeinnaam</text:p>
          </table:table-cell>
          <table:table-cell office:value-type="string" table:style-name="ce23">
            <text:p>TLD = nl eu com</text:p>
          </table:table-cell>
          <table:table-cell office:value-type="string" table:style-name="ce23">
            <text:p>TLD = overig</text:p>
          </table:table-cell>
          <table:table-cell office:value-type="string" table:style-name="ce8">
            <text:p>departement</text:p>
          </table:table-cell>
          <table:table-cell office:value-type="string" table:style-name="ce24">
            <text:p>Getest</text:p>
            <text:p><text:span text:style-name="T1">ja/nee</text:span></text:p>
          </table:table-cell>
          <table:table-cell office:value-type="string" table:style-name="ce25">
            <text:p>WR getest</text:p>
            <text:p><text:span text:style-name="T1">datum test of geplande test</text:span></text:p>
          </table:table-cell>
          <table:table-cell office:value-type="string" table:style-name="ce24">
            <text:p>Inspectie-bedrijf</text:p>
          </table:table-cell>
          <table:table-cell office:value-type="string" table:style-name="ce24">
            <text:p>WR v1<text:s text:c="2"/><text:span text:style-name="T1">../125</text:span></text:p>
          </table:table-cell>
          <table:table-cell office:value-type="string" table:style-name="ce24">
            <text:p>WR v2<text:s text:c="2"/><text:span text:style-name="T1">../51</text:span></text:p>
          </table:table-cell>
          <table:table-cell office:value-type="string" table:style-name="ce39">
            <text:p>Eventuele toelichting</text:p>
            <text:p>"leg uit"-informatie over waarom er niet aan alle eisen wordt voldaan. (minder uitgebreid dan de leg-uit-pagina's op de website)<text:s/></text:p>
            <text:p>óf de reden waarom er nog niet getest is.</text:p>
          </table:table-cell>
          <table:table-cell office:value-type="string" table:style-name="ce68">
            <text:p>Aantal Bezoeken<text:span text:style-name="T1"/></text:p>
            <text:p><text:span text:style-name="T1">(Gemiddeld</text:span><text:s/><text:span text:style-name="T1">per Maand)</text:span></text:p>
          </table:table-cell>
          <table:table-cell office:value-type="string" table:style-name="ce26">
            <text:p>ZBO</text:p>
            <text:p><text:span text:style-name="T1">Prio 1: 31-12-2012</text:span></text:p>
            <text:p><text:span text:style-name="T1">WR: 31-12-2014</text:span></text:p>
            <text:p><text:span text:style-name="T1">"X" indien ZBO</text:span></text:p>
          </table:table-cell>
          <table:table-cell office:value-type="string" table:style-name="ce27">
            <text:p>Datum</text:p>
            <text:p>Opheffen</text:p>
            <text:p><text:span text:style-name="T1">Datum</text:span></text:p>
          </table:table-cell>
          <table:table-cell office:value-type="string" table:style-name="ce28">
            <text:p>Elders</text:p>
            <text:p>onderbrengen<text:span text:style-name="T1"/></text:p>
            <text:p><text:span text:style-name="T1">website-naam</text:span></text:p>
          </table:table-cell>
          <table:table-cell office:value-type="string" table:style-name="ce29">
            <text:p>Aanpassen</text:p>
            <text:p><text:span text:style-name="T1">datum</text:span></text:p>
          </table:table-cell>
          <table:table-cell office:value-type="string" table:style-name="ce29">
            <text:p>Wanneer</text:p>
            <text:p>onderbrengen</text:p>
            <text:p><text:span text:style-name="T1">datum</text:span></text:p>
          </table:table-cell>
          <table:table-cell office:value-type="string" table:style-name="ce63">
            <text:p>Eventuele</text:p>
            <text:p>toelichting<text:span text:style-name="T1"/></text:p>
            <text:p><text:span text:style-name="T1">voor burger relevante informatie</text:span></text:p>
          </table:table-cell>
          <table:table-cell office:value-type="string" table:style-name="ce22">
            <text:p>Datum laatste status update</text:p>
            <text:p><text:span text:style-name="T1">door dpc in te vullen</text:span></text:p>
          </table:table-cell>
          <table:table-cell table:number-columns-repeated="16366" table:style-name="ce8"/>
        </table:table-row>
        <table:table-row table:style-name="ro1">
          <table:table-cell office:value-type="string" table:style-name="ce86">
            <text:p>144redeendier</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1-09T00:00:00" table:style-name="ce34">
            <text:p>09-01-2012</text:p>
          </table:table-cell>
          <table:table-cell office:value-type="string" table:style-name="ce5">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9-25T00:00:00" table:style-name="ce34">
            <text:p>25-09-2012</text:p>
          </table:table-cell>
          <table:table-cell table:number-columns-repeated="16366"/>
        </table:table-row>
        <table:table-row table:style-name="ro1">
          <table:table-cell office:value-type="string" table:style-name="ce86">
            <text:p>213.154.245.57</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1-11-16T00:00:00" table:style-name="ce41">
            <text:p>16-11-2011</text:p>
          </table:table-cell>
          <table:table-cell office:value-type="string" table:style-name="ce5">
            <text:p>Quality House</text:p>
          </table:table-cell>
          <table:table-cell office:value-type="float" office:value="110" table:style-name="ce36">
            <text:p>110</text:p>
          </table:table-cell>
          <table:table-cell table:style-name="ce36"/>
          <table:table-cell table:style-name="ce14"/>
          <table:table-cell table:style-name="ce67"/>
          <table:table-cell table:style-name="ce37"/>
          <table:table-cell table:style-name="ce41"/>
          <table:table-cell office:value-type="string" table:style-name="ce37">
            <text:p>Platform Rijksoverheid online</text:p>
          </table:table-cell>
          <table:table-cell table:style-name="ce32"/>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2todrive</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3-01T00:00:00" table:style-name="ce7">
            <text:p>01-03-2013</text:p>
          </table:table-cell>
          <table:table-cell office:value-type="string" table:style-name="ce2">
            <text:p>Quality House</text:p>
          </table:table-cell>
          <table:table-cell office:value-type="float" office:value="51" table:style-name="ce2">
            <text:p>51</text:p>
          </table:table-cell>
          <table:table-cell table:style-name="ce2"/>
          <table:table-cell table:style-name="ce4"/>
          <table:table-cell table:style-name="ce67"/>
          <table:table-cell table:style-name="ce5"/>
          <table:table-cell table:style-name="ce32"/>
          <table:table-cell office:value-type="string" table:style-name="ce5">
            <text:p>Stichting Team Alert</text:p>
          </table:table-cell>
          <table:table-cell table:style-name="ce32"/>
          <table:table-cell office:value-type="date" office:date-value="2012-07-03T00:00:00" table:style-name="ce32">
            <text:p>03-07-2012</text:p>
          </table:table-cell>
          <table:table-cell table:style-name="ce4"/>
          <table:table-cell office:value-type="date" office:date-value="2013-08-22T00:00:00" table:style-name="ce34">
            <text:p>22-08-2013</text:p>
          </table:table-cell>
          <table:table-cell table:number-columns-repeated="16366"/>
        </table:table-row>
        <table:table-row table:style-name="ro1">
          <table:table-cell office:value-type="string" table:style-name="ce86">
            <text:p>62.212.78.116</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table:style-name="ce34"/>
          <table:table-cell office:value-type="string" table:style-name="ce33">
            <text:p>Accessibility</text:p>
          </table:table-cell>
          <table:table-cell table:number-columns-repeated="2" table:style-name="ce2"/>
          <table:table-cell office:value-type="string" table:style-name="ce17">
            <text:p>Aanpassing in de loop van 2013. De techniek van de Rijksgebouwencatalogus moet worden vernieuwd op basis van een nieuw gegevensmodel voor de gebouwen. Pas dan kan de catalogus worden aangepast, anders is het een ondoelmatige investering.</text:p>
          </table:table-cell>
          <table:table-cell table:style-name="ce67"/>
          <table:table-cell table:style-name="ce40"/>
          <table:table-cell table:style-name="ce34"/>
          <table:table-cell table:style-name="ce36"/>
          <table:table-cell office:value-type="date" office:date-value="2013-12-31T00:00:00" table:style-name="ce32">
            <text:p>31-12-2013</text:p>
          </table:table-cell>
          <table:table-cell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aanvalopoverval</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aanvalopschooluitval</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12-13T00:00:00" table:style-name="ce34">
            <text:p>13-12-2012</text:p>
          </table:table-cell>
          <table:table-cell office:value-type="string" table:style-name="ce2">
            <text:p>Quality House</text:p>
          </table:table-cell>
          <table:table-cell office:value-type="float" office:value="125" table:style-name="ce2">
            <text:p>125</text:p>
          </table:table-cell>
          <table:table-cell table:style-name="ce2"/>
          <table:table-cell office:value-type="string" table:style-name="ce4">
            <text:p>bouwer herstelt en daarna hertoets</text:p>
          </table:table-cell>
          <table:table-cell table:style-name="ce67"/>
          <table:table-cell table:style-name="ce5"/>
          <table:table-cell table:style-name="ce55"/>
          <table:table-cell table:style-name="ce5"/>
          <table:table-cell office:value-type="string" table:style-name="ce77">
            <text:p>2013</text:p>
          </table:table-cell>
          <table:table-cell table:style-name="ce32"/>
          <table:table-cell table:style-name="ce13"/>
          <table:table-cell office:value-type="date" office:date-value="2013-01-08T00:00:00" table:style-name="ce32">
            <text:p>08-01-2013</text:p>
          </table:table-cell>
          <table:table-cell table:number-columns-repeated="16366"/>
        </table:table-row>
        <table:table-row table:style-name="ro1">
          <table:table-cell office:value-type="string" table:style-name="ce86">
            <text:p>acropolis-eu</text:p>
          </table:table-cell>
          <table:table-cell office:value-type="string" table:style-name="ce3">
            <text:p>.com</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adviescollegeverloftoetsingtb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Onderdeel van het centrale VenJ CMS. Site voldoet maar is niet offici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adviescommissiewater</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07T00:00:00" table:style-name="ce34">
            <text:p>07-12-2012</text:p>
          </table:table-cell>
          <table:table-cell office:value-type="string" table:style-name="ce2">
            <text:p>Quality House</text:p>
          </table:table-cell>
          <table:table-cell office:value-type="float" office:value="82" table:style-name="ce2">
            <text:p>82</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adviesorgaan-rmo</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table:style-name="ce32"/>
          <table:table-cell table:style-name="ce33"/>
          <table:table-cell table:number-columns-repeated="2"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aeriu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3T00:00:00" table:style-name="ce34">
            <text:p>23-01-2013</text:p>
          </table:table-cell>
          <table:table-cell office:value-type="string" table:style-name="ce2">
            <text:p>Quickscan</text:p>
          </table:table-cell>
          <table:table-cell office:value-type="float" office:value="37" table:style-name="ce2">
            <text:p>37</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afghanista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fghanist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fm</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agentschap</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10T00:00:00" table:style-name="ce34">
            <text:p>10-02-2012</text:p>
          </table:table-cell>
          <table:table-cell office:value-type="string" table:style-name="ce2">
            <text:p>Quickscan</text:p>
          </table:table-cell>
          <table:table-cell office:value-type="float" office:value="38" table:style-name="ce2">
            <text:p>38</text:p>
          </table:table-cell>
          <table:table-cell table:style-name="ce2"/>
          <table:table-cell table:style-name="ce4"/>
          <table:table-cell table:style-name="ce67"/>
          <table:table-cell table:style-name="ce2"/>
          <table:table-cell table:style-name="ce32"/>
          <table:table-cell table:style-name="ce2"/>
          <table:table-cell office:value-type="date" office:date-value="2013-04-01T00:00:00" table:style-name="ce32">
            <text:p>01-04-2013</text:p>
          </table:table-cell>
          <table:table-cell table:style-name="ce3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agentschapnl</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9" table:style-name="ce2">
            <text:p>39</text:p>
          </table:table-cell>
          <table:table-cell table:style-name="ce2"/>
          <table:table-cell table:style-name="ce4"/>
          <table:table-cell table:style-name="ce67"/>
          <table:table-cell table:style-name="ce5"/>
          <table:table-cell table:style-name="ce34"/>
          <table:table-cell table:style-name="ce37"/>
          <table:table-cell table:number-columns-repeated="2"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agentschapnl.kaartenbalie</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9-01T00:00:00" table:style-name="ce34">
            <text:p>01-09-2012</text:p>
          </table:table-cell>
          <table:table-cell office:value-type="string" table:style-name="ce2">
            <text:p>Quickscan</text:p>
          </table:table-cell>
          <table:table-cell office:value-type="float" office:value="34" table:style-name="ce2">
            <text:p>34</text:p>
          </table:table-cell>
          <table:table-cell table:style-name="ce2"/>
          <table:table-cell table:style-name="ce4"/>
          <table:table-cell table:style-name="ce67"/>
          <table:table-cell table:number-columns-repeated="3" table:style-name="ce2"/>
          <table:table-cell office:value-type="date" office:date-value="2013-04-01T00:00:00" table:style-name="ce32">
            <text:p>01-04-2013</text:p>
          </table:table-cell>
          <table:table-cell table:style-name="ce3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agentschapszw</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2-02-27T00:00:00" table:style-name="ce34">
            <text:p>27-02-2012</text:p>
          </table:table-cell>
          <table:table-cell office:value-type="string" table:style-name="ce33">
            <text:p>Accessibility</text:p>
          </table:table-cell>
          <table:table-cell office:value-type="float" office:value="104" table:style-name="ce2">
            <text:p>104</text:p>
          </table:table-cell>
          <table:table-cell table:style-name="ce2"/>
          <table:table-cell table:style-name="ce4"/>
          <table:table-cell table:style-name="ce67"/>
          <table:table-cell table:style-name="ce2"/>
          <table:table-cell table:style-name="ce34"/>
          <table:table-cell table:style-name="ce2"/>
          <table:table-cell office:value-type="date" office:date-value="2012-12-31T00:00:00" table:style-name="ce34">
            <text:p>31-12-2012</text:p>
          </table:table-cell>
          <table:table-cell table:style-name="ce34"/>
          <table:table-cell office:value-type="string" table:style-name="ce7">
            <text:p><text:s/></text:p>
          </table:table-cell>
          <table:table-cell office:value-type="date" office:date-value="2012-10-24T00:00:00" table:style-name="ce34">
            <text:p>24-10-2012</text:p>
          </table:table-cell>
          <table:table-cell table:number-columns-repeated="16366"/>
        </table:table-row>
        <table:table-row table:style-name="ro1">
          <table:table-cell office:value-type="string" table:style-name="ce86">
            <text:p>agentschaptelecom</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98" table:style-name="ce2">
            <text:p>98</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office:value-type="string" table:style-name="ce4">
            <text:p>In ontwikkeling bij DICTU</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text:a xlink:href="http://www.agrologistiek.nl/">agrologistiek</tex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75" table:style-name="ce2">
            <text:p>75</text:p>
          </table:table-cell>
          <table:table-cell table:style-name="ce2"/>
          <table:table-cell table:style-name="ce4"/>
          <table:table-cell table:style-name="ce67"/>
          <table:table-cell table:style-name="ce2"/>
          <table:table-cell table:style-name="ce34"/>
          <table:table-cell table:style-name="ce5"/>
          <table:table-cell office:value-type="string" table:style-name="ce34">
            <text:p>Ja</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ahn</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office:value-type="string" table:style-name="ce4">
            <text:p>Krijgt de opdracht om de site te laten testen</text:p>
          </table:table-cell>
          <table:table-cell table:style-name="ce67"/>
          <table:table-cell table:style-name="ce2"/>
          <table:table-cell table:style-name="ce32"/>
          <table:table-cell table:style-name="ce5"/>
          <table:table-cell table:number-columns-repeated="2" table:style-name="ce32"/>
          <table:table-cell office:value-type="string" table:style-name="ce4">
            <text:p>AHN is een samenwerkingsverband van RWS en de Unie van Waterschappen.<text:s/></text:p>
          </table:table-cell>
          <table:table-cell office:value-type="date" office:date-value="2012-12-28T00:00:00" table:style-name="ce32">
            <text:p>28-12-2012</text:p>
          </table:table-cell>
          <table:table-cell table:number-columns-repeated="16366"/>
        </table:table-row>
        <table:table-row table:style-name="ro1">
          <table:table-cell office:value-type="string" table:style-name="ce86">
            <text:p>aim.vrom</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omgevingsloket.nl</text:p>
          </table:table-cell>
          <table:table-cell table:number-columns-repeated="2"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aivdkennisban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1-16T00:00:00" table:style-name="ce34">
            <text:p>16-01-2012</text:p>
          </table:table-cell>
          <table:table-cell office:value-type="string" table:style-name="ce33">
            <text:p>Accessibility</text:p>
          </table:table-cell>
          <table:table-cell office:value-type="float" office:value="125" table:style-name="ce2">
            <text:p>125</text:p>
          </table:table-cell>
          <table:table-cell table:style-name="ce2"/>
          <table:table-cell table:style-name="ce43"/>
          <table:table-cell table:style-name="ce67"/>
          <table:table-cell table:style-name="ce44"/>
          <table:table-cell table:style-name="ce45"/>
          <table:table-cell office:value-type="string" table:style-name="ce37">
            <text:p>Platform Rijksoverheid online</text:p>
          </table:table-cell>
          <table:table-cell table:style-name="ce40"/>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alba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lban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lgemenebestuursdienst</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3-02-14T00:00:00" table:style-name="ce74">
            <text:p>14-02-2013</text:p>
          </table:table-cell>
          <table:table-cell office:value-type="string" table:style-name="ce33">
            <text:p>Accessibility</text:p>
          </table:table-cell>
          <table:table-cell office:value-type="float" office:value="125" table:style-name="ce2">
            <text:p>125</text:p>
          </table:table-cell>
          <table:table-cell table:style-name="ce2"/>
          <table:table-cell table:style-name="ce75"/>
          <table:table-cell table:style-name="ce67"/>
          <table:table-cell table:number-columns-repeated="2" table:style-name="ce5"/>
          <table:table-cell office:value-type="string" table:style-name="ce5">
            <text:p>Platform Rijksoverheid online</text:p>
          </table:table-cell>
          <table:table-cell table:style-name="ce5"/>
          <table:table-cell office:value-type="date" office:date-value="2014-12-31T00:00:00" table:style-name="ce32">
            <text:p>31-12-2014</text:p>
          </table:table-cell>
          <table:table-cell office:value-type="string" table:style-name="ce75">
            <text:p>Aangemeld voor opname op Platform Rijksoverheid online in de loop van 2014</text:p>
          </table:table-cell>
          <table:table-cell office:value-type="date" office:date-value="2013-04-16T00:00:00" table:style-name="ce34">
            <text:p>16-04-2013</text:p>
          </table:table-cell>
          <table:table-cell table:number-columns-repeated="16366"/>
        </table:table-row>
        <table:table-row table:style-name="ro1">
          <table:table-cell office:value-type="string" table:style-name="ce86">
            <text:p>alger.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lgerij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lleenjijbepaalt</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alleenjijbepaaltwiejebent</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almanak.zboregister.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12-18T00:00:00" table:style-name="ce32">
            <text:p>18-12-2012</text:p>
          </table:table-cell>
          <table:table-cell office:value-type="string" table:style-name="ce5">
            <text:p>Accessibility</text:p>
          </table:table-cell>
          <table:table-cell office:value-type="float" office:value="125" table:style-name="ce5">
            <text:p>125</text:p>
          </table:table-cell>
          <table:table-cell table:style-name="ce5"/>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almata</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table:style-name="ce4"/>
          <table:table-cell table:style-name="ce67"/>
          <table:table-cell table:style-name="ce2"/>
          <table:table-cell table:style-name="ce32"/>
          <table:table-cell table:style-name="ce5"/>
          <table:table-cell office:value-type="float" office:value="2013" table:style-name="ce5">
            <text:p>2013</text:p>
          </table:table-cell>
          <table:table-cell table:style-name="ce32"/>
          <table:table-cell office:value-type="string" table:style-name="ce11">
            <text:p>vanwege fusie komt er in 2013 een geheel nieuwe site</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alsniemandietsweet</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3-06-21T00:00:00" table:style-name="ce34">
            <text:p>21-06-2013</text:p>
          </table:table-cell>
          <table:table-cell office:value-type="string" table:style-name="ce2">
            <text:p>Quality House</text:p>
          </table:table-cell>
          <table:table-cell table:style-name="ce2"/>
          <table:table-cell office:value-type="float" office:value="51" table:style-name="ce2">
            <text:p>51</text:p>
          </table:table-cell>
          <table:table-cell table:style-name="ce4"/>
          <table:table-cell table:style-name="ce80"/>
          <table:table-cell table:number-columns-repeated="5" table:style-name="ce2"/>
          <table:table-cell table:style-name="ce3"/>
          <table:table-cell office:value-type="date" office:date-value="2013-06-24T00:00:00" table:style-name="ce34">
            <text:p>24-06-2013</text:p>
          </table:table-cell>
          <table:table-cell table:number-columns-repeated="16366"/>
        </table:table-row>
        <table:table-row table:style-name="ro1">
          <table:table-cell office:value-type="string" table:style-name="ce86">
            <text:p>amberalertnederlan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27" table:style-name="ce2">
            <text:p>27</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amb-pays-bas</text:p>
          </table:table-cell>
          <table:table-cell table:style-name="ce3"/>
          <table:table-cell office:value-type="string" table:style-name="ce92">
            <text:p>.fr</text:p>
          </table:table-cell>
          <table:table-cell office:value-type="string" table:style-name="ce82">
            <text:p>BUZA</text:p>
          </table:table-cell>
          <table:table-cell office:value-type="string" table:style-name="ce2">
            <text:p>n.v.t.</text:p>
          </table:table-cell>
          <table:table-cell office:value-type="date" office:date-value="2012-12-18T00:00:00" table:style-name="ce65">
            <text:p>18-dec-12</text:p>
          </table:table-cell>
          <table:table-cell office:value-type="string" table:style-name="ce2">
            <text:p>Quickscan</text:p>
          </table:table-cell>
          <table:table-cell office:value-type="float" office:value="38" table:style-name="ce2">
            <text:p>38</text:p>
          </table:table-cell>
          <table:table-cell table:style-name="ce5"/>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style-name="ce5"/>
          <table:table-cell table:number-columns-repeated="2" table:style-name="ce2"/>
          <table:table-cell office:value-type="string" table:style-name="ce2">
            <text:p>31/09/2013</text:p>
          </table:table-cell>
          <table:table-cell office:value-type="date" office:date-value="2013-03-15T00:00:00" table:style-name="ce32">
            <text:p>15-03-2013</text:p>
          </table:table-cell>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ngol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ngol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ngola-pt.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ntennebureau</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95" table:style-name="ce2">
            <text:p>95</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4"/>
          <table:table-cell office:value-type="string" table:style-name="ce4">
            <text:p>In ontwikkeling bij DICTU</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text:a xlink:href="http://www.antenneregister.nl/">antenneregister</tex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6" table:style-name="ce2">
            <text:p>36</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4"/>
          <table:table-cell office:value-type="string" table:style-name="ce16">
            <text:p>In ontwikkeling bij DICTU</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antwerpen.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ntwoordvoorbedrijven</text:p>
          </table:table-cell>
          <table:table-cell office:value-type="string" table:style-name="ce3">
            <text:p>.nl</text:p>
          </table:table-cell>
          <table:table-cell table:style-name="ce92"/>
          <table:table-cell office:value-type="string" table:style-name="ce82">
            <text:p>EZ</text:p>
          </table:table-cell>
          <table:table-cell table:style-name="ce2"/>
          <table:table-cell office:value-type="date" office:date-value="2013-01-16T00:00:00" table:style-name="ce53">
            <text:p>16-jan-13</text:p>
          </table:table-cell>
          <table:table-cell office:value-type="string" table:style-name="ce2">
            <text:p>Quality House</text:p>
          </table:table-cell>
          <table:table-cell table:style-name="ce2"/>
          <table:table-cell office:value-type="float" office:value="51" table:style-name="ce2">
            <text:p>51</text:p>
          </table:table-cell>
          <table:table-cell table:style-name="ce4"/>
          <table:table-cell office:value-type="float" office:value="140000" table:style-name="ce67">
            <text:p>140.000<text:s/></text:p>
          </table:table-cell>
          <table:table-cell table:style-name="ce5"/>
          <table:table-cell table:style-name="ce32"/>
          <table:table-cell table:style-name="ce5"/>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arbeiden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office:value-type="date" office:date-value="2010-11-01T00:00:00" table:style-name="ce32">
            <text:p>01-11-2010</text:p>
          </table:table-cell>
          <table:table-cell office:value-type="string" table:style-name="ce5">
            <text:p>Extern bureau (informatie volgt)</text:p>
          </table:table-cell>
          <table:table-cell table:style-name="ce5"/>
          <table:table-cell office:value-type="string" table:style-name="ce5">
            <text:p>Website is gebouwd volgens webrichtlijnen, m.u.v. tabellen en grafieken.</text:p>
          </table:table-cell>
          <table:table-cell table:style-name="ce4"/>
          <table:table-cell table:style-name="ce67"/>
          <table:table-cell table:style-name="ce5"/>
          <table:table-cell table:style-name="ce32"/>
          <table:table-cell office:value-type="string" table:style-name="ce5">
            <text:p>Kennisbank APS, nieuwe gebundelde website (ipv 3 losse sites) op Platform Rijksoverheid online</text:p>
          </table:table-cell>
          <table:table-cell table:style-name="ce32"/>
          <table:table-cell office:value-type="date" office:date-value="2014-12-31T00:00:00" table:style-name="ce32">
            <text:p>31-12-2014</text:p>
          </table:table-cell>
          <table:table-cell office:value-type="string" table:style-name="ce21">
            <text:p>Drie sites (diversiteitsindex, flitspanel, arbeidenoverheid) worden per 2013 ondergebracht in een kennisbank die aan de webrichtlijnen zal voldoen op Platform Rijksoverheid online. Voor een tussentijdse aanpassing ivm webrichtlijnen is niet gekozen vanwege de hoge kosten die daarmee gemoeid zijn (€100.000). De contracten voor deze sites lopen dit jaar af.</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arboportaal</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1-02-01T00:00:00" table:style-name="ce34">
            <text:p>01-02-2011</text:p>
          </table:table-cell>
          <table:table-cell office:value-type="string" table:style-name="ce5">
            <text:p>Quality House</text:p>
          </table:table-cell>
          <table:table-cell office:value-type="float" office:value="61" table:style-name="ce2">
            <text:p>61</text:p>
          </table:table-cell>
          <table:table-cell table:style-name="ce2"/>
          <table:table-cell table:style-name="ce4"/>
          <table:table-cell table:style-name="ce67"/>
          <table:table-cell table:style-name="ce2"/>
          <table:table-cell table:style-name="ce34"/>
          <table:table-cell office:value-type="string" table:style-name="ce37">
            <text:p>rijksoverheid.nl</text:p>
          </table:table-cell>
          <table:table-cell table:number-columns-repeated="2"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architectenregister</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architectuurfonds</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argentin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rgentin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sbestvolgsysteem</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1-09T00:00:00" table:style-name="ce34">
            <text:p>09-01-2013</text:p>
          </table:table-cell>
          <table:table-cell office:value-type="string" table:style-name="ce2">
            <text:p>Quality House</text:p>
          </table:table-cell>
          <table:table-cell office:value-type="float" office:value="83" table:style-name="ce2">
            <text:p>83</text:p>
          </table:table-cell>
          <table:table-cell table:style-name="ce2"/>
          <table:table-cell table:style-name="ce4"/>
          <table:table-cell table:style-name="ce67"/>
          <table:table-cell table:style-name="ce5"/>
          <table:table-cell table:style-name="ce32"/>
          <table:table-cell office:value-type="string" table:style-name="ce5">
            <text:p>Overdracht naar ASCERT (Stichting Certificatie Asbest)</text:p>
          </table:table-cell>
          <table:table-cell table:style-name="ce32"/>
          <table:table-cell office:value-type="date" office:date-value="2013-12-01T00:00:00" table:style-name="ce32">
            <text:p>01-12-2013</text:p>
          </table:table-cell>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atlasleefomgeving</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austral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ustral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wt</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Ja</text:p>
          </table:table-cell>
          <table:table-cell office:value-type="date" office:date-value="2012-12-07T00:00:00" table:style-name="ce32">
            <text:p>07-12-2012</text:p>
          </table:table-cell>
          <table:table-cell office:value-type="string" table:style-name="ce5">
            <text:p>Accessibility</text:p>
          </table:table-cell>
          <table:table-cell office:value-type="float" office:value="13" table:style-name="ce5">
            <text:p>13</text:p>
          </table:table-cell>
          <table:table-cell table:style-name="ce5"/>
          <table:table-cell table:style-name="ce4"/>
          <table:table-cell table:style-name="ce67"/>
          <table:table-cell table:style-name="ce5"/>
          <table:table-cell table:style-name="ce32"/>
          <table:table-cell table:style-name="ce5"/>
          <table:table-cell office:value-type="string" table:style-name="ce32">
            <text:p>aanpassen</text:p>
          </table:table-cell>
          <table:table-cell office:value-type="date" office:date-value="2012-08-01T00:00:00" table:style-name="ce32">
            <text:p>01-08-2012</text:p>
          </table:table-cell>
          <table:table-cell table:style-name="ce13"/>
          <table:table-cell office:value-type="date" office:date-value="2013-01-08T00:00:00" table:style-name="ce32">
            <text:p>08-01-2013</text:p>
          </table:table-cell>
          <table:table-cell table:number-columns-repeated="16366"/>
        </table:table-row>
        <table:table-row table:style-name="ro1">
          <table:table-cell office:value-type="string" table:style-name="ce86">
            <text:p>azerbaij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azerbeija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ag.vrom</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vt</text:p>
          </table:table-cell>
          <table:table-cell table:style-name="ce34"/>
          <table:table-cell table:style-name="ce5"/>
          <table:table-cell table:number-columns-repeated="2" table:style-name="ce2"/>
          <table:table-cell table:style-name="ce4"/>
          <table:table-cell table:style-name="ce67"/>
          <table:table-cell table:style-name="ce5"/>
          <table:table-cell table:style-name="ce32"/>
          <table:table-cell office:value-type="string" table:style-name="ce5">
            <text:p>rijksoverheid.nl</text:p>
          </table:table-cell>
          <table:table-cell table:style-name="ce32"/>
          <table:table-cell office:value-type="string" table:style-name="ce32">
            <text:p>2013/2014</text:p>
          </table:table-cell>
          <table:table-cell table:style-name="ce4"/>
          <table:table-cell office:value-type="date" office:date-value="2013-03-26T00:00:00" table:style-name="ce34">
            <text:p>26-03-2013</text:p>
          </table:table-cell>
          <table:table-cell table:number-columns-repeated="16366"/>
        </table:table-row>
        <table:table-row table:style-name="ro1">
          <table:table-cell office:value-type="string" table:style-name="ce86">
            <text:p>bangladesh.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eeldbank</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table:style-name="ce5"/>
          <table:table-cell office:value-type="string" table:style-name="ce32">
            <text:p>eind 2013</text:p>
          </table:table-cell>
          <table:table-cell office:value-type="string" table:style-name="ce5">
            <text:p>rijksbredebeeldbank.nl</text:p>
          </table:table-cell>
          <table:table-cell table:style-name="ce32"/>
          <table:table-cell office:value-type="string" table:style-name="ce32">
            <text:p>eind 2013</text:p>
          </table:table-cell>
          <table:table-cell table:style-name="ce13"/>
          <table:table-cell office:value-type="date" office:date-value="2013-01-08T00:00:00" table:style-name="ce32">
            <text:p>08-01-2013</text:p>
          </table:table-cell>
          <table:table-cell table:number-columns-repeated="16366"/>
        </table:table-row>
        <table:table-row table:style-name="ro1">
          <table:table-cell office:value-type="string" table:style-name="ce86">
            <text:p>beeldbankocw</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4"/>
          <table:table-cell table:number-columns-repeated="3" table:style-name="ce2"/>
          <table:table-cell table:style-name="ce4"/>
          <table:table-cell table:style-name="ce67"/>
          <table:table-cell table:style-name="ce5"/>
          <table:table-cell office:value-type="string" table:style-name="ce32">
            <text:p>eind 2013</text:p>
          </table:table-cell>
          <table:table-cell office:value-type="string" table:style-name="ce5">
            <text:p>rijksbredebeeldbank.nl</text:p>
          </table:table-cell>
          <table:table-cell table:style-name="ce32"/>
          <table:table-cell office:value-type="string" table:style-name="ce32">
            <text:p>eind 2013</text:p>
          </table:table-cell>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belastingdienst</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Ja</text:p>
          </table:table-cell>
          <table:table-cell office:value-type="date" office:date-value="2012-01-31T00:00:00" table:style-name="ce34">
            <text:p>31-01-2012</text:p>
          </table:table-cell>
          <table:table-cell office:value-type="string" table:style-name="ce33">
            <text:p>Accessibility</text:p>
          </table:table-cell>
          <table:table-cell table:style-name="ce2"/>
          <table:table-cell office:value-type="float" office:value="33" table:style-name="ce2">
            <text:p>33</text:p>
          </table:table-cell>
          <table:table-cell office:value-type="string" table:style-name="ce4">
            <text:p>Gebouwd conform WRv2. Voorlopig getest.</text:p>
          </table:table-cell>
          <table:table-cell office:value-type="float" office:value="2500000" table:style-name="ce67">
            <text:p>2.500.000<text:s/></text:p>
          </table:table-cell>
          <table:table-cell table:style-name="ce5"/>
          <table:table-cell table:style-name="ce34"/>
          <table:table-cell table:style-name="ce2"/>
          <table:table-cell office:value-type="string" table:style-name="ce32">
            <text:p>x</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belastingdienst-cn</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office:value-type="string" table:style-name="ce2">
            <text:p>Quickscan</text:p>
          </table:table-cell>
          <table:table-cell office:value-type="float" office:value="36" table:style-name="ce2">
            <text:p>36</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belg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elonennaarprestatie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v.t.</text:p>
          </table:table-cell>
          <table:table-cell table:number-columns-repeated="4" table:style-name="ce2"/>
          <table:table-cell table:style-name="ce4"/>
          <table:table-cell table:style-name="ce67"/>
          <table:table-cell table:style-name="ce2"/>
          <table:table-cell table:style-name="ce34"/>
          <table:table-cell office:value-type="string" table:style-name="ce2">
            <text:p>Rijksoverheid.nl</text:p>
          </table:table-cell>
          <table:table-cell office:value-type="float" office:value="2013" table:style-name="ce5">
            <text:p>2013</text:p>
          </table:table-cell>
          <table:table-cell table:style-name="ce2"/>
          <table:table-cell office:value-type="string" table:style-name="ce3">
            <text:p>contentmigratie</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benchmark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12-31T00:00:00" table:style-name="ce34">
            <text:p>31-12-2012</text:p>
          </table:table-cell>
          <table:table-cell office:value-type="string" table:style-name="ce5">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beni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ics</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office:value-type="string" table:style-name="ce4">
            <text:p>Krijgt de opdracht om te laten testen. Org domein moet verdwijnen, wanneer is onbekend. conform naamgevingseisen IVM complexiteit zat er eerst een Business Case moeten komen. Mogelijk migratie.</text:p>
          </table:table-cell>
          <table:table-cell table:style-name="ce67"/>
          <table:table-cell table:style-name="ce2"/>
          <table:table-cell table:style-name="ce32"/>
          <table:table-cell table:style-name="ce5"/>
          <table:table-cell table:style-name="ce32"/>
          <table:table-cell office:value-type="string" table:style-name="ce32">
            <text:p>onbekend</text:p>
          </table:table-cell>
          <table:table-cell table:style-name="ce4"/>
          <table:table-cell office:value-type="date" office:date-value="2012-12-28T00:00:00" table:style-name="ce32">
            <text:p>28-12-2012</text:p>
          </table:table-cell>
          <table:table-cell table:number-columns-repeated="16366"/>
        </table:table-row>
        <table:table-row table:style-name="ro1">
          <table:table-cell office:value-type="string" table:style-name="ce86">
            <text:p>bigregister</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2-05T00:00:00" table:style-name="ce34">
            <text:p>05-02-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biobasedeconomy</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3T00:00:00" table:style-name="ce34">
            <text:p>23-01-2013</text:p>
          </table:table-cell>
          <table:table-cell office:value-type="string" table:style-name="ce2">
            <text:p>Quickscan</text:p>
          </table:table-cell>
          <table:table-cell office:value-type="float" office:value="32" table:style-name="ce2">
            <text:p>32</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text:a xlink:href="http://www.biodiversiteit.nl/">biodiversiteit</tex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6" table:style-name="ce2">
            <text:p>36</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biz-nl</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9-01T00:00:00" table:style-name="ce34">
            <text:p>01-09-2012</text:p>
          </table:table-cell>
          <table:table-cell office:value-type="string" table:style-name="ce2">
            <text:p>Quickscan</text:p>
          </table:table-cell>
          <table:table-cell office:value-type="float" office:value="33" table:style-name="ce2">
            <text:p>33</text:p>
          </table:table-cell>
          <table:table-cell table:style-name="ce2"/>
          <table:table-cell table:style-name="ce4"/>
          <table:table-cell table:style-name="ce67"/>
          <table:table-cell table:style-name="ce2"/>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bnrm</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bolivi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olivi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osniaherzegovin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osnieherzegovin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prbzk</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Nee</text:p>
          </table:table-cell>
          <table:table-cell office:value-type="date" office:date-value="2012-09-17T00:00:00" table:style-name="ce32">
            <text:p>17-09-2012</text:p>
          </table:table-cell>
          <table:table-cell office:value-type="string" table:style-name="ce35">
            <text:p>Sogeti</text:p>
          </table:table-cell>
          <table:table-cell office:value-type="float" office:value="116" table:style-name="ce5">
            <text:p>116</text:p>
          </table:table-cell>
          <table:table-cell table:style-name="ce33"/>
          <table:table-cell table:style-name="ce13"/>
          <table:table-cell table:style-name="ce69"/>
          <table:table-cell table:style-name="ce33"/>
          <table:table-cell table:style-name="ce32"/>
          <table:table-cell table:style-name="ce5"/>
          <table:table-cell office:value-type="date" office:date-value="2013-12-31T00:00:00" table:style-name="ce32">
            <text:p>31-12-2013</text:p>
          </table:table-cell>
          <table:table-cell table:style-name="ce3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brasil.nlembaix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razil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ron</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5">
            <text:p>duo.nl</text:p>
          </table:table-cell>
          <table:table-cell table:style-name="ce32"/>
          <table:table-cell office:value-type="date" office:date-value="2012-05-10T00:00:00" table:style-name="ce32">
            <text:p>10-05-2012</text:p>
          </table:table-cell>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bulgar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ulgarij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bureauft</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bureaugateway</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Ja</text:p>
          </table:table-cell>
          <table:table-cell office:value-type="date" office:date-value="2012-05-30T00:00:00" table:style-name="ce32">
            <text:p>30-05-2012</text:p>
          </table:table-cell>
          <table:table-cell office:value-type="string" table:style-name="ce5">
            <text:p>Accessibility</text:p>
          </table:table-cell>
          <table:table-cell office:value-type="float" office:value="125" table:style-name="ce5">
            <text:p>125</text:p>
          </table:table-cell>
          <table:table-cell table:style-name="ce5"/>
          <table:table-cell table:style-name="ce4"/>
          <table:table-cell table:style-name="ce67"/>
          <table:table-cell table:style-name="ce5"/>
          <table:table-cell table:style-name="ce32"/>
          <table:table-cell office:value-type="string" table:style-name="ce37">
            <text:p>Platform Rijksoverheid online</text:p>
          </table:table-cell>
          <table:table-cell table:style-name="ce40"/>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bureaujeugdzorg</text:p>
          </table:table-cell>
          <table:table-cell table:style-name="ce3"/>
          <table:table-cell office:value-type="string" table:style-name="ce92">
            <text:p>.info</text:p>
          </table:table-cell>
          <table:table-cell office:value-type="string" table:style-name="ce82">
            <text:p>VenJ</text:p>
          </table:table-cell>
          <table:table-cell table:style-name="ce2"/>
          <table:table-cell table:style-name="ce34"/>
          <table:table-cell table:number-columns-repeated="3" table:style-name="ce2"/>
          <table:table-cell office:value-type="string" table:style-name="ce2">
            <text:p>!</text:p>
          </table:table-cell>
          <table:table-cell table:style-name="ce70"/>
          <table:table-cell table:style-name="ce5"/>
          <table:table-cell table:style-name="ce32"/>
          <table:table-cell table:style-name="ce5"/>
          <table:table-cell table:number-columns-repeated="2" table:style-name="ce32"/>
          <table:table-cell table:style-name="ce4"/>
          <table:table-cell office:value-type="date" office:date-value="2012-05-01T00:00:00" table:style-name="ce34">
            <text:p>01-05-2012</text:p>
          </table:table-cell>
          <table:table-cell table:number-columns-repeated="16366"/>
        </table:table-row>
        <table:table-row table:style-name="ro1">
          <table:table-cell office:value-type="string" table:style-name="ce86">
            <text:p>burgerne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29" table:style-name="ce2">
            <text:p>29</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burkinafas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ameroo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anad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anada.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annabisbureau</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0T00:00:00" table:style-name="ce7">
            <text:p>20-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cao.szw</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string" table:style-name="ce34">
            <text:p>test in 2012</text:p>
          </table:table-cell>
          <table:table-cell office:value-type="string" table:style-name="ce2">
            <text:p>Quickscan</text:p>
          </table:table-cell>
          <table:table-cell office:value-type="float" office:value="39" table:style-name="ce2">
            <text:p>39</text:p>
          </table:table-cell>
          <table:table-cell table:style-name="ce2"/>
          <table:table-cell table:style-name="ce4"/>
          <table:table-cell table:style-name="ce67"/>
          <table:table-cell table:style-name="ce2"/>
          <table:table-cell table:style-name="ce34"/>
          <table:table-cell table:number-columns-repeated="2" table:style-name="ce2"/>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cas.minbz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1-11-01T00:00:00" table:style-name="ce32">
            <text:p>01-11-2011</text:p>
          </table:table-cell>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casusadoptie</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number-columns-repeated="2" table:style-name="ce34"/>
          <table:table-cell table:number-columns-repeated="2" table:style-name="ce2"/>
          <table:table-cell table:style-name="ce4"/>
          <table:table-cell table:style-name="ce67"/>
          <table:table-cell table:style-name="ce5"/>
          <table:table-cell table:style-name="ce32"/>
          <table:table-cell office:value-type="string" table:style-name="ce59">
            <text:p>de-werkmaatschappij.nl</text:p>
          </table:table-cell>
          <table:table-cell table:style-name="ce2"/>
          <table:table-cell office:value-type="date" office:date-value="2012-12-31T00:00:00" table:style-name="ce32">
            <text:p>31-12-2012</text:p>
          </table:table-cell>
          <table:table-cell table:style-name="ce4"/>
          <table:table-cell office:value-type="date" office:date-value="2012-09-24T00:00:00" table:style-name="ce34">
            <text:p>24-09-2012</text:p>
          </table:table-cell>
          <table:table-cell table:number-columns-repeated="16366"/>
        </table:table-row>
        <table:table-row table:style-name="ro1">
          <table:table-cell office:value-type="string" table:style-name="ce86">
            <text:p><text:a xlink:href="http://www.catalogusgroenblauwediensten.nl/">catalogusgroenblauwediensten</tex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74" table:style-name="ce2">
            <text:p>74</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bg-meb</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bho</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1-11-22T00:00:00" table:style-name="ce32">
            <text:p>22-11-2011</text:p>
          </table:table-cell>
          <table:table-cell office:value-type="string" table:style-name="ce5">
            <text:p>Sogeti</text:p>
          </table:table-cell>
          <table:table-cell office:value-type="float" office:value="16" table:style-name="ce5">
            <text:p>16</text:p>
          </table:table-cell>
          <table:table-cell table:style-name="ce5"/>
          <table:table-cell table:style-name="ce13"/>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cbi</text:p>
          </table:table-cell>
          <table:table-cell office:value-type="string" table:style-name="ce3">
            <text:p>.eu</text:p>
          </table:table-cell>
          <table:table-cell table:style-name="ce92"/>
          <table:table-cell office:value-type="string" table:style-name="ce82">
            <text:p>BUZA</text:p>
          </table:table-cell>
          <table:table-cell office:value-type="string" table:style-name="ce2">
            <text:p>n.v.t.</text:p>
          </table:table-cell>
          <table:table-cell office:value-type="string" table:style-name="ce34">
            <text:p>31-06-2013</text:p>
          </table:table-cell>
          <table:table-cell table:number-columns-repeated="3" table:style-name="ce2"/>
          <table:table-cell office:value-type="string" table:style-name="ce4">
            <text:p>Site is conform webrichtijnen gebouwd, en wordt voor einde 2e kwartaal getest en aangepast.</text:p>
          </table:table-cell>
          <table:table-cell table:style-name="ce67"/>
          <table:table-cell table:style-name="ce5"/>
          <table:table-cell table:style-name="ce32"/>
          <table:table-cell table:style-name="ce5"/>
          <table:table-cell office:value-type="string" table:style-name="ce32">
            <text:p>31/06/2013</text:p>
          </table:table-cell>
          <table:table-cell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cbpweb</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4-23T00:00:00" table:style-name="ce34">
            <text:p>23-04-2012</text:p>
          </table:table-cell>
          <table:table-cell office:value-type="string" table:style-name="ce5">
            <text:p>Quality House</text:p>
          </table:table-cell>
          <table:table-cell office:value-type="float" office:value="68" table:style-name="ce2">
            <text:p>68</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br</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text:a xlink:href="http://www.cbs.nl/">cbs</tex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45" table:style-name="ce2">
            <text:p>45</text:p>
          </table:table-cell>
          <table:table-cell table:style-name="ce2"/>
          <table:table-cell table:style-name="ce4"/>
          <table:table-cell office:value-type="float" office:value="220000" table:style-name="ce67">
            <text:p>220.000<text:s/></text:p>
          </table:table-cell>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cmo-online</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eaweb</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office:value-type="string" table:style-name="ce4">
            <text:p>WRv2 mee in onderhoudstraject</text:p>
          </table:table-cell>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entrumpp</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style-name="ce33"/>
          <table:table-cell table:number-columns-repeated="2" table:style-name="ce2"/>
          <table:table-cell table:style-name="ce4"/>
          <table:table-cell table:style-name="ce67"/>
          <table:table-cell table:style-name="ce5"/>
          <table:table-cell table:style-name="ce32"/>
          <table:table-cell table:style-name="ce5"/>
          <table:table-cell office:value-type="string" table:style-name="ce32">
            <text:p>in 2013</text:p>
          </table:table-cell>
          <table:table-cell table:style-name="ce32"/>
          <table:table-cell table:style-name="ce4"/>
          <table:table-cell office:value-type="date" office:date-value="2012-07-09T00:00:00" table:style-name="ce34">
            <text:p>09-07-2012</text:p>
          </table:table-cell>
          <table:table-cell table:number-columns-repeated="16366" table:style-name="ce4"/>
        </table:table-row>
        <table:table-row table:style-name="ro1">
          <table:table-cell office:value-type="string" table:style-name="ce86">
            <text:p>cer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vt</text:p>
          </table:table-cell>
          <table:table-cell table:number-columns-repeated="4" table:style-name="ce2"/>
          <table:table-cell table:style-name="ce4"/>
          <table:table-cell table:style-name="ce67"/>
          <table:table-cell table:number-columns-repeated="2" table:style-name="ce2"/>
          <table:table-cell office:value-type="string" table:style-name="ce2">
            <text:p>Waarschuwingsdienst.nl</text:p>
          </table:table-cell>
          <table:table-cell table:style-name="ce2"/>
          <table:table-cell office:value-type="float" office:value="2013" table:style-name="ce2">
            <text:p>2013</text:p>
          </table:table-cell>
          <table:table-cell table:style-name="ce3"/>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fi</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5">
            <text:p>duo.nl</text:p>
          </table:table-cell>
          <table:table-cell table:style-name="ce32"/>
          <table:table-cell office:value-type="date" office:date-value="2012-05-10T00:00:00" table:style-name="ce32">
            <text:p>10-05-2012</text:p>
          </table:table-cell>
          <table:table-cell table:style-name="ce13"/>
          <table:table-cell office:value-type="date" office:date-value="2013-01-08T00:00:00" table:style-name="ce32">
            <text:p>08-01-2013</text:p>
          </table:table-cell>
          <table:table-cell table:number-columns-repeated="16366" table:style-name="ce4"/>
        </table:table-row>
        <table:table-row table:style-name="ro1">
          <table:table-cell office:value-type="string" table:style-name="ce86">
            <text:p>cfv</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34"/>
          <table:table-cell table:number-columns-repeated="3" table:style-name="ce2"/>
          <table:table-cell office:value-type="string" table:style-name="ce4">
            <text:p>Er loopt nu een discussie over Herzieningswet en omvorming tot autoriteit. Als hier meer duidelijkheid over bestaat, zal er een nieuwe website ontworpen moeten worden. Webrichtlijnen kunnen dan, indien van toepassing, direct meegenomen worden.</text:p>
            <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cgb</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hempak.rivm</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
          <table:table-cell table:number-columns-repeated="3"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hicago.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hile.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hili.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hin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hin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hina-c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ib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05T00:00:00" table:style-name="ce34">
            <text:p>05-04-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number-columns-repeated="3" table:style-name="ce2"/>
          <table:table-cell table:style-name="ce32"/>
          <table:table-cell table:style-name="ce2"/>
          <table:table-cell table:style-name="ce3"/>
          <table:table-cell office:value-type="date" office:date-value="2013-05-16T00:00:00" table:style-name="ce34">
            <text:p>16-05-2013</text:p>
          </table:table-cell>
          <table:table-cell table:number-columns-repeated="16366" table:style-name="ce4"/>
        </table:table-row>
        <table:table-row table:style-name="ro1">
          <table:table-cell office:value-type="string" table:style-name="ce86">
            <text:p>cites</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style-name="ce4"/>
        </table:table-row>
        <table:table-row table:style-name="ro1">
          <table:table-cell office:value-type="string" table:style-name="ce86">
            <text:p>cjib</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table:style-name="ce5"/>
          <table:table-cell table:number-columns-repeated="2"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lientexpor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42" table:style-name="ce2">
            <text:p>42</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style-name="ce4"/>
        </table:table-row>
        <table:table-row table:style-name="ro1">
          <table:table-cell office:value-type="string" table:style-name="ce86">
            <text:p>clubvanmaarssen</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14T00:00:00" table:style-name="ce34">
            <text:p>14-12-2012</text:p>
          </table:table-cell>
          <table:table-cell office:value-type="string" table:style-name="ce2">
            <text:p>Quality House</text:p>
          </table:table-cell>
          <table:table-cell office:value-type="float" office:value="55" table:style-name="ce2">
            <text:p>5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12-20T00:00:00" table:style-name="ce34">
            <text:p>20-12-2012</text:p>
          </table:table-cell>
          <table:table-cell table:number-columns-repeated="16366" table:style-name="ce4"/>
        </table:table-row>
        <table:table-row table:style-name="ro1">
          <table:table-cell office:value-type="string" table:style-name="ce86">
            <text:p>coa</text:p>
          </table:table-cell>
          <table:table-cell office:value-type="string" table:style-name="ce3">
            <text:p>.nl</text:p>
          </table:table-cell>
          <table:table-cell table:style-name="ce92"/>
          <table:table-cell office:value-type="string" table:style-name="ce82">
            <text:p>VenJ</text:p>
          </table:table-cell>
          <table:table-cell office:value-type="string" table:style-name="ce36">
            <text:p>Nee</text:p>
          </table:table-cell>
          <table:table-cell table:style-name="ce41"/>
          <table:table-cell table:number-columns-repeated="3" table:style-name="ce36"/>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41"/>
          <table:table-cell table:style-name="ce37"/>
          <table:table-cell office:value-type="date" office:date-value="2012-07-01T00:00:00" table:style-name="ce40">
            <text:p>01-07-2012</text:p>
          </table:table-cell>
          <table:table-cell table:style-name="ce40"/>
          <table:table-cell office:value-type="string" table:style-name="ce14">
            <text:p>bouw nieuwe website conform webrichtlijnen naar verwachting voor de zomer</text:p>
          </table:table-cell>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odexalimentariu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9-01T00:00:00" table:style-name="ce34">
            <text:p>01-09-2012</text:p>
          </table:table-cell>
          <table:table-cell office:value-type="string" table:style-name="ce2">
            <text:p>Quickscan</text:p>
          </table:table-cell>
          <table:table-cell office:value-type="float" office:value="41" table:style-name="ce2">
            <text:p>41</text:p>
          </table:table-cell>
          <table:table-cell table:style-name="ce2"/>
          <table:table-cell table:style-name="ce4"/>
          <table:table-cell table:style-name="ce67"/>
          <table:table-cell table:style-name="ce2"/>
          <table:table-cell table:style-name="ce34"/>
          <table:table-cell table:style-name="ce37"/>
          <table:table-cell table:number-columns-repeated="2" table:style-name="ce34"/>
          <table:table-cell table:style-name="ce4"/>
          <table:table-cell office:value-type="date" office:date-value="2012-03-17T00:00:00" table:style-name="ce34">
            <text:p>17-03-2012</text:p>
          </table:table-cell>
          <table:table-cell table:number-columns-repeated="16366" table:style-name="ce4"/>
        </table:table-row>
        <table:table-row table:style-name="ro1">
          <table:table-cell office:value-type="string" table:style-name="ce86">
            <text:p>cokz</text:p>
          </table:table-cell>
          <table:table-cell office:value-type="string" table:style-name="ce3">
            <text:p>.nl</text:p>
          </table:table-cell>
          <table:table-cell table:style-name="ce92"/>
          <table:table-cell office:value-type="string" table:style-name="ce82">
            <text:p>EZ</text:p>
          </table:table-cell>
          <table:table-cell office:value-type="string" table:style-name="ce34">
            <text:p>Nee</text:p>
          </table:table-cell>
          <table:table-cell office:value-type="date" office:date-value="2013-01-23T00:00:00" table:style-name="ce34">
            <text:p>23-01-2013</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office:value-type="string" table:style-name="ce2">
            <text:p>X</text:p>
          </table:table-cell>
          <table:table-cell table:style-name="ce34"/>
          <table:table-cell table:style-name="ce5"/>
          <table:table-cell office:value-type="date" office:date-value="2013-01-01T00:00:00" table:style-name="ce34">
            <text:p>01-01-2013</text:p>
          </table:table-cell>
          <table:table-cell table:style-name="ce32"/>
          <table:table-cell office:value-type="string" table:style-name="ce4">
            <text:p>Beta-versie</text:p>
          </table:table-cell>
          <table:table-cell office:value-type="date" office:date-value="2012-03-17T00:00:00" table:style-name="ce34">
            <text:p>17-03-2012</text:p>
          </table:table-cell>
          <table:table-cell table:number-columns-repeated="16366" table:style-name="ce4"/>
        </table:table-row>
        <table:table-row table:style-name="ro1">
          <table:table-cell office:value-type="string" table:style-name="ce86">
            <text:p>collegebeschermingpersoonsgegevens</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style-name="ce4"/>
        </table:table-row>
        <table:table-row table:style-name="ro1">
          <table:table-cell office:value-type="string" table:style-name="ce86">
            <text:p>collegesanering</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style-name="ce4"/>
        </table:table-row>
        <table:table-row table:style-name="ro1">
          <table:table-cell office:value-type="string" table:style-name="ce86">
            <text:p>colombi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colombi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ommissieaanbestedingsexperts</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office:value-type="string" table:style-name="ce4">
            <text:p>Nog in ontwikkeling bij DICTU</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commissiesamso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office:value-type="date" office:date-value="2014-01-01T00:00:00" table:style-name="ce32">
            <text:p>01-01-2014</text:p>
          </table:table-cell>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ompendiumvoordeleefomgeving</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6-30T00:00:00" table:style-name="ce32">
            <text:p>30-06-2013</text:p>
          </table:table-cell>
          <table:table-cell table:style-name="ce32"/>
          <table:table-cell office:value-type="string" table:style-name="ce3">
            <text:p>Migratie naar Drupal en aanpassing aan webrichtlijnen</text:p>
          </table:table-cell>
          <table:table-cell office:value-type="date" office:date-value="2013-04-02T00:00:00" table:style-name="ce34">
            <text:p>02-04-2013</text:p>
          </table:table-cell>
          <table:table-cell table:number-columns-repeated="16366"/>
        </table:table-row>
        <table:table-row table:style-name="ro1">
          <table:table-cell office:value-type="string" table:style-name="ce86">
            <text:p>consumentenautoritei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46" table:style-name="ce2">
            <text:p>46</text:p>
          </table:table-cell>
          <table:table-cell table:style-name="ce2"/>
          <table:table-cell table:style-name="ce4"/>
          <table:table-cell table:style-name="ce67"/>
          <table:table-cell table:style-name="ce5"/>
          <table:table-cell table:style-name="ce34"/>
          <table:table-cell office:value-type="string" table:style-name="ce64">
            <text:p>acm.nl<text:s/></text:p>
          </table:table-cell>
          <table:table-cell table:style-name="ce34"/>
          <table:table-cell office:value-type="date" office:date-value="2013-03-01T00:00:00" table:style-name="ce32">
            <text:p>01-03-2013</text:p>
          </table:table-cell>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onsuwijz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11-12T00:00:00" table:style-name="ce34">
            <text:p>12-11-2012</text:p>
          </table:table-cell>
          <table:table-cell office:value-type="string" table:style-name="ce33">
            <text:p>Accessibility</text:p>
          </table:table-cell>
          <table:table-cell office:value-type="float" office:value="125" table:style-name="ce2">
            <text:p>125</text:p>
          </table:table-cell>
          <table:table-cell table:style-name="ce2"/>
          <table:table-cell table:style-name="ce4"/>
          <table:table-cell office:value-type="float" office:value="130000" table:style-name="ce67">
            <text:p>130.000<text:s/></text:p>
          </table:table-cell>
          <table:table-cell table:style-name="ce5"/>
          <table:table-cell table:style-name="ce32"/>
          <table:table-cell table:style-name="ce5"/>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osmeticaklacht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costaric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ostaric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ourtofaudit</text:p>
          </table:table-cell>
          <table:table-cell office:value-type="string" table:style-name="ce3">
            <text:p>.nl</text:p>
          </table:table-cell>
          <table:table-cell table:style-name="ce92"/>
          <table:table-cell office:value-type="string" table:style-name="ce82">
            <text:p>Alg Rknkmr</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text:a xlink:href="http://www.cpb.nl/">cpb</tex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0-12-03T00:00:00" table:style-name="ce34">
            <text:p>03-12-2010</text:p>
          </table:table-cell>
          <table:table-cell office:value-type="string" table:style-name="ce33">
            <text:p>Accessibility</text:p>
          </table:table-cell>
          <table:table-cell office:value-type="float" office:value="117" table:style-name="ce2">
            <text:p>117</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pe</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4"/>
          <table:table-cell office:value-type="string" table:style-name="ce64">
            <text:p><text:a xlink:href="http://www.ncae.nl/">www.ncae.nl</text:a></text:p>
          </table:table-cell>
          <table:table-cell table:style-name="ce34"/>
          <table:table-cell office:value-type="date" office:date-value="2013-01-01T00:00:00" table:style-name="ce34">
            <text:p>01-01-2013</text:p>
          </table:table-cell>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rcm</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number-columns-repeated="5" table:style-name="ce2"/>
          <table:table-cell table:style-name="ce3"/>
          <table:table-cell office:value-type="date" office:date-value="2012-04-04T00:00:00" table:style-name="ce34">
            <text:p>04-04-2012</text:p>
          </table:table-cell>
          <table:table-cell table:number-columns-repeated="16366"/>
        </table:table-row>
        <table:table-row table:style-name="ro1">
          <table:table-cell office:value-type="string" table:style-name="ce86">
            <text:p>crisi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3" table:style-name="ce2">
            <text:p>43</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roat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tgb</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4" table:style-name="ce2">
            <text:p>34</text:p>
          </table:table-cell>
          <table:table-cell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cub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ub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ultureelerfgoed</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1-15T00:00:00" table:style-name="ce32">
            <text:p>15-01-2012</text:p>
          </table:table-cell>
          <table:table-cell office:value-type="string" table:style-name="ce5">
            <text:p>Sogeti</text:p>
          </table:table-cell>
          <table:table-cell table:number-columns-repeated="2" table:style-name="ce5"/>
          <table:table-cell office:value-type="string" table:style-name="ce13">
            <text:p>Rijksdienst voor Cultureel Erfgoed is bezig met de bouwer om de aanpassingen te realiseren omdat de site niet webrichtlijnenconform is</text:p>
          </table:table-cell>
          <table:table-cell table:style-name="ce69"/>
          <table:table-cell table:style-name="ce33"/>
          <table:table-cell table:style-name="ce32"/>
          <table:table-cell table:style-name="ce5"/>
          <table:table-cell office:value-type="string" table:style-name="ce32">
            <text:p>Ja</text:p>
          </table:table-cell>
          <table:table-cell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cultuur</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string" table:style-name="ce32">
            <text:p>dec. <text:s/>2012</text:p>
          </table:table-cell>
          <table:table-cell office:value-type="string" table:style-name="ce5">
            <text:p>Quality House</text:p>
          </table:table-cell>
          <table:table-cell office:value-type="float" office:value="124" table:style-name="ce5">
            <text:p>124</text:p>
          </table:table-cell>
          <table:table-cell table:style-name="ce5"/>
          <table:table-cell table:style-name="ce13"/>
          <table:table-cell table:style-name="ce69"/>
          <table:table-cell table:style-name="ce33"/>
          <table:table-cell table:style-name="ce55"/>
          <table:table-cell table:style-name="ce5"/>
          <table:table-cell office:value-type="string" table:style-name="ce77">
            <text:p>2013</text:p>
          </table:table-cell>
          <table:table-cell table:style-name="ce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cultuursubsidie</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2-07T00:00:00" table:style-name="ce32">
            <text:p>07-02-2012</text:p>
          </table:table-cell>
          <table:table-cell office:value-type="string" table:style-name="ce5">
            <text:p>Quality House</text:p>
          </table:table-cell>
          <table:table-cell table:number-columns-repeated="2" table:style-name="ce5"/>
          <table:table-cell office:value-type="string" table:style-name="ce4">
            <text:p>aanpassingen worden pas doorgevoerd nadat proces subsidieaanvragen ikv Cultuurnota is afgerond. Staat op de nominatie om bij rijksoverheid.nl te worden ondergebracht<text:s/></text:p>
          </table:table-cell>
          <table:table-cell table:style-name="ce67"/>
          <table:table-cell table:style-name="ce5"/>
          <table:table-cell table:style-name="ce55"/>
          <table:table-cell table:style-name="ce5"/>
          <table:table-cell office:value-type="string" table:style-name="ce77">
            <text:p>2013</text:p>
          </table:table-cell>
          <table:table-cell office:value-type="date" office:date-value="2012-12-31T00:00:00" table:style-name="ce32">
            <text:p>31-12-2012</text:p>
          </table:table-cell>
          <table:table-cell table:style-name="ce13"/>
          <table:table-cell office:value-type="date" office:date-value="2013-01-08T00:00:00" table:style-name="ce32">
            <text:p>08-01-2013</text:p>
          </table:table-cell>
          <table:table-cell table:number-columns-repeated="16366"/>
        </table:table-row>
        <table:table-row table:style-name="ro1">
          <table:table-cell office:value-type="string" table:style-name="ce86">
            <text:p>cvdm</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cve</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Ja</text:p>
          </table:table-cell>
          <table:table-cell office:value-type="string" table:style-name="ce32">
            <text:p>dec. 2012</text:p>
          </table:table-cell>
          <table:table-cell table:number-columns-repeated="3" table:style-name="ce5"/>
          <table:table-cell office:value-type="string" table:style-name="ce13">
            <text:p>uitkomst toets nog niet bekend</text:p>
          </table:table-cell>
          <table:table-cell table:style-name="ce69"/>
          <table:table-cell table:style-name="ce33"/>
          <table:table-cell table:style-name="ce55"/>
          <table:table-cell table:style-name="ce5"/>
          <table:table-cell office:value-type="string" table:style-name="ce77">
            <text:p>2013</text:p>
          </table:table-cell>
          <table:table-cell office:value-type="string" table:style-name="ce32">
            <text:p>?</text:p>
          </table:table-cell>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cvta</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vz</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cyprus.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cyprus.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aargeefjeom</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2-10-04T00:00:00" table:style-name="ce34">
            <text:p>04-10-2012</text:p>
          </table:table-cell>
          <table:table-cell office:value-type="string" table:style-name="ce2">
            <text:p>Accessibility</text:p>
          </table:table-cell>
          <table:table-cell office:value-type="float" office:value="125" table:style-name="ce2">
            <text:p>125</text:p>
          </table:table-cell>
          <table:table-cell table:style-name="ce2"/>
          <table:table-cell table:style-name="ce4"/>
          <table:table-cell table:style-name="ce80"/>
          <table:table-cell table:number-columns-repeated="5" table:style-name="ce2"/>
          <table:table-cell table:style-name="ce3"/>
          <table:table-cell office:value-type="date" office:date-value="2012-11-06T00:00:00" table:style-name="ce34">
            <text:p>06-11-2012</text:p>
          </table:table-cell>
          <table:table-cell table:number-columns-repeated="16366"/>
        </table:table-row>
        <table:table-row table:style-name="ro1">
          <table:table-cell office:value-type="string" table:style-name="ce86">
            <text:p>daarmaakjejetochsterkvoor</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2-01-09T00:00:00" table:style-name="ce34">
            <text:p>09-01-2012</text:p>
          </table:table-cell>
          <table:table-cell office:value-type="string" table:style-name="ce5">
            <text:p>Quality House</text:p>
          </table:table-cell>
          <table:table-cell office:value-type="float" office:value="125" table:style-name="ce2">
            <text:p>125</text:p>
          </table:table-cell>
          <table:table-cell table:style-name="ce2"/>
          <table:table-cell table:style-name="ce4"/>
          <table:table-cell table:style-name="ce80"/>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data.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46">
            <text:p>Ja</text:p>
          </table:table-cell>
          <table:table-cell office:value-type="date" office:date-value="2012-11-27T00:00:00" table:style-name="ce47">
            <text:p>27-11-2012</text:p>
          </table:table-cell>
          <table:table-cell office:value-type="string" table:style-name="ce46">
            <text:p>Quality House</text:p>
          </table:table-cell>
          <table:table-cell office:value-type="float" office:value="125" table:style-name="ce46">
            <text:p>125</text:p>
          </table:table-cell>
          <table:table-cell table:style-name="ce56"/>
          <table:table-cell table:style-name="ce62"/>
          <table:table-cell table:style-name="ce71"/>
          <table:table-cell table:number-columns-repeated="5" table:style-name="ce56"/>
          <table:table-cell table:style-name="ce62"/>
          <table:table-cell office:value-type="date" office:date-value="2013-03-17T00:00:00" table:style-name="ce34">
            <text:p>17-03-2013</text:p>
          </table:table-cell>
          <table:table-cell table:number-columns-repeated="16366"/>
        </table:table-row>
        <table:table-row table:style-name="ro1">
          <table:table-cell office:value-type="string" table:style-name="ce86">
            <text:p>dataportal</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2-08-01T00:00:00" table:style-name="ce32">
            <text:p>01-08-2012</text:p>
          </table:table-cell>
          <table:table-cell table:style-name="ce5"/>
          <table:table-cell table:number-columns-repeated="2" table:style-name="ce32"/>
          <table:table-cell table:style-name="ce12"/>
          <table:table-cell office:value-type="date" office:date-value="2012-09-24T00:00:00" table:style-name="ce34">
            <text:p>24-09-2012</text:p>
          </table:table-cell>
          <table:table-cell table:number-columns-repeated="16366"/>
        </table:table-row>
        <table:table-row table:style-name="ro1">
          <table:table-cell office:value-type="string" table:style-name="ce86">
            <text:p>datawonen</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3-02-12T00:00:00" table:style-name="ce7">
            <text:p>12-02-2013</text:p>
          </table:table-cell>
          <table:table-cell office:value-type="string" table:style-name="ce2">
            <text:p>Accessibility</text:p>
          </table:table-cell>
          <table:table-cell office:value-type="float" office:value="125" table:style-name="ce2">
            <text:p>125</text:p>
          </table:table-cell>
          <table:table-cell office:value-type="float" office:value="51" table:style-name="ce2">
            <text:p>51</text:p>
          </table:table-cell>
          <table:table-cell table:style-name="ce4"/>
          <table:table-cell table:style-name="ce67"/>
          <table:table-cell table:style-name="ce5"/>
          <table:table-cell table:style-name="ce32"/>
          <table:table-cell table:style-name="ce5"/>
          <table:table-cell table:number-columns-repeated="2" table:style-name="ce32"/>
          <table:table-cell table:style-name="ce12"/>
          <table:table-cell office:value-type="date" office:date-value="2013-04-02T00:00:00" table:style-name="ce34">
            <text:p>02-04-2013</text:p>
          </table:table-cell>
          <table:table-cell table:number-columns-repeated="16366"/>
        </table:table-row>
        <table:table-row table:style-name="ro1">
          <table:table-cell office:value-type="string" table:style-name="ce86">
            <text:p>dc.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ebeerze</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office:value-type="string" table:style-name="ce4">
            <text:p>Landinrichtingssite</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defensie</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Ja</text:p>
          </table:table-cell>
          <table:table-cell office:value-type="date" office:date-value="2012-09-24T00:00:00" table:style-name="ce34">
            <text:p>24-09-2012</text:p>
          </table:table-cell>
          <table:table-cell office:value-type="string" table:style-name="ce2">
            <text:p>Quality House</text:p>
          </table:table-cell>
          <table:table-cell office:value-type="float" office:value="82" table:style-name="ce2">
            <text:p>82</text:p>
          </table:table-cell>
          <table:table-cell table:style-name="ce2"/>
          <table:table-cell table:style-name="ce4"/>
          <table:table-cell office:value-type="float" office:value="120000" table:style-name="ce67">
            <text:p>120.000<text:s/></text:p>
          </table:table-cell>
          <table:table-cell table:style-name="ce5"/>
          <table:table-cell table:style-name="ce32"/>
          <table:table-cell table:style-name="ce5"/>
          <table:table-cell table:number-columns-repeated="2"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degroterecessie</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32" table:style-name="ce2">
            <text:p>32</text:p>
          </table:table-cell>
          <table:table-cell table:style-name="ce2"/>
          <table:table-cell office:value-type="string" table:style-name="ce4">
            <text:p>MOET NOG <text:s/>WEGGEHAALD</text:p>
          </table:table-cell>
          <table:table-cell table:style-name="ce67"/>
          <table:table-cell table:style-name="ce5"/>
          <table:table-cell office:value-type="date" office:date-value="2012-07-04T00:00:00" table:style-name="ce34">
            <text:p>04-07-2012</text:p>
          </table:table-cell>
          <table:table-cell table:style-name="ce5"/>
          <table:table-cell table:number-columns-repeated="2"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dehilv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dehoftoren</text:p>
          </table:table-cell>
          <table:table-cell office:value-type="string" table:style-name="ce3">
            <text:p>.nl</text:p>
          </table:table-cell>
          <table:table-cell table:style-name="ce92"/>
          <table:table-cell office:value-type="string" table:style-name="ce82">
            <text:p>OCW</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delindenhorst</text:p>
          </table:table-cell>
          <table:table-cell office:value-type="string" table:style-name="ce3">
            <text:p>.nl</text:p>
          </table:table-cell>
          <table:table-cell table:style-name="ce92"/>
          <table:table-cell office:value-type="string" table:style-name="ce82">
            <text:p>VWS</text:p>
          </table:table-cell>
          <table:table-cell office:value-type="string" table:style-name="ce5">
            <text:p>Nee</text:p>
          </table:table-cell>
          <table:table-cell table:number-columns-repeated="2" table:style-name="ce5"/>
          <table:table-cell office:value-type="float" office:value="36" table:style-name="ce5">
            <text:p>36</text:p>
          </table:table-cell>
          <table:table-cell table:style-name="ce5"/>
          <table:table-cell table:style-name="ce4"/>
          <table:table-cell table:style-name="ce67"/>
          <table:table-cell table:style-name="ce2"/>
          <table:table-cell table:style-name="ce32"/>
          <table:table-cell table:style-name="ce5"/>
          <table:table-cell office:value-type="float" office:value="2013" table:style-name="ce5">
            <text:p>2013</text:p>
          </table:table-cell>
          <table:table-cell table:style-name="ce32"/>
          <table:table-cell office:value-type="string" table:style-name="ce11">
            <text:p>vanwege fusie komt er in 2013 een geheel nieuwe site</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deltacommissaris</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7-16T00:00:00" table:style-name="ce7">
            <text:p>16-07-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8-22T00:00:00" table:style-name="ce34">
            <text:p>22-08-2013</text:p>
          </table:table-cell>
          <table:table-cell table:number-columns-repeated="16366"/>
        </table:table-row>
        <table:table-row table:style-name="ro1">
          <table:table-cell office:value-type="string" table:style-name="ce86">
            <text:p>denemarke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enmark.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eskundigengroepdierziekten</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de-werkmaatschappij</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4-18T00:00:00" table:style-name="ce32">
            <text:p>18-04-2012</text:p>
          </table:table-cell>
          <table:table-cell office:value-type="string" table:style-name="ce5">
            <text:p>Sogeti</text:p>
          </table:table-cell>
          <table:table-cell office:value-type="float" office:value="125" table:style-name="ce5">
            <text:p>125</text:p>
          </table:table-cell>
          <table:table-cell table:style-name="ce5"/>
          <table:table-cell table:style-name="ce4"/>
          <table:table-cell table:style-name="ce67"/>
          <table:table-cell table:number-columns-repeated="2" table:style-name="ce5"/>
          <table:table-cell office:value-type="string" table:style-name="ce37">
            <text:p>Platform Rijksoverheid online</text:p>
          </table:table-cell>
          <table:table-cell table:style-name="ce40"/>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dgvcentraal.humancontenthost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9" table:style-name="ce2">
            <text:p>39</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dienstlandelijkgebie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98" table:style-name="ce2">
            <text:p>98</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office:value-type="string" table:style-name="ce4">
            <text:p>Offerte-stadium</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dienst-regeling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47" table:style-name="ce2">
            <text:p>47</text:p>
          </table:table-cell>
          <table:table-cell table:style-name="ce2"/>
          <table:table-cell table:style-name="ce4"/>
          <table:table-cell table:style-name="ce67"/>
          <table:table-cell table:style-name="ce5"/>
          <table:table-cell table:style-name="ce34"/>
          <table:table-cell table:style-name="ce37"/>
          <table:table-cell table:number-columns-repeated="2"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dienstterugkeerenvertrek</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7-16T00:00:00" table:style-name="ce34">
            <text:p>16-07-2012</text:p>
          </table:table-cell>
          <table:table-cell office:value-type="string" table:style-name="ce33">
            <text:p>Accessibility</text:p>
          </table:table-cell>
          <table:table-cell office:value-type="float" office:value="120" table:style-name="ce2">
            <text:p>120</text:p>
          </table:table-cell>
          <table:table-cell table:style-name="ce2"/>
          <table:table-cell office:value-type="string" table:style-name="ce4">
            <text:p>Onderdeel van het centrale VenJ CMS. Site voldoet, er is een nieuwe release geweest die de laatste punten oplost</text:p>
          </table:table-cell>
          <table:table-cell table:style-name="ce67"/>
          <table:table-cell table:style-name="ce5"/>
          <table:table-cell table:style-name="ce32"/>
          <table:table-cell table:style-name="ce5"/>
          <table:table-cell office:value-type="date" office:date-value="2012-12-31T00:00:00" table:style-name="ce32">
            <text:p>31-12-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diergeneeskunderegist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string" table:style-name="ce2">
            <text:p>najaar 2012</text:p>
          </table:table-cell>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dierziekten.agro</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9-01T00:00:00" table:style-name="ce34">
            <text:p>01-09-2012</text:p>
          </table:table-cell>
          <table:table-cell office:value-type="string" table:style-name="ce2">
            <text:p>Quickscan</text:p>
          </table:table-cell>
          <table:table-cell office:value-type="float" office:value="33" table:style-name="ce2">
            <text:p>33</text:p>
          </table:table-cell>
          <table:table-cell table:style-name="ce2"/>
          <table:table-cell table:style-name="ce4"/>
          <table:table-cell table:style-name="ce67"/>
          <table:table-cell table:style-name="ce2"/>
          <table:table-cell table:style-name="ce32"/>
          <table:table-cell table:style-name="ce5"/>
          <table:table-cell office:value-type="string" table:style-name="ce32">
            <text:p>Ja</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dig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5-21T00:00:00" table:style-name="ce32">
            <text:p>21-05-2012</text:p>
          </table:table-cell>
          <table:table-cell office:value-type="string" table:style-name="ce33">
            <text:p>Accessibility</text:p>
          </table:table-cell>
          <table:table-cell office:value-type="float" office:value="125" table:style-name="ce5">
            <text:p>125</text:p>
          </table:table-cell>
          <table:table-cell table:style-name="ce33"/>
          <table:table-cell table:style-name="ce13"/>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diginrws</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office:value-type="date" office:date-value="2013-12-31T00:00:00" table:style-name="ce32">
            <text:p>31-12-2013</text:p>
          </table:table-cell>
          <table:table-cell office:value-type="string" table:style-name="ce5">
            <text:p>tendernet.nl</text:p>
          </table:table-cell>
          <table:table-cell table:style-name="ce32"/>
          <table:table-cell office:value-type="date" office:date-value="2013-12-31T00:00:00" table:style-name="ce32">
            <text:p>31-12-2013</text:p>
          </table:table-cell>
          <table:table-cell office:value-type="string" table:style-name="ce19">
            <text:p>Het gaat om een pagina en een inlogscherm. Digin is een digitale tool waarmee door gegadigden (geen openbare informatie) bij aanbestedingsprocedures digitaal inlichtingen kunnen worden verkregen. De tool wordt beheerd door het Aanbestedingsteam van de afd BIO, Bedrijfsvoering, Dienst Infrastructuur en wordt gebruikt door geheel RWS.<text:s/></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dji</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table:style-name="ce34"/>
          <table:table-cell table:style-name="ce5"/>
          <table:table-cell table:number-columns-repeated="2" table:style-name="ce2"/>
          <table:table-cell office:value-type="string" table:style-name="ce4">
            <text:p>Onderdeel van het centrale VenJ CMS. Site is niet individueel getest. Aan de content-kant worden de laatste punten opgelost.</text:p>
          </table:table-cell>
          <table:table-cell table:style-name="ce67"/>
          <table:table-cell table:style-name="ce5"/>
          <table:table-cell table:style-name="ce32"/>
          <table:table-cell table:style-name="ce5"/>
          <table:table-cell office:value-type="string" table:style-name="ce32">
            <text:p>Eind 2012</text:p>
          </table:table-cell>
          <table:table-cell office:value-type="date" office:date-value="2013-05-01T00:00:00" table:style-name="ce32">
            <text:p>01-05-2013</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dji4kid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1" table:style-name="ce2">
            <text:p>31</text:p>
          </table:table-cell>
          <table:table-cell table:style-name="ce2"/>
          <table:table-cell office:value-type="string" table:style-name="ce4">
            <text:p>De site voldoet niet, maar blijft voorlopig bestaan in afwachting van de end-of-life. Totale vernieuwing is op dit momentniet haalbaar, het is onwenselijk de site op dit moment off-line te hal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dlgjaarversla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90" table:style-name="ce2">
            <text:p>90</text:p>
          </table:table-cell>
          <table:table-cell table:style-name="ce2"/>
          <table:table-cell table:style-name="ce4"/>
          <table:table-cell table:style-name="ce67"/>
          <table:table-cell table:style-name="ce5"/>
          <table:table-cell table:style-name="ce34"/>
          <table:table-cell office:value-type="string" table:style-name="ce64">
            <text:p><text:a xlink:href="http://www.dlg.nl/">www.dlg.nl</text:a></text:p>
          </table:table-cell>
          <table:table-cell table:style-name="ce34"/>
          <table:table-cell office:value-type="date" office:date-value="2013-04-01T00:00:00" table:style-name="ce34">
            <text:p>01-04-2013</text:p>
          </table:table-cell>
          <table:table-cell table:style-name="ce12"/>
          <table:table-cell office:value-type="date" office:date-value="2012-03-17T00:00:00" table:style-name="ce34">
            <text:p>17-03-2012</text:p>
          </table:table-cell>
          <table:table-cell table:number-columns-repeated="16366"/>
        </table:table-row>
        <table:table-row table:style-name="ro1">
          <table:table-cell office:value-type="string" table:style-name="ce86">
            <text:p>dnb</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office:value-type="string" table:style-name="ce4">
            <text:p>WRv2 mee in onderhoudstraject</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doelstelling-2</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style-name="ce35"/>
          <table:table-cell table:number-columns-repeated="2" table:style-name="ce5"/>
          <table:table-cell table:style-name="ce20"/>
          <table:table-cell table:style-name="ce72"/>
          <table:table-cell table:style-name="ce57"/>
          <table:table-cell office:value-type="date" office:date-value="2011-11-01T00:00:00" table:style-name="ce32">
            <text:p>01-11-2011</text:p>
          </table:table-cell>
          <table:table-cell table:style-name="ce5"/>
          <table:table-cell table:number-columns-repeated="2" table:style-name="ce32"/>
          <table:table-cell table:style-name="ce4"/>
          <table:table-cell office:value-type="date" office:date-value="2012-06-21T00:00:00" table:style-name="ce34">
            <text:p>21-06-2012</text:p>
          </table:table-cell>
          <table:table-cell table:number-columns-repeated="16366"/>
        </table:table-row>
        <table:table-row table:style-name="ro1">
          <table:table-cell office:value-type="string" table:style-name="ce86">
            <text:p>doetinchem-wesel380kv</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9-01T00:00:00" table:style-name="ce34">
            <text:p>01-09-2012</text:p>
          </table:table-cell>
          <table:table-cell office:value-type="string" table:style-name="ce2">
            <text:p>Quickscan</text:p>
          </table:table-cell>
          <table:table-cell office:value-type="float" office:value="37" table:style-name="ce2">
            <text:p>37</text:p>
          </table:table-cell>
          <table:table-cell table:style-name="ce2"/>
          <table:table-cell table:style-name="ce4"/>
          <table:table-cell table:style-name="ce67"/>
          <table:table-cell table:style-name="ce2"/>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doggershoek</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wordt opgehev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domeinenrz</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Ja</text:p>
          </table:table-cell>
          <table:table-cell office:value-type="date" office:date-value="2011-12-06T00:00:00" table:style-name="ce34">
            <text:p>06-12-2011</text:p>
          </table:table-cell>
          <table:table-cell office:value-type="string" table:style-name="ce2">
            <text:p>Sogeti</text:p>
          </table:table-cell>
          <table:table-cell office:value-type="float" office:value="91" table:style-name="ce2">
            <text:p>91</text:p>
          </table:table-cell>
          <table:table-cell table:style-name="ce2"/>
          <table:table-cell table:style-name="ce18"/>
          <table:table-cell table:style-name="ce73"/>
          <table:table-cell table:style-name="ce58"/>
          <table:table-cell table:style-name="ce34"/>
          <table:table-cell table:style-name="ce2"/>
          <table:table-cell office:value-type="string" table:style-name="ce34">
            <text:p>eind 2013</text:p>
          </table:table-cell>
          <table:table-cell table:style-name="ce32"/>
          <table:table-cell office:value-type="string" table:style-name="ce4">
            <text:p>Gehele website wordt vervangen door nieuw ontwerp</text:p>
          </table:table-cell>
          <table:table-cell office:value-type="date" office:date-value="2013-08-22T00:00:00" table:style-name="ce34">
            <text:p>22-08-2013</text:p>
          </table:table-cell>
          <table:table-cell table:number-columns-repeated="16366"/>
        </table:table-row>
        <table:table-row table:style-name="ro1">
          <table:table-cell office:value-type="string" table:style-name="ce86">
            <text:p>dominicaanserepubliek.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ommelstroom</text:p>
          </table:table-cell>
          <table:table-cell table:style-name="ce3"/>
          <table:table-cell office:value-type="string" table:style-name="ce92">
            <text:p>.nu</text:p>
          </table:table-cell>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2"/>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donorgegeven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0T00:00:00" table:style-name="ce7">
            <text:p>20-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donorregister</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2-18T00:00:00" table:style-name="ce7">
            <text:p>18-02-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drcong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rupaloverheid</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dsta</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4"/>
          <table:table-cell office:value-type="string" table:style-name="ce2">
            <text:p>Rijksoverheid.nl</text:p>
          </table:table-cell>
          <table:table-cell table:style-name="ce34"/>
          <table:table-cell office:value-type="string" table:style-name="ce76">
            <text:p>2014</text:p>
          </table:table-cell>
          <table:table-cell office:value-type="string" table:style-name="ce4">
            <text:p>In afwachting van definitieve versie toetsingsdocumentatie voor maken keuze overgang of niet</text:p>
          </table:table-cell>
          <table:table-cell office:value-type="date" office:date-value="2013-08-22T00:00:00" table:style-name="ce34">
            <text:p>22-08-2013</text:p>
          </table:table-cell>
          <table:table-cell table:number-columns-repeated="16366"/>
        </table:table-row>
        <table:table-row table:style-name="ro1">
          <table:table-cell office:value-type="string" table:style-name="ce86">
            <text:p>duo</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5-02T00:00:00" table:style-name="ce32">
            <text:p>02-05-2012</text:p>
          </table:table-cell>
          <table:table-cell office:value-type="string" table:style-name="ce33">
            <text:p>Accessibility</text:p>
          </table:table-cell>
          <table:table-cell office:value-type="float" office:value="113" table:style-name="ce5">
            <text:p>113</text:p>
          </table:table-cell>
          <table:table-cell table:style-name="ce5"/>
          <table:table-cell table:style-name="ce13"/>
          <table:table-cell table:style-name="ce69"/>
          <table:table-cell table:style-name="ce5"/>
          <table:table-cell table:style-name="ce55"/>
          <table:table-cell table:style-name="ce5"/>
          <table:table-cell table:style-name="ce77"/>
          <table:table-cell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dutchappointments</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1" table:style-name="ce2">
            <text:p>31</text:p>
          </table:table-cell>
          <table:table-cell table:style-name="ce2"/>
          <table:table-cell office:value-type="string" table:style-name="ce4">
            <text:p>BZ is in gesprek met Nederlands inspectiebureau hoe anderstalige sites vanuit Nederland te testen. Planning is dat site voor einde 3e kwartaal getest en aangepast is.</text:p>
          </table:table-cell>
          <table:table-cell table:style-name="ce67"/>
          <table:table-cell table:style-name="ce5"/>
          <table:table-cell table:style-name="ce32"/>
          <table:table-cell table:style-name="ce5"/>
          <table:table-cell office:value-type="string" table:style-name="ce32">
            <text:p>31-09-2013</text:p>
          </table:table-cell>
          <table:table-cell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dutchartevents</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2" table:style-name="ce2">
            <text:p>32</text:p>
          </table:table-cell>
          <table:table-cell table:style-name="ce2"/>
          <table:table-cell office:value-type="string" table:style-name="ce4">
            <text:p>Ambassade Washington onderzoekt of site gecombineerd kan worden met site dutch performing arts.</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dutchartscalendar</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1" table:style-name="ce2">
            <text:p>31</text:p>
          </table:table-cell>
          <table:table-cell table:style-name="ce2"/>
          <table:table-cell office:value-type="string" table:style-name="ce4">
            <text:p>Ambassade Washington onderzoekt of site opgeheven kan word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dutchdpa</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dutchembassyuk</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dutchmissions</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Ambassade Washington onderzoekt of site opgeheven kan word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dutchperformingarts</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29" table:style-name="ce2">
            <text:p>29</text:p>
          </table:table-cell>
          <table:table-cell table:style-name="ce2"/>
          <table:table-cell office:value-type="string" table:style-name="ce4">
            <text:p>Ambassade Washington onderzoekt of site gecombineerd kan worden met site dutch art events.</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duty-to-return</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duurzamebedrijfsvoering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2-06-01T00:00:00" table:style-name="ce32">
            <text:p>01-06-2012</text:p>
          </table:table-cell>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dwangindezor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2-12-20T00:00:00" table:style-name="ce34">
            <text:p>20-12-2012</text:p>
          </table:table-cell>
          <table:table-cell office:value-type="string" table:style-name="ce2">
            <text:p>Quality House</text:p>
          </table:table-cell>
          <table:table-cell office:value-type="float" office:value="123" table:style-name="ce2">
            <text:p>123</text:p>
          </table:table-cell>
          <table:table-cell table:style-name="ce2"/>
          <table:table-cell office:value-type="string" table:style-name="ce4">
            <text:p>Criterium "afkortingen"(ijkpunt 4.2) voldoet niet. Aanpassingen in de koppen en opsommingen leidt tot onleesbare situaties. IN WR2 is dit geen vereiste.<text:s/></text:p>
          </table:table-cell>
          <table:table-cell table:style-name="ce67"/>
          <table:table-cell table:style-name="ce5"/>
          <table:table-cell table:style-name="ce34"/>
          <table:table-cell table:style-name="ce2"/>
          <table:table-cell table:style-name="ce34"/>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easi2010</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office:value-type="date" office:date-value="2012-02-06T00:00:00" table:style-name="ce34">
            <text:p>06-02-2012</text:p>
          </table:table-cell>
          <table:table-cell office:value-type="string" table:style-name="ce2">
            <text:p>Sogeti</text:p>
          </table:table-cell>
          <table:table-cell table:number-columns-repeated="2" table:style-name="ce2"/>
          <table:table-cell table:style-name="ce4"/>
          <table:table-cell table:style-name="ce67"/>
          <table:table-cell table:style-name="ce2"/>
          <table:table-cell office:value-type="date" office:date-value="2012-09-01T00:00:00" table:style-name="ce32">
            <text:p>01-09-2012</text:p>
          </table:table-cell>
          <table:table-cell table:style-name="ce35"/>
          <table:table-cell table:style-name="ce34"/>
          <table:table-cell table:style-name="ce32"/>
          <table:table-cell table:style-name="ce3"/>
          <table:table-cell office:value-type="date" office:date-value="2012-07-24T00:00:00" table:style-name="ce34">
            <text:p>24-07-2012</text:p>
          </table:table-cell>
          <table:table-cell table:number-columns-repeated="16366"/>
        </table:table-row>
        <table:table-row table:style-name="ro1">
          <table:table-cell office:value-type="string" table:style-name="ce86">
            <text:p>ec-hrm</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35">
            <text:p>ec-op.nl</text:p>
          </table:table-cell>
          <table:table-cell table:style-name="ce2"/>
          <table:table-cell office:value-type="date" office:date-value="2012-02-22T00:00:00" table:style-name="ce32">
            <text:p>22-02-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economictie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BZ gaat voorzieningen treffen die ervoor zorgen dat economicties.org in de site van Washington opgenomen kan word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ec-op</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8-27T00:00:00" table:style-name="ce32">
            <text:p>27-08-2012</text:p>
          </table:table-cell>
          <table:table-cell office:value-type="string" table:style-name="ce5">
            <text:p>Sogeti</text:p>
          </table:table-cell>
          <table:table-cell office:value-type="float" office:value="125" table:style-name="ce5">
            <text:p>125</text:p>
          </table:table-cell>
          <table:table-cell table:style-name="ce5"/>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9-24T00:00:00" table:style-name="ce34">
            <text:p>24-09-2012</text:p>
          </table:table-cell>
          <table:table-cell table:number-columns-repeated="16366"/>
        </table:table-row>
        <table:table-row table:style-name="ro1">
          <table:table-cell office:value-type="string" table:style-name="ce86">
            <text:p>ecuador.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cuador.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cuador.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ext:a xlink:href="http://www.efactuurportaal.nl/">efactuurportaal</text:a></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12-31T00:00:00" table:style-name="ce34">
            <text:p>31-12-2013</text:p>
          </table:table-cell>
          <table:table-cell table:style-name="ce2"/>
          <table:table-cell office:value-type="string" table:style-name="ce3">
            <text:p>niet van BZK, ministerie van EZ bekostigt site en is eigenaar</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egypt.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gypt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herkennin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9" table:style-name="ce2">
            <text:p>39</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emissieautoriteit</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office:value-type="string" table:style-name="ce4">
            <text:p>Toetsing staat voor volgend jaar gepland</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energiesubsidiewijz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3T00:00:00" table:style-name="ce34">
            <text:p>23-01-2013</text:p>
          </table:table-cell>
          <table:table-cell office:value-type="string" table:style-name="ce2">
            <text:p>Quickscan</text:p>
          </table:table-cell>
          <table:table-cell office:value-type="float" office:value="33" table:style-name="ce2">
            <text:p>33</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enwinfo</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office:value-type="string" table:style-name="ce19">
            <text:p>Staat op naam van Nooija. Het Expertise Netwerk Waterveiligheid (ENW) is <text:s/>het platform waar deskundigen op het gebied van beveiliging tegen overstromingen samenkomen. De website is van een onafhankelijk adviescommissie in opdracht van de DG Ruimte en Water. Deel is bedoeld om publiek te informeren en deel als intranet.<text:s/></text:p>
          </table:table-cell>
          <table:table-cell office:value-type="date" office:date-value="2012-09-24T00:00:00" table:style-name="ce34">
            <text:p>24-09-2012</text:p>
          </table:table-cell>
          <table:table-cell table:number-columns-repeated="16366"/>
        </table:table-row>
        <table:table-row table:style-name="ro1">
          <table:table-cell office:value-type="string" table:style-name="ce86">
            <text:p>e-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5-21T00:00:00" table:style-name="ce32">
            <text:p>21-05-2012</text:p>
          </table:table-cell>
          <table:table-cell office:value-type="string" table:style-name="ce33">
            <text:p>Accessibility</text:p>
          </table:table-cell>
          <table:table-cell office:value-type="float" office:value="125" table:style-name="ce5">
            <text:p>125</text:p>
          </table:table-cell>
          <table:table-cell table:style-name="ce5"/>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5-30T00:00:00" table:style-name="ce32">
            <text:p>30-05-2012</text:p>
          </table:table-cell>
          <table:table-cell table:number-columns-repeated="16366"/>
        </table:table-row>
        <table:table-row table:style-name="ro1">
          <table:table-cell office:value-type="string" table:style-name="ce86">
            <text:p>erasmushuis.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rasmushuis.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rasmushuis-in.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rfgoedinspectie</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string" table:style-name="ce32">
            <text:p>Q3 2012</text:p>
          </table:table-cell>
          <table:table-cell office:value-type="string" table:style-name="ce5">
            <text:p>Accessibility<text:s/></text:p>
          </table:table-cell>
          <table:table-cell office:value-type="float" office:value="110" table:style-name="ce5">
            <text:p>110</text:p>
          </table:table-cell>
          <table:table-cell table:style-name="ce5"/>
          <table:table-cell office:value-type="string" table:style-name="ce13">
            <text:p>uitkomst hertoets nog niet bekend</text:p>
          </table:table-cell>
          <table:table-cell table:style-name="ce69"/>
          <table:table-cell table:style-name="ce33"/>
          <table:table-cell table:style-name="ce55"/>
          <table:table-cell office:value-type="string" table:style-name="ce5">
            <text:p>rijksoverheid.nl</text:p>
          </table:table-cell>
          <table:table-cell office:value-type="float" office:value="2013" table:style-name="ce77">
            <text:p>2013</text:p>
          </table:table-cell>
          <table:table-cell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erinet</text:p>
          </table:table-cell>
          <table:table-cell office:value-type="string" table:style-name="ce3">
            <text:p>.eu</text:p>
          </table:table-cell>
          <table:table-cell table:style-name="ce92"/>
          <table:table-cell office:value-type="string" table:style-name="ce82">
            <text:p>IenM</text:p>
          </table:table-cell>
          <table:table-cell office:value-type="string" table:style-name="ce2">
            <text:p>nvt</text:p>
          </table:table-cell>
          <table:table-cell table:style-name="ce32"/>
          <table:table-cell table:number-columns-repeated="3" table:style-name="ce5"/>
          <table:table-cell table:style-name="ce13"/>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2-12-28T00:00:00" table:style-name="ce32">
            <text:p>28-12-2012</text:p>
          </table:table-cell>
          <table:table-cell table:number-columns-repeated="16366"/>
        </table:table-row>
        <table:table-row table:style-name="ro1">
          <table:table-cell office:value-type="string" table:style-name="ce86">
            <text:p>erinot</text:p>
          </table:table-cell>
          <table:table-cell office:value-type="string" table:style-name="ce3">
            <text:p>.eu</text:p>
          </table:table-cell>
          <table:table-cell table:style-name="ce92"/>
          <table:table-cell office:value-type="string" table:style-name="ce82">
            <text:p>IenM</text:p>
          </table:table-cell>
          <table:table-cell office:value-type="string" table:style-name="ce2">
            <text:p>nvt</text:p>
          </table:table-cell>
          <table:table-cell table:style-name="ce32"/>
          <table:table-cell table:number-columns-repeated="3" table:style-name="ce5"/>
          <table:table-cell table:style-name="ce13"/>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2-12-28T00:00:00" table:style-name="ce32">
            <text:p>28-12-2012</text:p>
          </table:table-cell>
          <table:table-cell table:number-columns-repeated="16366"/>
        </table:table-row>
        <table:table-row table:style-name="ro1">
          <table:table-cell office:value-type="string" table:style-name="ce86">
            <text:p>eritre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ritre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s.rsonac</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span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st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sto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stonia-et.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thiop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u.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u.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eu-milieubeleid</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37">
            <text:p>infomil.nl</text:p>
          </table:table-cell>
          <table:table-cell office:value-type="date" office:date-value="2013-12-01T00:00:00" table:style-name="ce32">
            <text:p>01-12-2013</text:p>
          </table:table-cell>
          <table:table-cell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europeanenterprisenetwork</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9-01T00:00:00" table:style-name="ce34">
            <text:p>01-09-2012</text:p>
          </table:table-cell>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style-name="ce2"/>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euthanasiecommissie</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2-11-23T00:00:00" table:style-name="ce34">
            <text:p>23-11-2012</text:p>
          </table:table-cell>
          <table:table-cell office:value-type="string" table:style-name="ce2">
            <text:p>Quality House</text:p>
          </table:table-cell>
          <table:table-cell office:value-type="float" office:value="78" table:style-name="ce2">
            <text:p>78</text:p>
          </table:table-cell>
          <table:table-cell table:style-name="ce2"/>
          <table:table-cell table:style-name="ce4"/>
          <table:table-cell table:style-name="ce67"/>
          <table:table-cell table:style-name="ce5"/>
          <table:table-cell table:style-name="ce32"/>
          <table:table-cell table:style-name="ce5"/>
          <table:table-cell office:value-type="date" office:date-value="2013-05-01T00:00:00" table:style-name="ce32">
            <text:p>01-05-2013</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eu-verantwoording</text:p>
          </table:table-cell>
          <table:table-cell office:value-type="string" table:style-name="ce3">
            <text:p>.nl</text:p>
          </table:table-cell>
          <table:table-cell table:style-name="ce92"/>
          <table:table-cell office:value-type="string" table:style-name="ce82">
            <text:p>Alg Rknkmr</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7">
            <text:p>evenementenrijk</text:p>
          </table:table-cell>
          <table:table-cell office:value-type="string" table:style-name="ce46">
            <text:p>.nl</text:p>
          </table:table-cell>
          <table:table-cell table:style-name="ce93"/>
          <table:table-cell office:value-type="string" table:style-name="ce82">
            <text:p>BZK</text:p>
          </table:table-cell>
          <table:table-cell office:value-type="string" table:style-name="ce46">
            <text:p>Ja</text:p>
          </table:table-cell>
          <table:table-cell office:value-type="date" office:date-value="2012-12-21T00:00:00" table:style-name="ce47">
            <text:p>21-12-2012</text:p>
          </table:table-cell>
          <table:table-cell office:value-type="string" table:style-name="ce46">
            <text:p>Sogeti</text:p>
          </table:table-cell>
          <table:table-cell office:value-type="float" office:value="125" table:style-name="ce46">
            <text:p>125</text:p>
          </table:table-cell>
          <table:table-cell table:style-name="ce56"/>
          <table:table-cell table:style-name="ce62"/>
          <table:table-cell table:style-name="ce71"/>
          <table:table-cell table:number-columns-repeated="5" table:style-name="ce56"/>
          <table:table-cell table:style-name="ce62"/>
          <table:table-cell office:value-type="date" office:date-value="2013-03-17T00:00:00" table:style-name="ce34">
            <text:p>17-03-2013</text:p>
          </table:table-cell>
          <table:table-cell table:number-columns-repeated="16366"/>
        </table:table-row>
        <table:table-row table:style-name="ro1">
          <table:table-cell office:value-type="string" table:style-name="ce86">
            <text:p>excellentescholen</text:p>
          </table:table-cell>
          <table:table-cell office:value-type="string" table:style-name="ce3">
            <text:p>.nl</text:p>
          </table:table-cell>
          <table:table-cell table:style-name="ce92"/>
          <table:table-cell office:value-type="string" table:style-name="ce82">
            <text:p>OCW</text:p>
          </table:table-cell>
          <table:table-cell table:style-name="ce5"/>
          <table:table-cell table:style-name="ce32"/>
          <table:table-cell table:number-columns-repeated="3" table:style-name="ce5"/>
          <table:table-cell table:style-name="ce4"/>
          <table:table-cell table:style-name="ce67"/>
          <table:table-cell table:style-name="ce5"/>
          <table:table-cell table:style-name="ce32"/>
          <table:table-cell table:style-name="ce5"/>
          <table:table-cell table:number-columns-repeated="2" table:style-name="ce32"/>
          <table:table-cell table:style-name="ce12"/>
          <table:table-cell table:style-name="ce34"/>
          <table:table-cell table:number-columns-repeated="16366"/>
        </table:table-row>
        <table:table-row table:style-name="ro1">
          <table:table-cell office:value-type="string" table:style-name="ce86">
            <text:p>ezinternationaal</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office:value-type="string" table:style-name="ce4">
            <text:p>MOET NOG WEGGEHAALD</text:p>
          </table:table-cell>
          <table:table-cell table:style-name="ce67"/>
          <table:table-cell table:style-name="ce5"/>
          <table:table-cell office:value-type="date" office:date-value="2012-12-31T00:00:00" table:style-name="ce34">
            <text:p>31-12-2012</text:p>
          </table:table-cell>
          <table:table-cell table:style-name="ce5"/>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ezips.rivm</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ezwebfotoalbum</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4"/>
          <table:table-cell office:value-type="string" table:style-name="ce5">
            <text:p>Rijksportaal</text:p>
          </table:table-cell>
          <table:table-cell table:style-name="ce32"/>
          <table:table-cell office:value-type="date" office:date-value="2012-12-31T00:00:00" table:style-name="ce32">
            <text:p>31-12-2012</text:p>
          </table:table-cell>
          <table:table-cell office:value-type="string" table:style-name="ce4">
            <text:p>Intranet</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farmatec</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05T00:00:00" table:style-name="ce34">
            <text:p>05-04-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office:value-type="date" office:date-value="2013-03-29T00:00:00" table:style-name="ce32">
            <text:p>29-03-2013</text:p>
          </table:table-cell>
          <table:table-cell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faunafond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3" table:style-name="ce2">
            <text:p>33</text:p>
          </table:table-cell>
          <table:table-cell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filipijne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filmfonds</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fin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finland.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finveen</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office:value-type="date" office:date-value="2012-04-01T00:00:00" table:style-name="ce54">
            <text:p>01-04-2012</text:p>
          </table:table-cell>
          <table:table-cell table:style-name="ce5"/>
          <table:table-cell table:number-columns-repeated="2" table:style-name="ce32"/>
          <table:table-cell office:value-type="string" table:style-name="ce4">
            <text:p>relevante content is april 2012 overgenomen op rijksoverheid.nl</text:p>
          </table:table-cell>
          <table:table-cell office:value-type="date" office:date-value="2012-05-30T00:00:00" table:style-name="ce34">
            <text:p>30-05-2012</text:p>
          </table:table-cell>
          <table:table-cell table:number-columns-repeated="16366"/>
        </table:table-row>
        <table:table-row table:style-name="ro1">
          <table:table-cell office:value-type="string" table:style-name="ce86">
            <text:p>fiu-nederlan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2" table:style-name="ce2">
            <text:p>42</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flitspanel</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office:value-type="date" office:date-value="2012-03-01T00:00:00" table:style-name="ce32">
            <text:p>01-03-2012</text:p>
          </table:table-cell>
          <table:table-cell office:value-type="string" table:style-name="ce33">
            <text:p>Quickscan</text:p>
          </table:table-cell>
          <table:table-cell office:value-type="float" office:value="32" table:style-name="ce5">
            <text:p>32</text:p>
          </table:table-cell>
          <table:table-cell table:style-name="ce5"/>
          <table:table-cell table:style-name="ce4"/>
          <table:table-cell table:style-name="ce67"/>
          <table:table-cell table:style-name="ce5"/>
          <table:table-cell table:style-name="ce32"/>
          <table:table-cell office:value-type="string" table:style-name="ce5">
            <text:p>Kennisbank APS, nieuwe gebundelde website (ipv 3 losse sites)</text:p>
          </table:table-cell>
          <table:table-cell table:style-name="ce32"/>
          <table:table-cell office:value-type="date" office:date-value="2013-12-31T00:00:00" table:style-name="ce32">
            <text:p>31-12-2013</text:p>
          </table:table-cell>
          <table:table-cell office:value-type="string" table:style-name="ce21">
            <text:p>Drie sites (diversiteitsindex, flitspanel, arbeidenoverheid) worden per 2013 ondergebracht in een kennisbank die aan de webrichtlijnen zal voldoen. Voor een tussentijdse aanpassing ivm webrichtlijnen is niet gekozen vanwege de hoge kosten die daarmee gemoeid zijn (€100.000). De contracten voor deze sites lopen dit jaar af.</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fondsbkbv</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fondspgo</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05T00:00:00" table:style-name="ce34">
            <text:p>05-04-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office:value-type="date" office:date-value="2013-04-05T00:00:00" table:style-name="ce32">
            <text:p>05-04-2013</text:p>
          </table:table-cell>
          <table:table-cell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fondspodiumkunsten</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fondsziekenhuisopleiding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1-08T00:00:00" table:style-name="ce34">
            <text:p>08-01-2013</text:p>
          </table:table-cell>
          <table:table-cell office:value-type="string" table:style-name="ce33">
            <text:p>Accessibility</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forensischinstituu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table:style-name="ce34"/>
          <table:table-cell table:style-name="ce5"/>
          <table:table-cell table:number-columns-repeated="2"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forumstandaardisatie</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4-03T00:00:00" table:style-name="ce50">
            <text:p>03-04-2012</text:p>
          </table:table-cell>
          <table:table-cell office:value-type="string" table:style-name="ce33">
            <text:p>Accessibility</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frankrijk.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functiemix.minocw</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office:value-type="float" office:value="2013" table:style-name="ce55">
            <text:p>2013</text:p>
          </table:table-cell>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fvtdji</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number-columns-repeated="5" table:style-name="ce2"/>
          <table:table-cell table:style-name="ce3"/>
          <table:table-cell office:value-type="date" office:date-value="2012-09-25T00:00:00" table:style-name="ce34">
            <text:p>25-09-2012</text:p>
          </table:table-cell>
          <table:table-cell table:number-columns-repeated="16366"/>
        </table:table-row>
        <table:table-row table:style-name="ro1">
          <table:table-cell office:value-type="string" table:style-name="ce86">
            <text:p>gahetna</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1-26T00:00:00" table:style-name="ce32">
            <text:p>26-01-2012</text:p>
          </table:table-cell>
          <table:table-cell office:value-type="string" table:style-name="ce5">
            <text:p>Quality House</text:p>
          </table:table-cell>
          <table:table-cell office:value-type="float" office:value="125" table:style-name="ce5">
            <text:p>125</text:p>
          </table:table-cell>
          <table:table-cell table:style-name="ce5"/>
          <table:table-cell table:style-name="ce13"/>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garanties.senternovem</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2" table:style-name="ce2"/>
          <table:table-cell office:value-type="string" table:style-name="ce64">
            <text:p>www.agnl.nl<text:s/></text:p>
          </table:table-cell>
          <table:table-cell table:style-name="ce2"/>
          <table:table-cell office:value-type="date" office:date-value="2013-04-01T00:00:00" table:style-name="ce34">
            <text:p>01-04-2013</text:p>
          </table:table-cell>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gba</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office:value-type="date" office:date-value="2012-03-31T00:00:00" table:style-name="ce32">
            <text:p>31-03-2012</text:p>
          </table:table-cell>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gdi</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6-01T00:00:00" table:style-name="ce34">
            <text:p>01-06-2012</text:p>
          </table:table-cell>
          <table:table-cell office:value-type="string" table:style-name="ce2">
            <text:p>Accessibility</text:p>
          </table:table-cell>
          <table:table-cell office:value-type="float" office:value="116" table:style-name="ce2">
            <text:p>116</text:p>
          </table:table-cell>
          <table:table-cell table:style-name="ce2"/>
          <table:table-cell office:value-type="string" table:style-name="ce4">
            <text:p>Onderdeel van het centrale VenJ CMS. Site voldoet na een neiuwe releas maar is nog niet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en16geendruppel</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2-14T00:00:00" table:style-name="ce34">
            <text:p>14-02-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4"/>
          <table:table-cell table:style-name="ce2"/>
          <table:table-cell table:style-name="ce34"/>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gevensautoriteitnatuu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4" table:style-name="ce2">
            <text:p>34</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gehegdaanmaashegg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3T00:00:00" table:style-name="ce34">
            <text:p>23-01-2013</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geluidregisterspoor</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14T00:00:00" table:style-name="ce51">
            <text:p>dec-12</text:p>
          </table:table-cell>
          <table:table-cell office:value-type="string" table:style-name="ce2">
            <text:p>Quality House</text:p>
          </table:table-cell>
          <table:table-cell office:value-type="float" office:value="69" table:style-name="ce2">
            <text:p>69</text:p>
          </table:table-cell>
          <table:table-cell table:style-name="ce2"/>
          <table:table-cell table:style-name="ce4"/>
          <table:table-cell table:style-name="ce67"/>
          <table:table-cell table:number-columns-repeated="3" table:style-name="ce2"/>
          <table:table-cell table:style-name="ce5"/>
          <table:table-cell table:style-name="ce2"/>
          <table:table-cell table:style-name="ce3"/>
          <table:table-cell office:value-type="date" office:date-value="2013-08-22T00:00:00" table:style-name="ce34">
            <text:p>22-08-2013</text:p>
          </table:table-cell>
          <table:table-cell table:number-columns-repeated="16366"/>
        </table:table-row>
        <table:table-row table:style-name="ro1">
          <table:table-cell office:value-type="string" table:style-name="ce86">
            <text:p>gemeenteloket.minszw</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102-09-14T00:00:00" table:style-name="ce34">
            <text:p>14-09-2102</text:p>
          </table:table-cell>
          <table:table-cell office:value-type="string" table:style-name="ce33">
            <text:p>Accessibility</text:p>
          </table:table-cell>
          <table:table-cell office:value-type="float" office:value="105" table:style-name="ce2">
            <text:p>105</text:p>
          </table:table-cell>
          <table:table-cell table:style-name="ce2"/>
          <table:table-cell table:style-name="ce4"/>
          <table:table-cell table:style-name="ce67"/>
          <table:table-cell table:style-name="ce2"/>
          <table:table-cell table:style-name="ce34"/>
          <table:table-cell table:style-name="ce2"/>
          <table:table-cell office:value-type="date" office:date-value="2012-12-31T00:00:00" table:style-name="ce34">
            <text:p>31-12-2012</text:p>
          </table:table-cell>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geneva.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eorg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eorg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evangenisboeddhis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5" table:style-name="ce2">
            <text:p>35</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vangenishumanis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2" table:style-name="ce2">
            <text:p>32</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vangenisimam</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5" table:style-name="ce2">
            <text:p>35</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vangenispandi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vangenispastor</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vangenispredikan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vangenisrabbij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ezondeschool</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ggo-vergunningverlening.vrom</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ghan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han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ovcer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4-23T00:00:00" table:style-name="ce34">
            <text:p>23-04-2012</text:p>
          </table:table-cell>
          <table:table-cell office:value-type="string" table:style-name="ce5">
            <text:p>Quality House</text:p>
          </table:table-cell>
          <table:table-cell office:value-type="float" office:value="75" table:style-name="ce2">
            <text:p>75</text:p>
          </table:table-cell>
          <table:table-cell table:style-name="ce2"/>
          <table:table-cell office:value-type="string" table:style-name="ce4">
            <text:p>wordt opgeheven maar een datum is op dit moment nog niet bekend.</text:p>
          </table:table-cell>
          <table:table-cell table:style-name="ce67"/>
          <table:table-cell table:style-name="ce2"/>
          <table:table-cell office:value-type="string" table:style-name="ce32">
            <text:p>n.n.b</text:p>
          </table:table-cell>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overnment</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Nee</text:p>
          </table:table-cell>
          <table:table-cell table:style-name="ce34"/>
          <table:table-cell table:number-columns-repeated="3" table:style-name="ce2"/>
          <table:table-cell table:style-name="ce4"/>
          <table:table-cell table:style-name="ce80"/>
          <table:table-cell table:style-name="ce5"/>
          <table:table-cell table:style-name="ce32"/>
          <table:table-cell office:value-type="string" table:style-name="ce37">
            <text:p>rijksoverheid.nl</text:p>
          </table:table-cell>
          <table:table-cell table:number-columns-repeated="2" table:style-name="ce32"/>
          <table:table-cell table:style-name="ce4"/>
          <table:table-cell office:value-type="date" office:date-value="2012-04-17T00:00:00" table:style-name="ce34">
            <text:p>17-04-2012</text:p>
          </table:table-cell>
          <table:table-cell table:number-columns-repeated="16366"/>
        </table:table-row>
        <table:table-row table:style-name="ro1">
          <table:table-cell office:value-type="string" table:style-name="ce86">
            <text:p>greece.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rensinfopunt</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2">
            <text:p>Rijksoverheid.nl</text:p>
          </table:table-cell>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grieken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roenloke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89" table:style-name="ce2">
            <text:p>89</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grondkamer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8" table:style-name="ce2">
            <text:p>28</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grondwater-cd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grotestedenbel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1-11-24T00:00:00" table:style-name="ce41">
            <text:p>24-11-2011</text:p>
          </table:table-cell>
          <table:table-cell office:value-type="string" table:style-name="ce5">
            <text:p>Quality House</text:p>
          </table:table-cell>
          <table:table-cell office:value-type="float" office:value="110" table:style-name="ce36">
            <text:p>110</text:p>
          </table:table-cell>
          <table:table-cell table:style-name="ce36"/>
          <table:table-cell table:style-name="ce14"/>
          <table:table-cell table:style-name="ce67"/>
          <table:table-cell table:style-name="ce37"/>
          <table:table-cell table:style-name="ce41"/>
          <table:table-cell office:value-type="string" table:style-name="ce5">
            <text:p>rijksoverheid.nl</text:p>
          </table:table-cell>
          <table:table-cell table:style-name="ce40"/>
          <table:table-cell table:style-name="ce2"/>
          <table:table-cell office:value-type="string" table:style-name="ce14">
            <text:p>In 2013 wordt beoordeeld of site wordt aangepast dan wel onderdelen naar Rijksoverheid.nl worden overgebracht.</text:p>
          </table:table-cell>
          <table:table-cell office:value-type="date" office:date-value="2012-09-11T00:00:00" table:style-name="ce34">
            <text:p>11-09-2012</text:p>
          </table:table-cell>
          <table:table-cell table:number-columns-repeated="16366"/>
        </table:table-row>
        <table:table-row table:style-name="ro1">
          <table:table-cell office:value-type="string" table:style-name="ce86">
            <text:p>guangzhou.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uangzhou.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uangzhou-cn.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uatemal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guatemal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andelingenbank</text:p>
          </table:table-cell>
          <table:table-cell table:style-name="ce3"/>
          <table:table-cell office:value-type="string" table:style-name="ce92">
            <text:p>.info</text:p>
          </table:table-cell>
          <table:table-cell office:value-type="string" table:style-name="ce82">
            <text:p>BZK</text:p>
          </table:table-cell>
          <table:table-cell office:value-type="string" table:style-name="ce2">
            <text:p>Nee</text:p>
          </table:table-cell>
          <table:table-cell office:value-type="date" office:date-value="2013-03-01T00:00:00" table:style-name="ce32">
            <text:p>01-03-2013</text:p>
          </table:table-cell>
          <table:table-cell table:number-columns-repeated="3" table:style-name="ce2"/>
          <table:table-cell table:style-name="ce4"/>
          <table:table-cell table:style-name="ce67"/>
          <table:table-cell table:style-name="ce5"/>
          <table:table-cell table:style-name="ce32"/>
          <table:table-cell office:value-type="string" table:style-name="ce37">
            <text:p>Platform Rijksoverheid online</text:p>
          </table:table-cell>
          <table:table-cell table:style-name="ce40"/>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handhavingdhw</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102" table:style-name="ce2">
            <text:p>102</text:p>
          </table:table-cell>
          <table:table-cell table:style-name="ce2"/>
          <table:table-cell table:style-name="ce4"/>
          <table:table-cell table:style-name="ce67"/>
          <table:table-cell table:style-name="ce5"/>
          <table:table-cell table:number-columns-repeated="2"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helpdeskvpt</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33">
            <text:p>evpt.nl</text:p>
          </table:table-cell>
          <table:table-cell table:style-name="ce2"/>
          <table:table-cell office:value-type="date" office:date-value="2012-01-01T00:00:00" table:style-name="ce40">
            <text:p>01-01-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helpdeskwater</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1-15T00:00:00" table:style-name="ce34">
            <text:p>15-01-2013</text:p>
          </table:table-cell>
          <table:table-cell office:value-type="string" table:style-name="ce2">
            <text:p>Quality House</text:p>
          </table:table-cell>
          <table:table-cell office:value-type="float" office:value="68" table:style-name="ce2">
            <text:p>68</text:p>
          </table:table-cell>
          <table:table-cell table:style-name="ce2"/>
          <table:table-cell table:style-name="ce4"/>
          <table:table-cell table:style-name="ce67"/>
          <table:table-cell table:style-name="ce2"/>
          <table:table-cell table:style-name="ce32"/>
          <table:table-cell table:style-name="ce5"/>
          <table:table-cell table:number-columns-repeated="2" table:style-name="ce32"/>
          <table:table-cell office:value-type="string" table:style-name="ce4">
            <text:p><text:s/>In april 2013 worden aanpassingen om te voldoen aan de webrichtlijnen doorgevoerd</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herinrichtingenschedenoor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9" table:style-name="ce2">
            <text:p>29</text:p>
          </table:table-cell>
          <table:table-cell table:style-name="ce2"/>
          <table:table-cell office:value-type="string" table:style-name="ce4">
            <text:p>Projectsite</text:p>
          </table:table-cell>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herinrichtingenschedezui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office:value-type="string" table:style-name="ce4">
            <text:p>Projectsite</text:p>
          </table:table-cell>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herkenradergrub</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office:value-type="string" table:style-name="ce4">
            <text:p>Projectsite</text:p>
          </table:table-cell>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hetbegintmettaal</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41"/>
          <table:table-cell office:value-type="string" table:style-name="ce5">
            <text:p>Quality House</text:p>
          </table:table-cell>
          <table:table-cell table:number-columns-repeated="2" table:style-name="ce36"/>
          <table:table-cell table:style-name="ce14"/>
          <table:table-cell table:style-name="ce67"/>
          <table:table-cell table:style-name="ce37"/>
          <table:table-cell table:style-name="ce41"/>
          <table:table-cell office:value-type="string" table:style-name="ce37">
            <text:p>Gilde Samenspraak en Stichting LNT</text:p>
          </table:table-cell>
          <table:table-cell table:style-name="ce2"/>
          <table:table-cell office:value-type="date" office:date-value="2012-01-01T00:00:00" table:style-name="ce41">
            <text:p>01-01-2012</text:p>
          </table:table-cell>
          <table:table-cell table:style-name="ce15"/>
          <table:table-cell office:value-type="date" office:date-value="2012-09-11T00:00:00" table:style-name="ce34">
            <text:p>11-09-2012</text:p>
          </table:table-cell>
          <table:table-cell table:number-columns-repeated="16366"/>
        </table:table-row>
        <table:table-row table:style-name="ro1">
          <table:table-cell office:value-type="string" table:style-name="ce86">
            <text:p>het-buitenhuis</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number-columns-repeated="2" table:style-name="ce34"/>
          <table:table-cell table:number-columns-repeated="2" table:style-name="ce2"/>
          <table:table-cell table:style-name="ce4"/>
          <table:table-cell table:style-name="ce67"/>
          <table:table-cell table:style-name="ce5"/>
          <table:table-cell table:style-name="ce32"/>
          <table:table-cell office:value-type="string" table:style-name="ce59">
            <text:p>de-werkmaatschappij.nl</text:p>
          </table:table-cell>
          <table:table-cell table:style-name="ce2"/>
          <table:table-cell office:value-type="date" office:date-value="2012-06-15T00:00:00" table:style-name="ce32">
            <text:p>15-06-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hetcak</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2" table:style-name="ce34"/>
          <table:table-cell table:number-columns-repeated="2" table:style-name="ce2"/>
          <table:table-cell table:style-name="ce4"/>
          <table:table-cell table:style-name="ce67"/>
          <table:table-cell office:value-type="string" table:style-name="ce5">
            <text:p>X</text:p>
          </table:table-cell>
          <table:table-cell table:style-name="ce32"/>
          <table:table-cell table:style-name="ce59"/>
          <table:table-cell table:style-name="ce2"/>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hetgezondevoorbeeld</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hetlocc</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Site voldoet maar is niet extern getest.</text:p>
          </table:table-cell>
          <table:table-cell table:style-name="ce67"/>
          <table:table-cell table:style-name="ce5"/>
          <table:table-cell table:style-name="ce32"/>
          <table:table-cell table:style-name="ce5"/>
          <table:table-cell office:value-type="date" office:date-value="2013-01-01T00:00:00" table:style-name="ce32">
            <text:p>01-01-2013</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hetomvoorjou</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3" table:style-name="ce2">
            <text:p>43</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het-zorgloket</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number-columns-repeated="5" table:style-name="ce2"/>
          <table:table-cell table:style-name="ce3"/>
          <table:table-cell table:style-name="ce34"/>
          <table:table-cell table:number-columns-repeated="16366"/>
        </table:table-row>
        <table:table-row table:style-name="ro1">
          <table:table-cell office:value-type="string" table:style-name="ce86">
            <text:p>hier-waak-ik</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higherlevel</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hindoesindegevangeni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hiswa</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hmcz</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2"/>
          <table:table-cell office:value-type="string" table:style-name="ce32">
            <text:p>najaar 2012</text:p>
          </table:table-cell>
          <table:table-cell office:value-type="string" table:style-name="ce5">
            <text:p>meetadviesdienst.nl</text:p>
          </table:table-cell>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hnwbijhet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7"/>
          <table:table-cell table:number-columns-repeated="3" table:style-name="ce2"/>
          <table:table-cell table:style-name="ce4"/>
          <table:table-cell table:style-name="ce67"/>
          <table:table-cell table:style-name="ce5"/>
          <table:table-cell office:value-type="date" office:date-value="2013-03-28T00:00:00" table:style-name="ce32">
            <text:p>28-03-2013</text:p>
          </table:table-cell>
          <table:table-cell table:style-name="ce5"/>
          <table:table-cell table:number-columns-repeated="2" table:style-name="ce32"/>
          <table:table-cell table:style-name="ce4"/>
          <table:table-cell office:value-type="date" office:date-value="2013-04-02T00:00:00" table:style-name="ce34">
            <text:p>02-04-2013</text:p>
          </table:table-cell>
          <table:table-cell table:number-columns-repeated="16366"/>
        </table:table-row>
        <table:table-row table:style-name="ro1">
          <table:table-cell office:value-type="string" table:style-name="ce86">
            <text:p>hoepakjijdataa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hollandhollywood</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2"/>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Ambassade Washington onderzoekt of site opgeheven kan worden.</text:p>
          </table:table-cell>
          <table:table-cell table:style-name="ce67"/>
          <table:table-cell table:style-name="ce5"/>
          <table:table-cell table:number-columns-repeated="4"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ollandhollywoodconnection</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Ambassade Washington onderzoekt of site opgeheven kan word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hollandinthevalley</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2">
            <text:p>Quickscan</text:p>
          </table:table-cell>
          <table:table-cell office:value-type="float" office:value="39" table:style-name="ce2">
            <text:p>39</text:p>
          </table:table-cell>
          <table:table-cell table:style-name="ce2"/>
          <table:table-cell office:value-type="string" table:style-name="ce4">
            <text:p>Ambassade Washington onderzoekt of site opgeheven kan word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hollandinvietnam</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ollandtrade</text:p>
          </table:table-cell>
          <table:table-cell office:value-type="string" table:style-name="ce3">
            <text:p>.com</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2" table:style-name="ce2">
            <text:p>32</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hollandturkeytrade</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Ja</text:p>
          </table:table-cell>
          <table:table-cell office:value-type="string" table:style-name="ce34">
            <text:p>31-09-2013</text:p>
          </table:table-cell>
          <table:table-cell office:value-type="string" table:style-name="ce2">
            <text:p>Quickscan</text:p>
          </table:table-cell>
          <table:table-cell office:value-type="float" office:value="35" table:style-name="ce2">
            <text:p>35</text:p>
          </table:table-cell>
          <table:table-cell table:style-name="ce2"/>
          <table:table-cell office:value-type="string" table:style-name="ce4">
            <text:p>BZ is in gesprek met Nederlands inspectiebureau hoe anderstalige sites vanuit Nederland te testen. Planning is dat site voor einde 3e kwartaal getest en aangepast is.</text:p>
          </table:table-cell>
          <table:table-cell table:style-name="ce67"/>
          <table:table-cell table:style-name="ce5"/>
          <table:table-cell table:style-name="ce32"/>
          <table:table-cell table:style-name="ce5"/>
          <table:table-cell office:value-type="string" table:style-name="ce32">
            <text:p>31-09-2013</text:p>
          </table:table-cell>
          <table:table-cell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hongarij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ongkong.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ongkong.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oogwaterbeschermingsprogramma</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table:style-name="ce3"/>
          <table:table-cell table:style-name="ce2"/>
          <table:table-cell table:number-columns-repeated="16366"/>
        </table:table-row>
        <table:table-row table:style-name="ro1">
          <table:table-cell office:value-type="string" table:style-name="ce86">
            <text:p>huiselijkgewel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v.t.</text:p>
          </table:table-cell>
          <table:table-cell table:style-name="ce2"/>
          <table:table-cell office:value-type="string" table:style-name="ce2">
            <text:p>Quickscan</text:p>
          </table:table-cell>
          <table:table-cell office:value-type="float" office:value="39" table:style-name="ce2">
            <text:p>39</text:p>
          </table:table-cell>
          <table:table-cell table:style-name="ce2"/>
          <table:table-cell office:value-type="string" table:style-name="ce4">
            <text:p>site wordt vernieuwd; gaat binnenkort voldoen</text:p>
          </table:table-cell>
          <table:table-cell table:style-name="ce67"/>
          <table:table-cell table:number-columns-repeated="3" table:style-name="ce2"/>
          <table:table-cell office:value-type="date" office:date-value="2013-06-01T00:00:00" table:style-name="ce34">
            <text:p>01-06-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humanrightstulip</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government.nl</text:p>
          </table:table-cell>
          <table:table-cell table:style-name="ce32"/>
          <table:table-cell office:value-type="date" office:date-value="2013-06-01T00:00:00" table:style-name="ce32">
            <text:p>01-06-2013</text:p>
          </table:table-cell>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hungary.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ungary-hu.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huurcommissie</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41"/>
          <table:table-cell office:value-type="string" table:style-name="ce36">
            <text:p>Quickscan</text:p>
          </table:table-cell>
          <table:table-cell office:value-type="float" office:value="44" table:style-name="ce37">
            <text:p>44</text:p>
          </table:table-cell>
          <table:table-cell table:style-name="ce36"/>
          <table:table-cell office:value-type="string" table:style-name="ce14">
            <text:p>Website is gebouwd volgens de webrichtlijnen. Fouten zijn validatiefouten in de CSS. Verdere (complete) test door een van de genoemde partijen is nog niet uitgevoerd.<text:s/></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huurverhogingscheck</text:p>
          </table:table-cell>
          <table:table-cell office:value-type="string" table:style-name="ce3">
            <text:p>.nl</text:p>
          </table:table-cell>
          <table:table-cell table:style-name="ce92"/>
          <table:table-cell office:value-type="string" table:style-name="ce82">
            <text:p>BZK</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ibcom</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ibestuurcongres</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1-11-22T00:00:00" table:style-name="ce34">
            <text:p>22-11-2011</text:p>
          </table:table-cell>
          <table:table-cell office:value-type="string" table:style-name="ce5">
            <text:p>Quality House</text:p>
          </table:table-cell>
          <table:table-cell office:value-type="float" office:value="125" table:style-name="ce5">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ib-groep</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v.t.</text:p>
          </table:table-cell>
          <table:table-cell table:style-name="ce32"/>
          <table:table-cell office:value-type="string" table:style-name="ce33">
            <text:p>Accessibility</text:p>
          </table:table-cell>
          <table:table-cell office:value-type="float" office:value="97" table:style-name="ce5">
            <text:p>97</text:p>
          </table:table-cell>
          <table:table-cell table:style-name="ce5"/>
          <table:table-cell table:style-name="ce13"/>
          <table:table-cell table:style-name="ce69"/>
          <table:table-cell table:style-name="ce33"/>
          <table:table-cell table:style-name="ce32"/>
          <table:table-cell office:value-type="string" table:style-name="ce5">
            <text:p>duo.nl</text:p>
          </table:table-cell>
          <table:table-cell table:style-name="ce32"/>
          <table:table-cell office:value-type="date" office:date-value="2012-05-10T00:00:00" table:style-name="ce32">
            <text:p>10-05-2012</text:p>
          </table:table-cell>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ibki</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icn</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55"/>
          <table:table-cell office:value-type="string" table:style-name="ce5">
            <text:p>cultureelerfgoed.nl</text:p>
          </table:table-cell>
          <table:table-cell table:style-name="ce32"/>
          <table:table-cell office:value-type="date" office:date-value="1905-07-04T00:00:00" table:style-name="ce32">
            <text:p>04-07-1905</text:p>
          </table:table-cell>
          <table:table-cell table:style-name="ce13"/>
          <table:table-cell office:value-type="date" office:date-value="2013-01-08T00:00:00" table:style-name="ce32">
            <text:p>08-01-2013</text:p>
          </table:table-cell>
          <table:table-cell table:number-columns-repeated="16366"/>
        </table:table-row>
        <table:table-row table:style-name="ro1">
          <table:table-cell office:value-type="string" table:style-name="ce86">
            <text:p>identiteitsdocumente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v.t.</text:p>
          </table:table-cell>
          <table:table-cell office:value-type="date" office:date-value="2011-09-30T00:00:00" table:style-name="ce41">
            <text:p>30-09-2011</text:p>
          </table:table-cell>
          <table:table-cell office:value-type="string" table:style-name="ce36">
            <text:p>Quickscan</text:p>
          </table:table-cell>
          <table:table-cell office:value-type="float" office:value="34" table:style-name="ce36">
            <text:p>34</text:p>
          </table:table-cell>
          <table:table-cell table:style-name="ce36"/>
          <table:table-cell office:value-type="string" table:style-name="ce14">
            <text:p>site wordt binnenkort elders ondergebracht</text:p>
          </table:table-cell>
          <table:table-cell table:style-name="ce67"/>
          <table:table-cell table:style-name="ce37"/>
          <table:table-cell table:style-name="ce40"/>
          <table:table-cell office:value-type="string" table:style-name="ce35">
            <text:p>ind.nl</text:p>
          </table:table-cell>
          <table:table-cell table:style-name="ce40"/>
          <table:table-cell office:value-type="date" office:date-value="2013-06-01T00:00:00" table:style-name="ce41">
            <text:p>01-06-2013</text:p>
          </table:table-cell>
          <table:table-cell table:style-name="ce14"/>
          <table:table-cell office:value-type="date" office:date-value="2013-03-28T00:00:00" table:style-name="ce34">
            <text:p>28-03-2013</text:p>
          </table:table-cell>
          <table:table-cell table:number-columns-repeated="16366"/>
        </table:table-row>
        <table:table-row table:style-name="ro1">
          <table:table-cell office:value-type="string" table:style-name="ce86">
            <text:p>ier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gz</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23T00:00:00" table:style-name="ce32">
            <text:p>23-04-2013</text:p>
          </table:table-cell>
          <table:table-cell office:value-type="string" table:style-name="ce2">
            <text:p>Quality House</text:p>
          </table:table-cell>
          <table:table-cell office:value-type="float" office:value="124" table:style-name="ce5">
            <text:p>124</text:p>
          </table:table-cell>
          <table:table-cell table:style-name="ce5"/>
          <table:table-cell table:style-name="ce4"/>
          <table:table-cell table:style-name="ce67"/>
          <table:table-cell table:style-name="ce2"/>
          <table:table-cell table:style-name="ce32"/>
          <table:table-cell table:style-name="ce5"/>
          <table:table-cell table:number-columns-repeated="2"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i-interim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3-01-31T00:00:00" table:style-name="ce12">
            <text:p>31-01-2013</text:p>
          </table:table-cell>
          <table:table-cell office:value-type="string" table:style-name="ce33">
            <text:p>Accessibility</text:p>
          </table:table-cell>
          <table:table-cell table:number-columns-repeated="2" table:style-name="ce5"/>
          <table:table-cell table:style-name="ce4"/>
          <table:table-cell table:style-name="ce67"/>
          <table:table-cell table:style-name="ce5"/>
          <table:table-cell table:style-name="ce32"/>
          <table:table-cell table:style-name="ce5"/>
          <table:table-cell office:value-type="date" office:date-value="2013-12-31T00:00:00" table:style-name="ce32">
            <text:p>31-12-2013</text:p>
          </table:table-cell>
          <table:table-cell table:style-name="ce2"/>
          <table:table-cell office:value-type="string" table:style-name="ce4">
            <text:p>nvt, ivm noodzakelijke koppeling met primair processysteem OTYS</text:p>
          </table:table-cell>
          <table:table-cell office:value-type="date" office:date-value="2013-04-02T00:00:00" table:style-name="ce34">
            <text:p>02-04-2013</text:p>
          </table:table-cell>
          <table:table-cell table:number-columns-repeated="16366"/>
        </table:table-row>
        <table:table-row table:style-name="ro1">
          <table:table-cell office:value-type="string" table:style-name="ce86">
            <text:p>ikkan</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1-11-01T00:00:00" table:style-name="ce34">
            <text:p>01-11-2011</text:p>
          </table:table-cell>
          <table:table-cell office:value-type="string" table:style-name="ce33">
            <text:p>Accessibility</text:p>
          </table:table-cell>
          <table:table-cell office:value-type="float" office:value="109" table:style-name="ce2">
            <text:p>109</text:p>
          </table:table-cell>
          <table:table-cell table:style-name="ce2"/>
          <table:table-cell table:style-name="ce4"/>
          <table:table-cell table:style-name="ce67"/>
          <table:table-cell table:style-name="ce2"/>
          <table:table-cell table:style-name="ce34"/>
          <table:table-cell table:style-name="ce2"/>
          <table:table-cell office:value-type="date" office:date-value="2012-12-31T00:00:00" table:style-name="ce34">
            <text:p>31-12-2012</text:p>
          </table:table-cell>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ilent</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14T00:00:00" table:style-name="ce34">
            <text:p>14-12-2012</text:p>
          </table:table-cell>
          <table:table-cell office:value-type="string" table:style-name="ce2">
            <text:p>Quality House</text:p>
          </table:table-cell>
          <table:table-cell office:value-type="float" office:value="67" table:style-name="ce2">
            <text:p>67</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inburgeren</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4-03T00:00:00" table:style-name="ce32">
            <text:p>03-04-2012</text:p>
          </table:table-cell>
          <table:table-cell office:value-type="string" table:style-name="ce33">
            <text:p>Accessibility</text:p>
          </table:table-cell>
          <table:table-cell office:value-type="float" office:value="65" table:style-name="ce5">
            <text:p>65</text:p>
          </table:table-cell>
          <table:table-cell table:style-name="ce5"/>
          <table:table-cell table:style-name="ce13"/>
          <table:table-cell table:style-name="ce69"/>
          <table:table-cell table:style-name="ce5"/>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incidentmanagement</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office:value-type="string" table:style-name="ce4">
            <text:p>Krijgt de opdracht om te laten testen.</text:p>
          </table:table-cell>
          <table:table-cell table:style-name="ce67"/>
          <table:table-cell table:style-name="ce5"/>
          <table:table-cell table:style-name="ce32"/>
          <table:table-cell table:style-name="ce5"/>
          <table:table-cell table:number-columns-repeated="2" table:style-name="ce32"/>
          <table:table-cell office:value-type="string" table:style-name="ce12">
            <text:p>De IM-ketenpartners vormen de politie, brandweer, ambulancezorg (GHOR), wegbeheerders (voornamelijk Rijkswaterstaat, provincies en gemeenten en in mindere mate waterschappen en particulieren van eigen wegen), het OM, bergers, verzekeringsdeskundigen (berging) en de pechhulpverleners. Tegelijk wordt er ook nauw samengewerkt met alarmcentrales, de transportsector (TLN, EVO, KNV), verzekeraars en verzekeringsdeskundigen (STI). Dus publiek en privaat. RWS heeft het namens de ketenpartners ontwikkeld en beheert het ook.<text:s/></text:p>
          </table:table-cell>
          <table:table-cell office:value-type="date" office:date-value="2012-12-28T00:00:00" table:style-name="ce34">
            <text:p>28-12-2012</text:p>
          </table:table-cell>
          <table:table-cell table:number-columns-repeated="16366"/>
        </table:table-row>
        <table:table-row table:style-name="ro1">
          <table:table-cell office:value-type="string" table:style-name="ce86">
            <text:p>in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office:value-type="date" office:date-value="2011-09-30T00:00:00" table:style-name="ce41">
            <text:p>30-09-2011</text:p>
          </table:table-cell>
          <table:table-cell office:value-type="string" table:style-name="ce36">
            <text:p>Quickscan</text:p>
          </table:table-cell>
          <table:table-cell office:value-type="float" office:value="47" table:style-name="ce36">
            <text:p>47</text:p>
          </table:table-cell>
          <table:table-cell table:style-name="ce36"/>
          <table:table-cell office:value-type="string" table:style-name="ce4">
            <text:p>Onderdeel van het centrale VenJ CMS. Site voldoet maar is niet individueel getest.</text:p>
          </table:table-cell>
          <table:table-cell table:style-name="ce67"/>
          <table:table-cell table:style-name="ce37"/>
          <table:table-cell table:style-name="ce41"/>
          <table:table-cell table:style-name="ce37"/>
          <table:table-cell office:value-type="date" office:date-value="2012-09-30T00:00:00" table:style-name="ce40">
            <text:p>30-09-2012</text:p>
          </table:table-cell>
          <table:table-cell table:style-name="ce41"/>
          <table:table-cell table:style-name="ce14"/>
          <table:table-cell office:value-type="date" office:date-value="2013-03-28T00:00:00" table:style-name="ce34">
            <text:p>28-03-2013</text:p>
          </table:table-cell>
          <table:table-cell table:number-columns-repeated="16366"/>
        </table:table-row>
        <table:table-row table:style-name="ro1">
          <table:table-cell office:value-type="string" table:style-name="ce86">
            <text:p>indi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nd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ndones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ndonesia-i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ndones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nfomil</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table:style-name="ce3"/>
          <table:table-cell table:style-name="ce2"/>
          <table:table-cell table:number-columns-repeated="16366"/>
        </table:table-row>
        <table:table-row table:style-name="ro1">
          <table:table-cell office:value-type="string" table:style-name="ce86">
            <text:p>infopuntbrandveilig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34"/>
          <table:table-cell office:value-type="string" table:style-name="ce2">
            <text:p>Quickscan</text:p>
          </table:table-cell>
          <table:table-cell office:value-type="float" office:value="36" table:style-name="ce2">
            <text:p>36</text:p>
          </table:table-cell>
          <table:table-cell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9-25T00:00:00" table:style-name="ce34">
            <text:p>25-09-2012</text:p>
          </table:table-cell>
          <table:table-cell table:number-columns-repeated="16366"/>
        </table:table-row>
        <table:table-row table:style-name="ro1">
          <table:table-cell office:value-type="string" table:style-name="ce86">
            <text:p>infopuntgroning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infopuntveilighei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9" table:style-name="ce2">
            <text:p>39</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informatiehuismarien</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1-30T00:00:00" table:style-name="ce34">
            <text:p>30-11-2012</text:p>
          </table:table-cell>
          <table:table-cell office:value-type="string" table:style-name="ce2">
            <text:p>Quality House</text:p>
          </table:table-cell>
          <table:table-cell office:value-type="float" office:value="81" table:style-name="ce2">
            <text:p>81</text:p>
          </table:table-cell>
          <table:table-cell table:style-name="ce2"/>
          <table:table-cell table:style-name="ce4"/>
          <table:table-cell table:style-name="ce67"/>
          <table:table-cell table:number-columns-repeated="5" table:style-name="ce2"/>
          <table:table-cell office:value-type="string" table:style-name="ce19">
            <text:p>Het Informatiehuis Marien (IHM) is een gemeenschappelijk initiatief van de ministeries van Infrastructuur en Milieu (IenM) en Economische zaken, Landbouw en Innovatie (ELenI). Het ministerie van Defensie is lid van de klankbordgroep en leverancier van data, kennis en advies. In 2014 komt er een nieuw dataportal waarin de webrichtlijnen worden meegenomen. Voor de zomer van 2013 zullen een aantal geconstateerde webrichtlijnen issues worden opgelost.</text:p>
          </table:table-cell>
          <table:table-cell office:value-type="date" office:date-value="2013-05-16T00:00:00" table:style-name="ce34">
            <text:p>16-05-2013</text:p>
          </table:table-cell>
          <table:table-cell table:number-columns-repeated="16366"/>
        </table:table-row>
        <table:table-row table:style-name="ro1">
          <table:table-cell office:value-type="string" table:style-name="ce86">
            <text:p>infoterugkeer</text:p>
          </table:table-cell>
          <table:table-cell office:value-type="string" table:style-name="ce3">
            <text:p>.nl</text:p>
          </table:table-cell>
          <table:table-cell table:style-name="ce92"/>
          <table:table-cell office:value-type="string" table:style-name="ce82">
            <text:p>VenJ</text:p>
          </table:table-cell>
          <table:table-cell table:style-name="ce2"/>
          <table:table-cell office:value-type="date" office:date-value="2013-02-27T00:00:00" table:style-name="ce34">
            <text:p>27-02-2013</text:p>
          </table:table-cell>
          <table:table-cell office:value-type="string" table:style-name="ce2">
            <text:p>Accessibility</text:p>
          </table:table-cell>
          <table:table-cell table:number-columns-repeated="2"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innova58</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innova58</text:p>
          </table:table-cell>
          <table:table-cell office:value-type="string" table:style-name="ce3">
            <text:p>.com</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inspectiejeugdzor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5T00:00:00" table:style-name="ce7">
            <text:p>25-03-2013</text:p>
          </table:table-cell>
          <table:table-cell office:value-type="string" table:style-name="ce2">
            <text:p>Quality House</text:p>
          </table:table-cell>
          <table:table-cell office:value-type="float" office:value="124" table:style-name="ce2">
            <text:p>124</text:p>
          </table:table-cell>
          <table:table-cell table:style-name="ce2"/>
          <table:table-cell office:value-type="string" table:style-name="ce3">
            <text:p>PDF's vanaf 2012 worden nog omgezet naar open standaard. (ijkpunt 9.6)</text:p>
          </table:table-cell>
          <table:table-cell table:style-name="ce70"/>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inspectieloket</text:p>
          </table:table-cell>
          <table:table-cell office:value-type="string" table:style-name="ce3">
            <text:p>.nl</text:p>
          </table:table-cell>
          <table:table-cell table:style-name="ce92"/>
          <table:table-cell office:value-type="string" table:style-name="ce83">
            <text:p>BZK</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inspectieonderwijs</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vt</text:p>
          </table:table-cell>
          <table:table-cell office:value-type="date" office:date-value="2012-07-03T00:00:00" table:style-name="ce32">
            <text:p>03-07-2012</text:p>
          </table:table-cell>
          <table:table-cell table:style-name="ce5"/>
          <table:table-cell office:value-type="float" office:value="100" table:style-name="ce5">
            <text:p>100</text:p>
          </table:table-cell>
          <table:table-cell table:style-name="ce5"/>
          <table:table-cell table:style-name="ce4"/>
          <table:table-cell table:style-name="ce67"/>
          <table:table-cell table:style-name="ce5"/>
          <table:table-cell table:style-name="ce55"/>
          <table:table-cell office:value-type="string" table:style-name="ce5">
            <text:p>onderwijsinspectie.nl</text:p>
          </table:table-cell>
          <table:table-cell table:style-name="ce2"/>
          <table:table-cell office:value-type="date" office:date-value="1905-07-05T00:00:00" table:style-name="ce32">
            <text:p>05-07-1905</text:p>
          </table:table-cell>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inspectieszw</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string" table:style-name="ce34">
            <text:p>test in 2012</text:p>
          </table:table-cell>
          <table:table-cell office:value-type="string" table:style-name="ce5">
            <text:p>Quality House</text:p>
          </table:table-cell>
          <table:table-cell office:value-type="float" office:value="82" table:style-name="ce2">
            <text:p>82</text:p>
          </table:table-cell>
          <table:table-cell table:style-name="ce2"/>
          <table:table-cell table:style-name="ce4"/>
          <table:table-cell table:style-name="ce67"/>
          <table:table-cell table:style-name="ce2"/>
          <table:table-cell table:style-name="ce34"/>
          <table:table-cell table:style-name="ce2"/>
          <table:table-cell office:value-type="date" office:date-value="2012-12-31T00:00:00" table:style-name="ce34">
            <text:p>31-12-2012</text:p>
          </table:table-cell>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internationaalondernemen</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internationalefuncties</text:p>
          </table:table-cell>
          <table:table-cell office:value-type="string" table:style-name="ce3">
            <text:p>.nl</text:p>
          </table:table-cell>
          <table:table-cell table:style-name="ce92"/>
          <table:table-cell office:value-type="string" table:style-name="ce82">
            <text:p>BUZA</text:p>
          </table:table-cell>
          <table:table-cell office:value-type="string" table:style-name="ce2">
            <text:p>ja</text:p>
          </table:table-cell>
          <table:table-cell office:value-type="string" table:style-name="ce34">
            <text:p>31-06-2013</text:p>
          </table:table-cell>
          <table:table-cell office:value-type="string" table:style-name="ce2">
            <text:p>Accessibility</text:p>
          </table:table-cell>
          <table:table-cell table:number-columns-repeated="2" table:style-name="ce2"/>
          <table:table-cell office:value-type="string" table:style-name="ce4">
            <text:p>Site is getest en wordt op een aantal punten aangepast.<text:s/></text:p>
          </table:table-cell>
          <table:table-cell table:style-name="ce67"/>
          <table:table-cell table:style-name="ce5"/>
          <table:table-cell table:style-name="ce32"/>
          <table:table-cell table:style-name="ce5"/>
          <table:table-cell office:value-type="string" table:style-name="ce32">
            <text:p>31/06/2013</text:p>
          </table:table-cell>
          <table:table-cell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internetpill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
          <table:table-cell table:number-columns-repeated="3" table:style-name="ce2"/>
          <table:table-cell office:value-type="string" table:style-name="ce4">
            <text:p>wordt april 2013 herbouwd</text:p>
          </table:table-cell>
          <table:table-cell table:style-name="ce67"/>
          <table:table-cell table:style-name="ce5"/>
          <table:table-cell table:style-name="ce32"/>
          <table:table-cell table:style-name="ce5"/>
          <table:table-cell office:value-type="date" office:date-value="2013-05-01T00:00:00" table:style-name="ce32">
            <text:p>01-05-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internetspiegel</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Ja</text:p>
          </table:table-cell>
          <table:table-cell office:value-type="string" table:style-name="ce32">
            <text:p>16-2-2012 + maart 2012</text:p>
          </table:table-cell>
          <table:table-cell office:value-type="string" table:style-name="ce33">
            <text:p>Quickscan</text:p>
          </table:table-cell>
          <table:table-cell office:value-type="float" office:value="47" table:style-name="ce5">
            <text:p>47</text:p>
          </table:table-cell>
          <table:table-cell table:style-name="ce5"/>
          <table:table-cell table:style-name="ce4"/>
          <table:table-cell table:style-name="ce67"/>
          <table:table-cell table:style-name="ce5"/>
          <table:table-cell table:style-name="ce32"/>
          <table:table-cell table:style-name="ce5"/>
          <table:table-cell office:value-type="date" office:date-value="2013-12-31T00:00:00" table:style-name="ce32">
            <text:p>31-12-2013</text:p>
          </table:table-cell>
          <table:table-cell table:style-name="ce32"/>
          <table:table-cell table:style-name="ce21"/>
          <table:table-cell office:value-type="date" office:date-value="2013-03-17T00:00:00" table:style-name="ce34">
            <text:p>17-03-2013</text:p>
          </table:table-cell>
          <table:table-cell table:number-columns-repeated="16366"/>
        </table:table-row>
        <table:table-row table:style-name="ro1">
          <table:table-cell office:value-type="string" table:style-name="ce86">
            <text:p>invoeringwmo</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1-08T00:00:00" table:style-name="ce34">
            <text:p>08-01-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ipk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Rijksportaal</text:p>
          </table:table-cell>
          <table:table-cell table:style-name="ce2"/>
          <table:table-cell office:value-type="date" office:date-value="2012-05-15T00:00:00" table:style-name="ce32">
            <text:p>15-05-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irak.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ra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r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raq.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reland.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style-name="ce4"/>
        </table:table-row>
        <table:table-row table:style-name="ro1">
          <table:table-cell office:value-type="string" table:style-name="ce86">
            <text:p>isis-web</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islamitischgeestelijkeverzorg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5" table:style-name="ce2">
            <text:p>35</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israel.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srael.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stanbul.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stanbul.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stanbul-tr.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tal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talie.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taly.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taly.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ivenj</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jaarverslag-de-werkmaatschappij</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number-columns-repeated="2" table:style-name="ce34"/>
          <table:table-cell table:number-columns-repeated="2" table:style-name="ce2"/>
          <table:table-cell table:style-name="ce4"/>
          <table:table-cell table:style-name="ce67"/>
          <table:table-cell table:style-name="ce5"/>
          <table:table-cell table:style-name="ce32"/>
          <table:table-cell office:value-type="string" table:style-name="ce59">
            <text:p>de-werkmaatschappij.nl</text:p>
          </table:table-cell>
          <table:table-cell table:style-name="ce32"/>
          <table:table-cell office:value-type="date" office:date-value="2012-12-01T00:00:00" table:style-name="ce32">
            <text:p>01-12-2012</text:p>
          </table:table-cell>
          <table:table-cell table:style-name="ce4"/>
          <table:table-cell office:value-type="date" office:date-value="2012-09-24T00:00:00" table:style-name="ce34">
            <text:p>24-09-2012</text:p>
          </table:table-cell>
          <table:table-cell table:number-columns-repeated="16366"/>
        </table:table-row>
        <table:table-row table:style-name="ro1">
          <table:table-cell office:value-type="string" table:style-name="ce86">
            <text:p>jaarverslagdienstregeling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3T00:00:00" table:style-name="ce34">
            <text:p>13-02-2012</text:p>
          </table:table-cell>
          <table:table-cell office:value-type="string" table:style-name="ce2">
            <text:p>Sogeti</text:p>
          </table:table-cell>
          <table:table-cell office:value-type="float" office:value="113" table:style-name="ce2">
            <text:p>113</text:p>
          </table:table-cell>
          <table:table-cell table:style-name="ce2"/>
          <table:table-cell table:style-name="ce4"/>
          <table:table-cell table:style-name="ce67"/>
          <table:table-cell table:style-name="ce5"/>
          <table:table-cell table:style-name="ce34"/>
          <table:table-cell office:value-type="string" table:style-name="ce64">
            <text:p><text:a xlink:href="http://www.dienst-regelingen.nl/">www.dienst-regelingen.nl</text:a></text:p>
          </table:table-cell>
          <table:table-cell table:style-name="ce34"/>
          <table:table-cell office:value-type="date" office:date-value="2013-04-01T00:00:00" table:style-name="ce34">
            <text:p>01-04-2013</text:p>
          </table:table-cell>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jaarverslagenzor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8T00:00:00" table:style-name="ce34">
            <text:p>28-03-2013</text:p>
          </table:table-cell>
          <table:table-cell office:value-type="string" table:style-name="ce2">
            <text:p>Quality House</text:p>
          </table:table-cell>
          <table:table-cell office:value-type="float" office:value="115" table:style-name="ce2">
            <text:p>115</text:p>
          </table:table-cell>
          <table:table-cell table:style-name="ce2"/>
          <table:table-cell office:value-type="string" table:style-name="ce78">
            <text:p>De site voldoet aan alle webrichtlijnen muv ijkpunt 14.4 en 15.6. Het betreft 2 formulieren. In mei 2013 komt capaciteit beschikbaar om deze te herbouwen.</text:p>
          </table:table-cell>
          <table:table-cell table:style-name="ce79"/>
          <table:table-cell table:style-name="ce5"/>
          <table:table-cell table:style-name="ce32"/>
          <table:table-cell table:style-name="ce5"/>
          <table:table-cell office:value-type="date" office:date-value="2013-03-28T00:00:00" table:style-name="ce32">
            <text:p>28-03-2013</text:p>
          </table:table-cell>
          <table:table-cell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jaarverslaglnv</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37">
            <text:p>rijksoverheid.nl</text:p>
          </table:table-cell>
          <table:table-cell table:style-name="ce32"/>
          <table:table-cell office:value-type="string" table:style-name="ce32">
            <text:p>a.s.a.p.</text:p>
          </table:table-cell>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jaofnee</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1-18T00:00:00" table:style-name="ce34">
            <text:p>18-01-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japa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jap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japan-jp.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jeugdinricht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3" table:style-name="ce2">
            <text:p>33</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jeugdinspectie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06T00:00:00" table:style-name="ce7">
            <text:p>06-04-2013</text:p>
          </table:table-cell>
          <table:table-cell office:value-type="string" table:style-name="ce2">
            <text:p>Quality House</text:p>
          </table:table-cell>
          <table:table-cell office:value-type="float" office:value="61" table:style-name="ce2">
            <text:p>61</text:p>
          </table:table-cell>
          <table:table-cell table:style-name="ce2"/>
          <table:table-cell table:style-name="ce4"/>
          <table:table-cell table:style-name="ce67"/>
          <table:table-cell table:style-name="ce5"/>
          <table:table-cell table:style-name="ce32"/>
          <table:table-cell table:style-name="ce5"/>
          <table:table-cell office:value-type="date" office:date-value="2013-04-06T00:00:00" table:style-name="ce32">
            <text:p>06-04-2013</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jongeren.minfin</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4"/>
          <table:table-cell office:value-type="string" table:style-name="ce5">
            <text:p>prinsjesdag2011.nl</text:p>
          </table:table-cell>
          <table:table-cell table:style-name="ce32"/>
          <table:table-cell office:value-type="date" office:date-value="2012-05-31T00:00:00" table:style-name="ce32">
            <text:p>3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jord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jordan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jubitdiensten</text:p>
          </table:table-cell>
          <table:table-cell office:value-type="string" table:style-name="ce3">
            <text:p>.nl</text:p>
          </table:table-cell>
          <table:table-cell table:style-name="ce92"/>
          <table:table-cell office:value-type="string" table:style-name="ce82">
            <text:p>VenJ</text:p>
          </table:table-cell>
          <table:table-cell table:number-columns-repeated="5" table:style-name="ce2"/>
          <table:table-cell table:style-name="ce4"/>
          <table:table-cell table:style-name="ce67"/>
          <table:table-cell table:style-name="ce2"/>
          <table:table-cell table:style-name="ce34"/>
          <table:table-cell table:number-columns-repeated="3" table:style-name="ce2"/>
          <table:table-cell table:style-name="ce3"/>
          <table:table-cell table:style-name="ce34"/>
          <table:table-cell table:number-columns-repeated="16366"/>
        </table:table-row>
        <table:table-row table:style-name="ro1">
          <table:table-cell office:value-type="string" table:style-name="ce86">
            <text:p>jubitketentest</text:p>
          </table:table-cell>
          <table:table-cell office:value-type="string" table:style-name="ce3">
            <text:p>.nl</text:p>
          </table:table-cell>
          <table:table-cell table:style-name="ce92"/>
          <table:table-cell office:value-type="string" table:style-name="ce82">
            <text:p>VenJ</text:p>
          </table:table-cell>
          <table:table-cell table:number-columns-repeated="5" table:style-name="ce2"/>
          <table:table-cell table:style-name="ce4"/>
          <table:table-cell table:style-name="ce67"/>
          <table:table-cell table:style-name="ce2"/>
          <table:table-cell table:style-name="ce34"/>
          <table:table-cell table:number-columns-repeated="3" table:style-name="ce2"/>
          <table:table-cell table:style-name="ce3"/>
          <table:table-cell table:style-name="ce34"/>
          <table:table-cell table:number-columns-repeated="16366"/>
        </table:table-row>
        <table:table-row table:style-name="ro1">
          <table:table-cell office:value-type="string" table:style-name="ce86">
            <text:p>justi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table:style-name="ce34"/>
          <table:table-cell office:value-type="string" table:style-name="ce5">
            <text:p>Quickscan</text:p>
          </table:table-cell>
          <table:table-cell office:value-type="float" office:value="46" table:style-name="ce2">
            <text:p>46</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justi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6" table:style-name="ce2">
            <text:p>46</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kabinetvandekoning</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nvt</text:p>
          </table:table-cell>
          <table:table-cell table:style-name="ce34"/>
          <table:table-cell table:number-columns-repeated="3" table:style-name="ce2"/>
          <table:table-cell table:style-name="ce4"/>
          <table:table-cell table:style-name="ce80"/>
          <table:table-cell table:style-name="ce5"/>
          <table:table-cell table:style-name="ce32"/>
          <table:table-cell office:value-type="string" table:style-name="ce37">
            <text:p>rijksoverheid.nl</text:p>
          </table:table-cell>
          <table:table-cell table:style-name="ce32"/>
          <table:table-cell office:value-type="date" office:date-value="2014-08-31T00:00:00" table:style-name="ce32">
            <text:p>31-08-2014</text:p>
          </table:table-cell>
          <table:table-cell table:style-name="ce4"/>
          <table:table-cell table:style-name="ce2"/>
          <table:table-cell table:number-columns-repeated="16366"/>
        </table:table-row>
        <table:table-row table:style-name="ro1">
          <table:table-cell office:value-type="string" table:style-name="ce86">
            <text:p>kadaster</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kansspelautoritei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kasteelgroenevel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2" table:style-name="ce2">
            <text:p>32</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kavelruildrenthe</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kavelruilfrysla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kavelruilgroning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kavelruillimbur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kazachsta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azakhst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azakhstan-ru.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b</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kbv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kcb</text:p>
          </table:table-cell>
          <table:table-cell office:value-type="string" table:style-name="ce3">
            <text:p>.nl</text:p>
          </table:table-cell>
          <table:table-cell table:style-name="ce92"/>
          <table:table-cell office:value-type="string" table:style-name="ce82">
            <text:p>EZ</text:p>
          </table:table-cell>
          <table:table-cell table:number-columns-repeated="2" table:style-name="ce34"/>
          <table:table-cell table:number-columns-repeated="3"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kc-wetgev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Site voldoet maar is niet extern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keni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e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iesbeter</text:p>
          </table:table-cell>
          <table:table-cell office:value-type="string" table:style-name="ce3">
            <text:p>.nl</text:p>
          </table:table-cell>
          <table:table-cell table:style-name="ce92"/>
          <table:table-cell office:value-type="string" table:style-name="ce82">
            <text:p>VWS</text:p>
          </table:table-cell>
          <table:table-cell office:value-type="string" table:style-name="ce5">
            <text:p>ja</text:p>
          </table:table-cell>
          <table:table-cell office:value-type="date" office:date-value="2012-02-23T00:00:00" table:style-name="ce32">
            <text:p>23-02-2012</text:p>
          </table:table-cell>
          <table:table-cell office:value-type="string" table:style-name="ce5">
            <text:p>Quality House</text:p>
          </table:table-cell>
          <table:table-cell office:value-type="float" office:value="30" table:style-name="ce5">
            <text:p>30</text:p>
          </table:table-cell>
          <table:table-cell table:style-name="ce2"/>
          <table:table-cell office:value-type="string" table:style-name="ce4">
            <text:p>site wordt vernieuwd</text:p>
          </table:table-cell>
          <table:table-cell table:style-name="ce67"/>
          <table:table-cell table:style-name="ce2"/>
          <table:table-cell table:style-name="ce32"/>
          <table:table-cell table:style-name="ce5"/>
          <table:table-cell office:value-type="date" office:date-value="2014-01-01T00:00:00" table:style-name="ce34">
            <text:p>01-01-2014</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kiesraa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2-23T00:00:00" table:style-name="ce34">
            <text:p>23-02-2012</text:p>
          </table:table-cell>
          <table:table-cell office:value-type="string" table:style-name="ce5">
            <text:p>Quality House</text:p>
          </table:table-cell>
          <table:table-cell table:number-columns-repeated="2" table:style-name="ce2"/>
          <table:table-cell table:style-name="ce4"/>
          <table:table-cell table:style-name="ce67"/>
          <table:table-cell office:value-type="string" table:style-name="ce5">
            <text:p>X</text:p>
          </table:table-cell>
          <table:table-cell table:style-name="ce32"/>
          <table:table-cell table:style-name="ce5"/>
          <table:table-cell office:value-type="date" office:date-value="2012-07-01T00:00:00" table:style-name="ce32">
            <text:p>01-07-2012</text:p>
          </table:table-cell>
          <table:table-cell table:style-name="ce2"/>
          <table:table-cell office:value-type="string" table:style-name="ce4">
            <text:p>Bouw nieuwe site conform webrichtlijnen</text:p>
          </table:table-cell>
          <table:table-cell office:value-type="date" office:date-value="2012-09-11T00:00:00" table:style-name="ce34">
            <text:p>11-09-2012</text:p>
          </table:table-cell>
          <table:table-cell table:number-columns-repeated="16366"/>
        </table:table-row>
        <table:table-row table:style-name="ro1">
          <table:table-cell office:value-type="string" table:style-name="ce86">
            <text:p>kimnet</text:p>
          </table:table-cell>
          <table:table-cell office:value-type="string" table:style-name="ce3">
            <text:p>.nl</text:p>
          </table:table-cell>
          <table:table-cell table:style-name="ce92"/>
          <table:table-cell office:value-type="string" table:style-name="ce82">
            <text:p>IenM</text:p>
          </table:table-cell>
          <table:table-cell office:value-type="string" table:style-name="ce5">
            <text:p>Ja</text:p>
          </table:table-cell>
          <table:table-cell office:value-type="date" office:date-value="2013-02-01T00:00:00" table:style-name="ce12">
            <text:p>01-02-2013</text:p>
          </table:table-cell>
          <table:table-cell office:value-type="string" table:style-name="ce5">
            <text:p>Quality House</text:p>
          </table:table-cell>
          <table:table-cell office:value-type="float" office:value="82" table:style-name="ce5">
            <text:p>82</text:p>
          </table:table-cell>
          <table:table-cell table:style-name="ce2"/>
          <table:table-cell table:style-name="ce4"/>
          <table:table-cell table:style-name="ce67"/>
          <table:table-cell table:number-columns-repeated="5" table:style-name="ce2"/>
          <table:table-cell table:style-name="ce3"/>
          <table:table-cell office:value-type="date" office:date-value="2013-03-26T00:00:00" table:style-name="ce34">
            <text:p>26-03-2013</text:p>
          </table:table-cell>
          <table:table-cell table:number-columns-repeated="16366"/>
        </table:table-row>
        <table:table-row table:style-name="ro1">
          <table:table-cell office:value-type="string" table:style-name="ce86">
            <text:p>kinderbescherm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4-23T00:00:00" table:style-name="ce34">
            <text:p>23-04-2012</text:p>
          </table:table-cell>
          <table:table-cell office:value-type="string" table:style-name="ce5">
            <text:p>Quality House</text:p>
          </table:table-cell>
          <table:table-cell office:value-type="float" office:value="80" table:style-name="ce2">
            <text:p>80</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klimaatmonitor.databank</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knaw</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knmi</text:p>
          </table:table-cell>
          <table:table-cell office:value-type="string" table:style-name="ce3">
            <text:p>.nl</text:p>
          </table:table-cell>
          <table:table-cell table:style-name="ce92"/>
          <table:table-cell office:value-type="string" table:style-name="ce82">
            <text:p>IenM</text:p>
          </table:table-cell>
          <table:table-cell office:value-type="string" table:style-name="ce34">
            <text:p>Nee</text:p>
          </table:table-cell>
          <table:table-cell office:value-type="date" office:date-value="2012-05-01T00:00:00" table:style-name="ce34">
            <text:p>01-05-2012</text:p>
          </table:table-cell>
          <table:table-cell office:value-type="string" table:style-name="ce35">
            <text:p>Quickscan + handmatig </text:p>
          </table:table-cell>
          <table:table-cell table:number-columns-repeated="2" table:style-name="ce2"/>
          <table:table-cell office:value-type="string" table:style-name="ce4">
            <text:p>De site voldoet in grote mate aan de prio. 1 web richtlijnen. Nieuwe onderdelen worden ontworpen met inachtneming van de geldende richtlijnen. Gezien de enorme omvang van de site <text:s/>ligt de prioriteit op het aanbrengen van verbeteringen op het publieksdeel.</text:p>
            <text:p/>
          </table:table-cell>
          <table:table-cell office:value-type="float" office:value="2200000" table:style-name="ce67">
            <text:p>2.200.000<text:s/></text:p>
          </table:table-cell>
          <table:table-cell table:number-columns-repeated="2" table:style-name="ce5"/>
          <table:table-cell table:style-name="ce32"/>
          <table:table-cell office:value-type="date" office:date-value="2013-03-01T00:00:00" table:style-name="ce32">
            <text:p>01-03-2013</text:p>
          </table:table-cell>
          <table:table-cell table:style-name="ce5"/>
          <table:table-cell office:value-type="string" table:style-name="ce12">
            <text:p>Werkzaamheden zijn in juni 2012 gestart volgens ingediend plan en zijn in medio maart 2013 afgerond.<text:s/></text:p>
            <text:p/>
          </table:table-cell>
          <table:table-cell office:value-type="date" office:date-value="2012-07-09T00:00:00" table:style-name="ce34">
            <text:p>09-07-2012</text:p>
          </table:table-cell>
          <table:table-cell table:number-columns-repeated="16366"/>
        </table:table-row>
        <table:table-row table:style-name="ro1">
          <table:table-cell office:value-type="string" table:style-name="ce86">
            <text:p>koeweit.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ombijdepoliti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9" table:style-name="ce2">
            <text:p>39</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s/></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koninklijkhuis</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3-01-31T00:00:00" table:style-name="ce34">
            <text:p>31-01-2013</text:p>
          </table:table-cell>
          <table:table-cell office:value-type="string" table:style-name="ce2">
            <text:p>Quality House</text:p>
          </table:table-cell>
          <table:table-cell table:style-name="ce2"/>
          <table:table-cell office:value-type="float" office:value="51" table:style-name="ce2">
            <text:p>51</text:p>
          </table:table-cell>
          <table:table-cell table:style-name="ce4"/>
          <table:table-cell table:style-name="ce80"/>
          <table:table-cell table:number-columns-repeated="2" table:style-name="ce5"/>
          <table:table-cell table:number-columns-repeated="2" table:style-name="ce32"/>
          <table:table-cell table:style-name="ce5"/>
          <table:table-cell table:style-name="ce7"/>
          <table:table-cell office:value-type="date" office:date-value="2013-03-17T00:00:00" table:style-name="ce34">
            <text:p>17-03-2013</text:p>
          </table:table-cell>
          <table:table-cell table:number-columns-repeated="16366"/>
        </table:table-row>
        <table:table-row table:style-name="ro1">
          <table:table-cell office:value-type="string" table:style-name="ce86">
            <text:p>kosov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osovo.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osteneffectiviteit-preventie.rivm</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kostenvanziekt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kroat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uwait.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kvk</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39" table:style-name="ce2">
            <text:p>39</text:p>
          </table:table-cell>
          <table:table-cell table:style-name="ce2"/>
          <table:table-cell table:style-name="ce4"/>
          <table:table-cell table:style-name="ce67"/>
          <table:table-cell office:value-type="string" table:style-name="ce5">
            <text:p>X</text:p>
          </table:table-cell>
          <table:table-cell table:style-name="ce34"/>
          <table:table-cell office:value-type="string" table:style-name="ce5">
            <text:p>Ondernemersplein</text:p>
          </table:table-cell>
          <table:table-cell table:style-name="ce34"/>
          <table:table-cell office:value-type="date" office:date-value="2013-04-01T00:00:00" table:style-name="ce32">
            <text:p>01-04-2013</text:p>
          </table:table-cell>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labelgiqu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andelijkeadviescommissieplaatsing</text:p>
          </table:table-cell>
          <table:table-cell office:value-type="string" table:style-name="ce3">
            <text:p>.nl</text:p>
          </table:table-cell>
          <table:table-cell table:style-name="ce92"/>
          <table:table-cell office:value-type="string" table:style-name="ce82">
            <text:p>VenJ</text:p>
          </table:table-cell>
          <table:table-cell table:number-columns-repeated="5" table:style-name="ce2"/>
          <table:table-cell office:value-type="string" table:style-name="ce4">
            <text:p>Site voldoet maar is niet extern getest.</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landelijkregisterkinderopvang</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1-11-15T00:00:00" table:style-name="ce60">
            <text:p>15-11-2011</text:p>
          </table:table-cell>
          <table:table-cell office:value-type="string" table:style-name="ce38">
            <text:p>Accessibility</text:p>
          </table:table-cell>
          <table:table-cell office:value-type="float" office:value="105" table:style-name="ce38">
            <text:p>105</text:p>
          </table:table-cell>
          <table:table-cell table:style-name="ce2"/>
          <table:table-cell table:style-name="ce4"/>
          <table:table-cell table:style-name="ce67"/>
          <table:table-cell table:style-name="ce2"/>
          <table:table-cell table:style-name="ce34"/>
          <table:table-cell table:style-name="ce2"/>
          <table:table-cell office:value-type="date" office:date-value="2012-12-31T00:00:00" table:style-name="ce34">
            <text:p>31-12-2012</text:p>
          </table:table-cell>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landinrichtingent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landinrichtingloss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landinrichtingrijss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larepubliquedubeni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atv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bio</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4-23T00:00:00" table:style-name="ce34">
            <text:p>23-04-2012</text:p>
          </table:table-cell>
          <table:table-cell office:value-type="string" table:style-name="ce5">
            <text:p>Quality House</text:p>
          </table:table-cell>
          <table:table-cell office:value-type="float" office:value="72" table:style-name="ce2">
            <text:p>72</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lcw.demis</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06T00:00:00" table:style-name="ce34">
            <text:p>06-12-2012</text:p>
          </table:table-cell>
          <table:table-cell office:value-type="string" table:style-name="ce2">
            <text:p>Qualityhouse</text:p>
          </table:table-cell>
          <table:table-cell office:value-type="float" office:value="50" table:style-name="ce2">
            <text:p>50</text:p>
          </table:table-cell>
          <table:table-cell table:style-name="ce2"/>
          <table:table-cell office:value-type="string" table:style-name="ce4">
            <text:p>Wordt gesplitst in publiekdeel via www.rws.nl en een professioneel afgesloten onderdeel per november 2013. Daarom in 2013 geen investeringen in de webrichtlijn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lebano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eburkinafas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eefbaarometer</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Ja</text:p>
          </table:table-cell>
          <table:table-cell office:value-type="date" office:date-value="2012-02-21T00:00:00" table:style-name="ce32">
            <text:p>21-02-2012</text:p>
          </table:table-cell>
          <table:table-cell office:value-type="string" table:style-name="ce5">
            <text:p>QualityHouse</text:p>
          </table:table-cell>
          <table:table-cell office:value-type="float" office:value="109" table:style-name="ce5">
            <text:p>109</text:p>
          </table:table-cell>
          <table:table-cell table:style-name="ce5"/>
          <table:table-cell table:style-name="ce4"/>
          <table:table-cell table:style-name="ce67"/>
          <table:table-cell table:style-name="ce32"/>
          <table:table-cell table:style-name="ce5"/>
          <table:table-cell office:value-type="string" table:style-name="ce5">
            <text:p>Atlasleefomgeving.nl (I&amp;M).</text:p>
          </table:table-cell>
          <table:table-cell table:style-name="ce32"/>
          <table:table-cell office:value-type="date" office:date-value="2013-12-31T00:00:00" table:style-name="ce32">
            <text:p>31-12-2013</text:p>
          </table:table-cell>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leidraadse</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office:value-type="string" table:style-name="ce4">
            <text:p>Krijgt de opdracht om te laten testen.</text:p>
          </table:table-cell>
          <table:table-cell table:style-name="ce67"/>
          <table:table-cell table:number-columns-repeated="5" table:style-name="ce2"/>
          <table:table-cell office:value-type="string" table:style-name="ce10">
            <text:p>Domein staat op naam van RWS. Prorail, Rijkswaterstaat, NL Ingenieurs, Bouwend Nederland en de Vereniging van Waterbouwers bieden hiermee een platform voor dialoog op het gebied van Systems Engineering tussen opdrachtgevers en opdrachtnemers in de GWW-sector. Dus publiek en privaat.<text:s/></text:p>
          </table:table-cell>
          <table:table-cell office:value-type="date" office:date-value="2012-12-28T00:00:00" table:style-name="ce34">
            <text:p>28-12-2012</text:p>
          </table:table-cell>
          <table:table-cell table:number-columns-repeated="16366"/>
        </table:table-row>
        <table:table-row table:style-name="ro1">
          <table:table-cell office:value-type="string" table:style-name="ce86">
            <text:p>lemali.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erenenwerken</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n.v.t.</text:p>
          </table:table-cell>
          <table:table-cell table:style-name="ce34"/>
          <table:table-cell office:value-type="string" table:style-name="ce2">
            <text:p>Quickscan</text:p>
          </table:table-cell>
          <table:table-cell office:value-type="float" office:value="31" table:style-name="ce2">
            <text:p>31</text:p>
          </table:table-cell>
          <table:table-cell table:style-name="ce2"/>
          <table:table-cell table:style-name="ce4"/>
          <table:table-cell table:style-name="ce67"/>
          <table:table-cell office:value-type="string" table:style-name="ce2">
            <text:p>X</text:p>
          </table:table-cell>
          <table:table-cell table:style-name="ce32"/>
          <table:table-cell table:number-columns-repeated="2" table:style-name="ce2"/>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lerenvoorduurzameontwikkelin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3T00:00:00" table:style-name="ce34">
            <text:p>23-01-2013</text:p>
          </table:table-cell>
          <table:table-cell office:value-type="string" table:style-name="ce2">
            <text:p>Quickscan</text:p>
          </table:table-cell>
          <table:table-cell office:value-type="float" office:value="38" table:style-name="ce2">
            <text:p>38</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lerwand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esenegal.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et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etterenfonds</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libano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ib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iby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im-info</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10-08T00:00:00" table:style-name="ce34">
            <text:p>08-10-2012</text:p>
          </table:table-cell>
          <table:table-cell table:number-columns-repeated="16366"/>
        </table:table-row>
        <table:table-row table:style-name="ro1">
          <table:table-cell office:value-type="string" table:style-name="ce86">
            <text:p>lintjes</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10-12T00:00:00" table:style-name="ce34">
            <text:p>12-10-2012</text:p>
          </table:table-cell>
          <table:table-cell office:value-type="string" table:style-name="ce2">
            <text:p>Accessibility</text:p>
          </table:table-cell>
          <table:table-cell office:value-type="float" office:value="125" table:style-name="ce2">
            <text:p>125</text:p>
          </table:table-cell>
          <table:table-cell table:style-name="ce2"/>
          <table:table-cell table:style-name="ce4"/>
          <table:table-cell table:style-name="ce67"/>
          <table:table-cell table:number-columns-repeated="5" table:style-name="ce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lithua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itouwe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ocov</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1-04T00:00:00" table:style-name="ce34">
            <text:p>04-01-2013</text:p>
          </table:table-cell>
          <table:table-cell office:value-type="string" table:style-name="ce2">
            <text:p>Qualityhouse</text:p>
          </table:table-cell>
          <table:table-cell office:value-type="float" office:value="78" table:style-name="ce2">
            <text:p>78</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logius</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1-04-08T00:00:00" table:style-name="ce34">
            <text:p>08-04-2011</text:p>
          </table:table-cell>
          <table:table-cell office:value-type="string" table:style-name="ce33">
            <text:p>Accessibility</text:p>
          </table:table-cell>
          <table:table-cell office:value-type="float" office:value="125" table:style-name="ce2">
            <text:p>125</text:p>
          </table:table-cell>
          <table:table-cell office:value-type="float" office:value="51" table:style-name="ce2">
            <text:p>51</text:p>
          </table:table-cell>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loketgezondlev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luchtmachtbase-x</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werkenbijdefensie.nl</text:p>
          </table:table-cell>
          <table:table-cell table:style-name="ce32"/>
          <table:table-cell office:value-type="date" office:date-value="2013-02-15T00:00:00" table:style-name="ce32">
            <text:p>15-02-2013</text:p>
          </table:table-cell>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luchtmachtwings</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website loyaliteitsprogramma Defensie</text:p>
          </table:table-cell>
          <table:table-cell table:style-name="ce32"/>
          <table:table-cell office:value-type="date" office:date-value="2013-05-31T00:00:00" table:style-name="ce32">
            <text:p>31-05-2013</text:p>
          </table:table-cell>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lusak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usak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uxemburg.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lvnl</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lza-lp</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2T00:00:00" table:style-name="ce7">
            <text:p>22-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maatschappelijkestage</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ee</text:p>
          </table:table-cell>
          <table:table-cell table:style-name="ce34"/>
          <table:table-cell table:number-columns-repeated="3" table:style-name="ce2"/>
          <table:table-cell table:style-name="ce13"/>
          <table:table-cell table:style-name="ce69"/>
          <table:table-cell table:style-name="ce5"/>
          <table:table-cell office:value-type="float" office:value="2013" table:style-name="ce55">
            <text:p>2013</text:p>
          </table:table-cell>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macedo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lays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leis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li.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lt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lt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roc.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rokk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aror</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mediafonds</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6">
            <text:p>meetadviesdienst</text:p>
          </table:table-cell>
          <table:table-cell office:value-type="string" table:style-name="ce3">
            <text:p>.nl</text:p>
          </table:table-cell>
          <table:table-cell table:style-name="ce3"/>
          <table:table-cell office:value-type="string" table:style-name="ce3">
            <text:p>IenM</text:p>
          </table:table-cell>
          <table:table-cell office:value-type="string" table:style-name="ce2">
            <text:p>ja</text:p>
          </table:table-cell>
          <table:table-cell office:value-type="date" office:date-value="2012-11-29T00:00:00" table:style-name="ce34">
            <text:p>29-11-2012</text:p>
          </table:table-cell>
          <table:table-cell office:value-type="string" table:style-name="ce2">
            <text:p>Qualityhouse</text:p>
          </table:table-cell>
          <table:table-cell office:value-type="float" office:value="49" table:style-name="ce2">
            <text:p>49</text:p>
          </table:table-cell>
          <table:table-cell table:style-name="ce2"/>
          <table:table-cell office:value-type="string" table:style-name="ce4">
            <text:p>Wordt gesplitst in publiekdeel via www.rws.nl en een professioneel afgesloten onderdeel per november 2013. Daarom in 2013 geen investeringen in de webrichtlijnen.</text:p>
          </table:table-cell>
          <table:table-cell table:style-name="ce67"/>
          <table:table-cell table:style-name="ce2"/>
          <table:table-cell table:style-name="ce32"/>
          <table:table-cell table:style-name="ce5"/>
          <table:table-cell table:number-columns-repeated="2" table:style-name="ce32"/>
          <table:table-cell office:value-type="date" office:date-value="2013-10-01T00:00:00" table:style-name="ce12">
            <text:p>01-10-2013</text:p>
          </table:table-cell>
          <table:table-cell office:value-type="date" office:date-value="2013-05-16T00:00:00" table:style-name="ce34">
            <text:p>16-05-2013</text:p>
          </table:table-cell>
          <table:table-cell table:number-columns-repeated="16366"/>
        </table:table-row>
        <table:table-row table:style-name="ro1">
          <table:table-cell office:value-type="string" table:style-name="ce86">
            <text:p>meetinformatiedienst</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office:value-type="string" table:style-name="ce4">
            <text:p>Zou offline moeten zijn. Nagaan waarom er weer info op de site staa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12-28T00:00:00" table:style-name="ce34">
            <text:p>28-12-2012</text:p>
          </table:table-cell>
          <table:table-cell table:number-columns-repeated="16366"/>
        </table:table-row>
        <table:table-row table:style-name="ro1">
          <table:table-cell office:value-type="string" table:style-name="ce86">
            <text:p>meldpuntcybercrim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2" table:style-name="ce2">
            <text:p>32</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meldpuntvuurwerk</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ilent.nl</text:p>
          </table:table-cell>
          <table:table-cell office:value-type="date" office:date-value="2013-12-31T00:00:00" table:style-name="ce32">
            <text:p>31-12-2013</text:p>
          </table:table-cell>
          <table:table-cell table:style-name="ce32"/>
          <table:table-cell table:style-name="ce4"/>
          <table:table-cell office:value-type="date" office:date-value="2013-08-22T00:00:00" table:style-name="ce34">
            <text:p>22-08-2013</text:p>
          </table:table-cell>
          <table:table-cell table:number-columns-repeated="16366"/>
        </table:table-row>
        <table:table-row table:style-name="ro1">
          <table:table-cell office:value-type="string" table:style-name="ce86">
            <text:p>mensenrechtentulp</text:p>
          </table:table-cell>
          <table:table-cell office:value-type="string" table:style-name="ce3">
            <text:p>.nl</text:p>
          </table:table-cell>
          <table:table-cell table:style-name="ce92"/>
          <table:table-cell office:value-type="string" table:style-name="ce82">
            <text:p>BUZA</text:p>
          </table:table-cell>
          <table:table-cell office:value-type="string" table:style-name="ce2">
            <text:p>n.v.t.</text:p>
          </table:table-cell>
          <table:table-cell table:style-name="ce34"/>
          <table:table-cell office:value-type="string" table:style-name="ce2">
            <text:p>Quickscan</text:p>
          </table:table-cell>
          <table:table-cell office:value-type="float" office:value="36" table:style-name="ce2">
            <text:p>36</text:p>
          </table:table-cell>
          <table:table-cell table:style-name="ce2"/>
          <table:table-cell table:style-name="ce4"/>
          <table:table-cell table:style-name="ce67"/>
          <table:table-cell table:style-name="ce5"/>
          <table:table-cell table:style-name="ce32"/>
          <table:table-cell office:value-type="string" table:style-name="ce37">
            <text:p>rijksoverheid.nl</text:p>
          </table:table-cell>
          <table:table-cell table:style-name="ce32"/>
          <table:table-cell office:value-type="string" table:style-name="ce32">
            <text:p>31-06-2012</text:p>
          </table:table-cell>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mexic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exico.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iami.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iavamiljaarverslag</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miedenprojec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3" table:style-name="ce2">
            <text:p>33</text:p>
          </table:table-cell>
          <table:table-cell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mijn.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table:style-name="ce32"/>
          <table:table-cell office:value-type="string" table:style-name="ce33">
            <text:p>Accessibility</text:p>
          </table:table-cell>
          <table:table-cell office:value-type="float" office:value="125" table:style-name="ce5">
            <text:p>125</text:p>
          </table:table-cell>
          <table:table-cell table:style-name="ce5"/>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mijnpoliti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2"/>
          <table:table-cell office:value-type="string" table:style-name="ce2">
            <text:p>Quickscan</text:p>
          </table:table-cell>
          <table:table-cell office:value-type="float" office:value="0" table:style-name="ce2">
            <text:p>0</text:p>
          </table:table-cell>
          <table:table-cell table:style-name="ce33"/>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mijnprivacy</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8" table:style-name="ce2">
            <text:p>38</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militaireluchtvaartmuseum</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number-columns-repeated="4" table:style-name="ce2"/>
          <table:table-cell table:style-name="ce4"/>
          <table:table-cell table:style-name="ce67"/>
          <table:table-cell table:number-columns-repeated="2" table:style-name="ce2"/>
          <table:table-cell office:value-type="string" table:style-name="ce2">
            <text:p>website Nationaal Militair Museum</text:p>
          </table:table-cell>
          <table:table-cell table:style-name="ce2"/>
          <table:table-cell office:value-type="float" office:value="2014" table:style-name="ce2">
            <text:p>2014</text:p>
          </table:table-cell>
          <table:table-cell office:value-type="string" table:style-name="ce3">
            <text:p>nieuw museum is zelfstandige stichting, die niet tot Rijksoverheid behoort</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mineleni.nederlandsesoort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41" table:style-name="ce2">
            <text:p>41</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minvws.pressdoc</text:p>
          </table:table-cell>
          <table:table-cell office:value-type="string" table:style-name="ce3">
            <text:p>.com</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moderniseringgba</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8-10T00:00:00" table:style-name="ce12">
            <text:p>10-08-2012</text:p>
          </table:table-cell>
          <table:table-cell office:value-type="string" table:style-name="ce33">
            <text:p>Sogeti</text:p>
          </table:table-cell>
          <table:table-cell table:style-name="ce5"/>
          <table:table-cell table:style-name="ce33"/>
          <table:table-cell table:style-name="ce14"/>
          <table:table-cell table:style-name="ce67"/>
          <table:table-cell table:style-name="ce37"/>
          <table:table-cell table:style-name="ce42"/>
          <table:table-cell table:style-name="ce37"/>
          <table:table-cell office:value-type="date" office:date-value="2013-10-01T00:00:00" table:style-name="ce40">
            <text:p>01-10-2013</text:p>
          </table:table-cell>
          <table:table-cell table:style-name="ce32"/>
          <table:table-cell office:value-type="string" table:style-name="ce4">
            <text:p>Bouw nieuwe website conform webrichtlijnen.</text:p>
          </table:table-cell>
          <table:table-cell office:value-type="date" office:date-value="2013-04-02T00:00:00" table:style-name="ce34">
            <text:p>02-04-2013</text:p>
          </table:table-cell>
          <table:table-cell table:number-columns-repeated="16366"/>
        </table:table-row>
        <table:table-row table:style-name="ro1">
          <table:table-cell office:value-type="string" table:style-name="ce86">
            <text:p>mondriaanfoundation</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mongolia.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onitorgezondheid</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motrainingen</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11-19T00:00:00" table:style-name="ce32">
            <text:p>19-11-2012</text:p>
          </table:table-cell>
          <table:table-cell office:value-type="string" table:style-name="ce37">
            <text:p>Sogeti</text:p>
          </table:table-cell>
          <table:table-cell office:value-type="float" office:value="125" table:style-name="ce5">
            <text:p>125</text:p>
          </table:table-cell>
          <table:table-cell table:style-name="ce5"/>
          <table:table-cell table:style-name="ce4"/>
          <table:table-cell table:style-name="ce67"/>
          <table:table-cell table:number-columns-repeated="3" table:style-name="ce5"/>
          <table:table-cell office:value-type="date" office:date-value="2012-12-31T00:00:00" table:style-name="ce32">
            <text:p>31-12-2012</text:p>
          </table:table-cell>
          <table:table-cell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mozambiqu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ozambique.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mpbundels.mindef</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number-columns-repeated="4" table:style-name="ce2"/>
          <table:table-cell table:style-name="ce4"/>
          <table:table-cell table:style-name="ce67"/>
          <table:table-cell table:style-name="ce2"/>
          <table:table-cell office:value-type="float" office:value="2013" table:style-name="ce2">
            <text:p>2013</text:p>
          </table:table-cell>
          <table:table-cell office:value-type="string" table:style-name="ce2">
            <text:p>rijksoverheid.nl</text:p>
          </table:table-cell>
          <table:table-cell table:style-name="ce2"/>
          <table:table-cell office:value-type="date" office:date-value="2013-12-31T00:00:00" table:style-name="ce34">
            <text:p>31-12-2013</text:p>
          </table:table-cell>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mrsa.rivm</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naarnederland</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2-01-26T00:00:00" table:style-name="ce41">
            <text:p>26-01-2012</text:p>
          </table:table-cell>
          <table:table-cell office:value-type="string" table:style-name="ce5">
            <text:p>Quality House</text:p>
          </table:table-cell>
          <table:table-cell office:value-type="float" office:value="98" table:style-name="ce36">
            <text:p>98</text:p>
          </table:table-cell>
          <table:table-cell table:style-name="ce36"/>
          <table:table-cell table:style-name="ce14"/>
          <table:table-cell table:style-name="ce67"/>
          <table:table-cell table:style-name="ce37"/>
          <table:table-cell table:style-name="ce41"/>
          <table:table-cell table:style-name="ce37"/>
          <table:table-cell office:value-type="date" office:date-value="2012-12-31T00:00:00" table:style-name="ce40">
            <text:p>31-12-2012</text:p>
          </table:table-cell>
          <table:table-cell table:style-name="ce41"/>
          <table:table-cell table:style-name="ce15"/>
          <table:table-cell office:value-type="date" office:date-value="2013-03-17T00:00:00" table:style-name="ce34">
            <text:p>17-03-2013</text:p>
          </table:table-cell>
          <table:table-cell table:number-columns-repeated="16366"/>
        </table:table-row>
        <table:table-row table:style-name="ro1">
          <table:table-cell office:value-type="string" table:style-name="ce86">
            <text:p>nabsokunming.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ak</text:p>
          </table:table-cell>
          <table:table-cell office:value-type="string" table:style-name="ce3">
            <text:p>.nl</text:p>
          </table:table-cell>
          <table:table-cell table:style-name="ce92"/>
          <table:table-cell office:value-type="string" table:style-name="ce82">
            <text:p>EZ</text:p>
          </table:table-cell>
          <table:table-cell table:number-columns-repeated="2" table:style-name="ce34"/>
          <table:table-cell table:number-columns-repeated="3"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ktuinbouw</text:p>
          </table:table-cell>
          <table:table-cell office:value-type="string" table:style-name="ce3">
            <text:p>.nl</text:p>
          </table:table-cell>
          <table:table-cell table:style-name="ce92"/>
          <table:table-cell office:value-type="string" table:style-name="ce82">
            <text:p>EZ</text:p>
          </table:table-cell>
          <table:table-cell table:number-columns-repeated="2" table:style-name="ce34"/>
          <table:table-cell table:number-columns-repeated="3"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tionaalarchief</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1-18T00:00:00" table:style-name="ce32">
            <text:p>18-01-2012</text:p>
          </table:table-cell>
          <table:table-cell office:value-type="string" table:style-name="ce5">
            <text:p>Quality House</text:p>
          </table:table-cell>
          <table:table-cell office:value-type="float" office:value="125" table:style-name="ce5">
            <text:p>125</text:p>
          </table:table-cell>
          <table:table-cell table:style-name="ce5"/>
          <table:table-cell table:style-name="ce13"/>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nationaalkompa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nationaalrapporteur</text:p>
          </table:table-cell>
          <table:table-cell office:value-type="string" table:style-name="ce3">
            <text:p>.nl</text:p>
          </table:table-cell>
          <table:table-cell table:style-name="ce92"/>
          <table:table-cell office:value-type="string" table:style-name="ce82">
            <text:p>VenJ</text:p>
          </table:table-cell>
          <table:table-cell table:number-columns-repeated="5" table:style-name="ce2"/>
          <table:table-cell office:value-type="string" table:style-name="ce4">
            <text:p>Onderdeel van het centrale VenJ CMS. Site voldoet maar is niet individueel getest.</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nationalereisvraa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office:value-type="string" table:style-name="ce4">
            <text:p>WORDT BINNENKORT OPGEHEVEn</text:p>
          </table:table-cell>
          <table:table-cell table:style-name="ce67"/>
          <table:table-cell table:style-name="ce5"/>
          <table:table-cell office:value-type="date" office:date-value="2013-04-01T00:00:00" table:style-name="ce32">
            <text:p>01-04-2013</text:p>
          </table:table-cell>
          <table:table-cell table:style-name="ce5"/>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tura2000</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tura2000beheerplann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2" table:style-name="ce2">
            <text:p>32</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tura2000deltawater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5" table:style-name="ce2">
            <text:p>35</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tuurkenni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1" table:style-name="ce2">
            <text:p>31</text:p>
          </table:table-cell>
          <table:table-cell table:style-name="ce2"/>
          <table:table-cell table:style-name="ce4"/>
          <table:table-cell table:style-name="ce67"/>
          <table:table-cell office:value-type="string" table:style-name="ce5">
            <text:p>X</text:p>
          </table:table-cell>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tuurloke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5" table:style-name="ce2">
            <text:p>35</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avo.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bb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csc</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2" table:style-name="ce2">
            <text:p>42</text:p>
          </table:table-cell>
          <table:table-cell table:style-name="ce2"/>
          <table:table-cell office:value-type="string" table:style-name="ce4">
            <text:p>Verbeteracties worden gepland</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ctv</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ederlan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2-10-15T00:00:00" table:style-name="ce32">
            <text:p>15-10-2012</text:p>
          </table:table-cell>
          <table:table-cell table:style-name="ce5"/>
          <table:table-cell office:value-type="date" office:date-value="2012-12-31T00:00:00" table:style-name="ce32">
            <text:p>31-12-2012</text:p>
          </table:table-cell>
          <table:table-cell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nederlandveilig</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nvt</text:p>
          </table:table-cell>
          <table:table-cell table:style-name="ce34"/>
          <table:table-cell table:number-columns-repeated="3" table:style-name="ce2"/>
          <table:table-cell table:style-name="ce4"/>
          <table:table-cell table:style-name="ce80"/>
          <table:table-cell table:style-name="ce5"/>
          <table:table-cell office:value-type="date" office:date-value="2013-09-30T00:00:00" table:style-name="ce32">
            <text:p>30-09-2013</text:p>
          </table:table-cell>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eemtinitiatief</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2-06-01T00:00:00" table:style-name="ce32">
            <text:p>01-06-2012</text:p>
          </table:table-cell>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nessie</text:p>
          </table:table-cell>
          <table:table-cell table:style-name="ce3"/>
          <table:table-cell office:value-type="string" table:style-name="ce92">
            <text:p>.nu</text:p>
          </table:table-cell>
          <table:table-cell office:value-type="string" table:style-name="ce82">
            <text:p>OCW</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office:value-type="date" office:date-value="2012-12-31T00:00:00" table:style-name="ce32">
            <text:p>31-12-2012</text:p>
          </table:table-cell>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nevo-online.rivm</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newtohollan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1-27T00:00:00" table:style-name="ce40">
            <text:p>27-01-2012</text:p>
          </table:table-cell>
          <table:table-cell office:value-type="string" table:style-name="ce37">
            <text:p>Sogeti</text:p>
          </table:table-cell>
          <table:table-cell office:value-type="float" office:value="96" table:style-name="ce37">
            <text:p>96</text:p>
          </table:table-cell>
          <table:table-cell table:style-name="ce37"/>
          <table:table-cell office:value-type="string" table:style-name="ce14">
            <text:p>Site voldoet gedeeltelijk. Prioriteit 1 ijkpunten zijn in ordt. Verdere verbetering is gepland</text:p>
          </table:table-cell>
          <table:table-cell table:style-name="ce67"/>
          <table:table-cell table:style-name="ce37"/>
          <table:table-cell table:style-name="ce40"/>
          <table:table-cell table:style-name="ce37"/>
          <table:table-cell table:number-columns-repeated="2" table:style-name="ce40"/>
          <table:table-cell office:value-type="string" table:style-name="ce14">
            <text:p>Webportaal, samenwerking Manifestgroep met beknopte info en doorverwijzing naar verschillende organisaties. In overleg met de andere organisaties zal een keuze en plan worden gemaakt.</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newzealand.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fi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2"/>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fi-info</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4" table:style-name="ce2">
            <text:p>44</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icaragu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0"/>
          <table:table-cell office:value-type="date" office:date-value="2013-03-27T00:00:00" table:style-name="ce34">
            <text:p>27-03-2013</text:p>
          </table:table-cell>
          <table:table-cell table:number-columns-repeated="16366"/>
        </table:table-row>
        <table:table-row table:style-name="ro1">
          <table:table-cell office:value-type="string" table:style-name="ce86">
            <text:p>nicaragu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idos</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office:value-type="string" table:style-name="ce3">
            <text:p>ZBO, officieel van VenJ maar werkterrein onder MinBZK</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nieuwzee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ifpne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7" table:style-name="ce2">
            <text:p>37</text:p>
          </table:table-cell>
          <table:table-cell table:style-name="ce2"/>
          <table:table-cell office:value-type="string" table:style-name="ce4">
            <text:p>Verbeteracties worden gepland</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ifv</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27" table:style-name="ce2">
            <text:p>27</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igeri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iger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is.rijkswaterstaat</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14T00:00:00" table:style-name="ce34">
            <text:p>14-12-2012</text:p>
          </table:table-cell>
          <table:table-cell office:value-type="string" table:style-name="ce2">
            <text:p>Qualityhouse</text:p>
          </table:table-cell>
          <table:table-cell office:value-type="float" office:value="53" table:style-name="ce2">
            <text:p>53</text:p>
          </table:table-cell>
          <table:table-cell table:style-name="ce2"/>
          <table:table-cell table:style-name="ce4"/>
          <table:table-cell table:style-name="ce67"/>
          <table:table-cell table:number-columns-repeated="5" table:style-name="ce2"/>
          <table:table-cell office:value-type="string" table:style-name="ce3">
            <text:p>Verbeteringen release juni 2013. Voldoen aan webrichtlijnen december 2013</text:p>
          </table:table-cell>
          <table:table-cell office:value-type="date" office:date-value="2013-05-16T00:00:00" table:style-name="ce34">
            <text:p>16-05-2013</text:p>
          </table:table-cell>
          <table:table-cell table:number-columns-repeated="16366"/>
        </table:table-row>
        <table:table-row table:style-name="ro1">
          <table:table-cell office:value-type="string" table:style-name="ce86">
            <text:p>niv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office:value-type="string" table:style-name="ce4">
            <text:p>MOET NOG WEGGEHAALD</text:p>
          </table:table-cell>
          <table:table-cell table:style-name="ce67"/>
          <table:table-cell table:style-name="ce5"/>
          <table:table-cell office:value-type="date" office:date-value="2012-12-31T00:00:00" table:style-name="ce32">
            <text:p>31-12-2012</text:p>
          </table:table-cell>
          <table:table-cell table:style-name="ce5"/>
          <table:table-cell table:number-columns-repeated="2" table:style-name="ce32"/>
          <table:table-cell office:value-type="string" table:style-name="ce4">
            <text:p>Verwijssite</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niwo</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nkca</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0"/>
          <table:table-cell office:value-type="date" office:date-value="2013-03-28T00:00:00" table:style-name="ce34">
            <text:p>28-03-2013</text:p>
          </table:table-cell>
          <table:table-cell table:number-columns-repeated="16366"/>
        </table:table-row>
        <table:table-row table:style-name="ro1">
          <table:table-cell office:value-type="string" table:style-name="ce86">
            <text:p>nl.espacenet</text:p>
          </table:table-cell>
          <table:table-cell office:value-type="string" table:style-name="ce3">
            <text:p>.com</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nl.hollandinvietnam</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l2040</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31" table:style-name="ce2">
            <text:p>31</text:p>
          </table:table-cell>
          <table:table-cell table:style-name="ce2"/>
          <table:table-cell office:value-type="string" table:style-name="ce4">
            <text:p>MOET NOG WEGGEHAALD</text:p>
          </table:table-cell>
          <table:table-cell table:style-name="ce67"/>
          <table:table-cell table:style-name="ce5"/>
          <table:table-cell office:value-type="date" office:date-value="2012-07-04T00:00:00" table:style-name="ce34">
            <text:p>04-07-2012</text:p>
          </table:table-cell>
          <table:table-cell table:style-name="ce5"/>
          <table:table-cell table:number-columns-repeated="2"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latlanta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Nee</text:p>
          </table:table-cell>
          <table:table-cell table:style-name="ce2"/>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BZ gaat voorzieningen treffen die ervoor zorgen dat site van consulaat in de site van ambassade Washington opgenomen kan worden.</text:p>
          </table:table-cell>
          <table:table-cell table:style-name="ce67"/>
          <table:table-cell table:style-name="ce5"/>
          <table:table-cell table:number-columns-repeated="4"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lconsulatehoust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Nee</text:p>
          </table:table-cell>
          <table:table-cell table:style-name="ce2"/>
          <table:table-cell office:value-type="string" table:style-name="ce2">
            <text:p>Quickscan</text:p>
          </table:table-cell>
          <table:table-cell office:value-type="float" office:value="29" table:style-name="ce2">
            <text:p>29</text:p>
          </table:table-cell>
          <table:table-cell table:style-name="ce2"/>
          <table:table-cell office:value-type="string" table:style-name="ce4">
            <text:p>BZ gaat voorzieningen treffen die ervoor zorgen dat site van consulaat in de site van ambassade Washington opgenomen kan worden.</text:p>
          </table:table-cell>
          <table:table-cell table:style-name="ce67"/>
          <table:table-cell table:style-name="ce5"/>
          <table:table-cell table:number-columns-repeated="4"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lconsulateorlando</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Nee</text:p>
          </table:table-cell>
          <table:table-cell table:style-name="ce2"/>
          <table:table-cell office:value-type="string" table:style-name="ce2">
            <text:p>Quickscan</text:p>
          </table:table-cell>
          <table:table-cell office:value-type="float" office:value="36" table:style-name="ce2">
            <text:p>36</text:p>
          </table:table-cell>
          <table:table-cell table:style-name="ce2"/>
          <table:table-cell office:value-type="string" table:style-name="ce4">
            <text:p>BZ gaat voorzieningen treffen die ervoor zorgen dat site van consulaat in de site van ambassade Washington opgenomen kan worden.</text:p>
          </table:table-cell>
          <table:table-cell table:style-name="ce67"/>
          <table:table-cell table:style-name="ce5"/>
          <table:table-cell table:number-columns-repeated="4"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log</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lrf2013</text:p>
          </table:table-cell>
          <table:table-cell office:value-type="string" table:style-name="ce3">
            <text:p>.nl</text:p>
          </table:table-cell>
          <table:table-cell table:style-name="ce92"/>
          <table:table-cell office:value-type="string" table:style-name="ce82">
            <text:p>BUZA</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nltr400</text:p>
          </table:table-cell>
          <table:table-cell office:value-type="string" table:style-name="ce3">
            <text:p>.nl</text:p>
          </table:table-cell>
          <table:table-cell table:style-name="ce92"/>
          <table:table-cell office:value-type="string" table:style-name="ce82">
            <text:p>BUZA</text:p>
          </table:table-cell>
          <table:table-cell office:value-type="string" table:style-name="ce2">
            <text:p>Nee</text:p>
          </table:table-cell>
          <table:table-cell table:style-name="ce34"/>
          <table:table-cell office:value-type="string" table:style-name="ce5">
            <text:p>Quickscan</text:p>
          </table:table-cell>
          <table:table-cell office:value-type="float" office:value="40" table:style-name="ce2">
            <text:p>40</text:p>
          </table:table-cell>
          <table:table-cell table:style-name="ce2"/>
          <table:table-cell office:value-type="string" table:style-name="ce4">
            <text:p>Van site wordt samenvatting gemaakt en op rijksoverheid.nl geplaatst. Daarna wordt de site opgeheven.</text:p>
          </table:table-cell>
          <table:table-cell table:style-name="ce67"/>
          <table:table-cell table:style-name="ce5"/>
          <table:table-cell table:style-name="ce32"/>
          <table:table-cell office:value-type="string" table:style-name="ce5">
            <text:p>rijksoverheid.nl</text:p>
          </table:table-cell>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text:a xlink:href="http://www.nlvalidatie.nl/">nlvalidatie</text:a></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number-columns-repeated="3" table:style-name="ce2"/>
          <table:table-cell office:value-type="date" office:date-value="2013-12-31T00:00:00" table:style-name="ce32">
            <text:p>31-12-2013</text:p>
          </table:table-cell>
          <table:table-cell table:style-name="ce2"/>
          <table:table-cell table:style-name="ce3"/>
          <table:table-cell table:style-name="ce2"/>
          <table:table-cell table:number-columns-repeated="16366"/>
        </table:table-row>
        <table:table-row table:style-name="ro1">
          <table:table-cell office:value-type="string" table:style-name="ce86">
            <text:p>nm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42" table:style-name="ce2">
            <text:p>42</text:p>
          </table:table-cell>
          <table:table-cell table:style-name="ce2"/>
          <table:table-cell table:style-name="ce4"/>
          <table:table-cell table:style-name="ce67"/>
          <table:table-cell table:style-name="ce5"/>
          <table:table-cell table:style-name="ce34"/>
          <table:table-cell office:value-type="string" table:style-name="ce35">
            <text:p>acm.nl</text:p>
          </table:table-cell>
          <table:table-cell table:style-name="ce34"/>
          <table:table-cell office:value-type="date" office:date-value="2013-03-01T00:00:00" table:style-name="ce32">
            <text:p>01-03-2013</text:p>
          </table:table-cell>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me</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no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oord-west380kv</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oordwestoverijssel</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noordzeeatlas</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office:value-type="string" table:style-name="ce4">
            <text:p>Krijgt de opdracht om te laten testen.</text:p>
          </table:table-cell>
          <table:table-cell table:style-name="ce67"/>
          <table:table-cell table:style-name="ce2"/>
          <table:table-cell table:style-name="ce32"/>
          <table:table-cell table:style-name="ce5"/>
          <table:table-cell table:number-columns-repeated="2" table:style-name="ce32"/>
          <table:table-cell office:value-type="string" table:style-name="ce11">
            <text:p>De Noordzeeatlas is vervaardigd in opdracht van het Interdepartementaal Directeurenoverleg Noordzee (IDON), een samenwerkingsverband van ministeries die een taak op de Noordzee hebben. Domein staat op naam van RWS.<text:s/></text:p>
          </table:table-cell>
          <table:table-cell office:value-type="date" office:date-value="2012-12-28T00:00:00" table:style-name="ce34">
            <text:p>28-12-2012</text:p>
          </table:table-cell>
          <table:table-cell table:number-columns-repeated="16366"/>
        </table:table-row>
        <table:table-row table:style-name="ro1">
          <table:table-cell office:value-type="string" table:style-name="ce86">
            <text:p>noordzeeloket</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noorwege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orway.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rgd</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2" table:style-name="ce2">
            <text:p>42</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nss2014</text:p>
          </table:table-cell>
          <table:table-cell office:value-type="string" table:style-name="ce3">
            <text:p>.com</text:p>
          </table:table-cell>
          <table:table-cell table:style-name="ce92"/>
          <table:table-cell office:value-type="string" table:style-name="ce82">
            <text:p>BUZA</text:p>
          </table:table-cell>
          <table:table-cell table:number-columns-repeated="5"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11-28T00:00:00" table:style-name="ce34">
            <text:p>28-11-2012</text:p>
          </table:table-cell>
          <table:table-cell table:number-columns-repeated="16366"/>
        </table:table-row>
        <table:table-row table:style-name="ro1">
          <table:table-cell office:value-type="string" table:style-name="ce86">
            <text:p>nucforexpert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0" table:style-name="ce2">
            <text:p>0</text:p>
          </table:table-cell>
          <table:table-cell table:style-name="ce2"/>
          <table:table-cell table:style-name="ce4"/>
          <table:table-cell table:style-name="ce67"/>
          <table:table-cell table:number-columns-repeated="5" table:style-name="ce2"/>
          <table:table-cell table:style-name="ce3"/>
          <table:table-cell office:value-type="date" office:date-value="2012-09-25T00:00:00" table:style-name="ce34">
            <text:p>25-09-2012</text:p>
          </table:table-cell>
          <table:table-cell table:number-columns-repeated="16366"/>
        </table:table-row>
        <table:table-row table:style-name="ro1">
          <table:table-cell office:value-type="string" table:style-name="ce86">
            <text:p>nuclearforensics</text:p>
          </table:table-cell>
          <table:table-cell office:value-type="string" table:style-name="ce3">
            <text:p>.eu</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6" table:style-name="ce2">
            <text:p>46</text:p>
          </table:table-cell>
          <table:table-cell table:style-name="ce2"/>
          <table:table-cell office:value-type="string" table:style-name="ce4">
            <text:p>Onderdeel van het centrale VenJ CMS. Site voldoet maar is niet individueel getest.</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nvao</text:p>
          </table:table-cell>
          <table:table-cell table:style-name="ce3"/>
          <table:table-cell office:value-type="string" table:style-name="ce92">
            <text:p>.net</text:p>
          </table:table-cell>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nwo</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ny.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nza</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ocwduo</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55"/>
          <table:table-cell office:value-type="string" table:style-name="ce5">
            <text:p>duo.nl</text:p>
          </table:table-cell>
          <table:table-cell table:style-name="ce2"/>
          <table:table-cell office:value-type="string" table:style-name="ce77">
            <text:p>mei 2012</text:p>
          </table:table-cell>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oecdguidelines</text:p>
          </table:table-cell>
          <table:table-cell office:value-type="string" table:style-name="ce3">
            <text:p>.nl</text:p>
          </table:table-cell>
          <table:table-cell table:style-name="ce92"/>
          <table:table-cell office:value-type="string" table:style-name="ce82">
            <text:p>BUZA</text:p>
          </table:table-cell>
          <table:table-cell office:value-type="string" table:style-name="ce2">
            <text:p>Nee</text:p>
          </table:table-cell>
          <table:table-cell office:value-type="date" office:date-value="2013-12-31T00:00:00" table:style-name="ce34">
            <text:p>31-12-2013</text:p>
          </table:table-cell>
          <table:table-cell table:number-columns-repeated="3" table:style-name="ce2"/>
          <table:table-cell office:value-type="string" table:style-name="ce4">
            <text:p>BZ onderzoekt of de site ondergebracht kan worden bij government.nl of als zelfstandige site kan voortbestaan, op Platform rijksoverheid.nl of binnen Postenweb.</text:p>
          </table:table-cell>
          <table:table-cell table:style-name="ce67"/>
          <table:table-cell table:style-name="ce2"/>
          <table:table-cell table:style-name="ce34"/>
          <table:table-cell table:style-name="ce2"/>
          <table:table-cell office:value-type="date" office:date-value="2013-12-31T00:00:00" table:style-name="ce34">
            <text:p>31-12-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efeningbonfir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Wordt opgeheven</text:p>
          </table:table-cell>
          <table:table-cell table:style-name="ce67"/>
          <table:table-cell table:style-name="ce5"/>
          <table:table-cell office:value-type="string" table:style-name="ce32">
            <text:p>onbekend</text:p>
          </table:table-cell>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oekraine.nlambassade</text:p>
          </table:table-cell>
          <table:table-cell table:style-name="ce3"/>
          <table:table-cell office:value-type="string" table:style-name="ce92">
            <text:p>.org</text:p>
          </table:table-cell>
          <table:table-cell office:value-type="string" table:style-name="ce88">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eso.nlvertegenwoordiging</text:p>
          </table:table-cell>
          <table:table-cell table:style-name="ce3"/>
          <table:table-cell office:value-type="string" table:style-name="ce92">
            <text:p>.org</text:p>
          </table:table-cell>
          <table:table-cell office:value-type="string" table:style-name="ce91">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esorichtlijnen</text:p>
          </table:table-cell>
          <table:table-cell office:value-type="string" table:style-name="ce3">
            <text:p>.nl</text:p>
          </table:table-cell>
          <table:table-cell table:style-name="ce92"/>
          <table:table-cell office:value-type="string" table:style-name="ce90">
            <text:p>BUZA</text:p>
          </table:table-cell>
          <table:table-cell office:value-type="string" table:style-name="ce2">
            <text:p>Nee</text:p>
          </table:table-cell>
          <table:table-cell office:value-type="date" office:date-value="2013-12-31T00:00:00" table:style-name="ce34">
            <text:p>31-12-2013</text:p>
          </table:table-cell>
          <table:table-cell table:number-columns-repeated="3" table:style-name="ce2"/>
          <table:table-cell office:value-type="string" table:style-name="ce4">
            <text:p>BZ onderzoekt of de site ondergebracht kan worden bij rijksoverheid.nl, of als zelfstandige site kan voortbestaan, op Platform rijksoverheid.nl of binnen Postenweb.</text:p>
          </table:table-cell>
          <table:table-cell table:style-name="ce67"/>
          <table:table-cell table:style-name="ce2"/>
          <table:table-cell table:style-name="ce34"/>
          <table:table-cell table:style-name="ce2"/>
          <table:table-cell office:value-type="date" office:date-value="2013-12-31T00:00:00" table:style-name="ce34">
            <text:p>31-12-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m</text:p>
          </table:table-cell>
          <table:table-cell office:value-type="string" table:style-name="ce3">
            <text:p>.nl</text:p>
          </table:table-cell>
          <table:table-cell table:style-name="ce92"/>
          <table:table-cell office:value-type="string" table:style-name="ce89">
            <text:p>VenJ</text:p>
          </table:table-cell>
          <table:table-cell office:value-type="string" table:style-name="ce2">
            <text:p>Ja</text:p>
          </table:table-cell>
          <table:table-cell table:style-name="ce34"/>
          <table:table-cell table:style-name="ce5"/>
          <table:table-cell table:number-columns-repeated="2" table:style-name="ce2"/>
          <table:table-cell office:value-type="string" table:style-name="ce4">
            <text:p>Site voldoet maar is niet extern getes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om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mgevingsloket</text:p>
          </table:table-cell>
          <table:table-cell office:value-type="string" table:style-name="ce3">
            <text:p>.nl</text:p>
          </table:table-cell>
          <table:table-cell table:style-name="ce92"/>
          <table:table-cell office:value-type="string" table:style-name="ce82">
            <text:p>IenM</text:p>
          </table:table-cell>
          <table:table-cell table:style-name="ce34"/>
          <table:table-cell office:value-type="date" office:date-value="2012-11-23T00:00:00" table:style-name="ce34">
            <text:p>23-11-2012</text:p>
          </table:table-cell>
          <table:table-cell office:value-type="string" table:style-name="ce2">
            <text:p>Quality House</text:p>
          </table:table-cell>
          <table:table-cell office:value-type="float" office:value="84" table:style-name="ce2">
            <text:p>84</text:p>
          </table:table-cell>
          <table:table-cell table:style-name="ce2"/>
          <table:table-cell office:value-type="string" table:style-name="ce4">
            <text:p>Aanpassingen in release 1-1-2014 en daarna hertoets. Dit om wettelijk opgedragen taken niet te dwarsbomen.</text:p>
          </table:table-cell>
          <table:table-cell table:style-name="ce67"/>
          <table:table-cell table:style-name="ce5"/>
          <table:table-cell table:style-name="ce32"/>
          <table:table-cell table:style-name="ce5"/>
          <table:table-cell office:value-type="date" office:date-value="2014-01-01T00:00:00" table:style-name="ce32">
            <text:p>01-01-2014</text:p>
          </table:table-cell>
          <table:table-cell table:style-name="ce32"/>
          <table:table-cell table:style-name="ce4"/>
          <table:table-cell office:value-type="date" office:date-value="2013-03-26T00:00:00" table:style-name="ce34">
            <text:p>26-03-2013</text:p>
          </table:table-cell>
          <table:table-cell table:number-columns-repeated="16366"/>
        </table:table-row>
        <table:table-row table:style-name="ro1">
          <table:table-cell office:value-type="string" table:style-name="ce86">
            <text:p>ondernemersplein</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office:value-type="string" table:style-name="ce2">
            <text:p>X</text:p>
          </table:table-cell>
          <table:table-cell table:number-columns-repeated="2"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ondernemingsdossi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7" table:style-name="ce2">
            <text:p>37</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onderwijsinspectie</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07-03T00:00:00" table:style-name="ce32">
            <text:p>03-07-2012</text:p>
          </table:table-cell>
          <table:table-cell office:value-type="string" table:style-name="ce33">
            <text:p>Accessibility</text:p>
          </table:table-cell>
          <table:table-cell table:number-columns-repeated="2" table:style-name="ce5"/>
          <table:table-cell office:value-type="string" table:style-name="ce19">
            <text:p>Inmiddels is een project gestart voor de samenvoeging van de verschillende sites van de inspectie tot één nieuwe consistente site. De webrichtlijnen dienen hierbij als een van de uitgangspunten.<text:s/></text:p>
          </table:table-cell>
          <table:table-cell table:style-name="ce67"/>
          <table:table-cell table:style-name="ce55"/>
          <table:table-cell table:style-name="ce32"/>
          <table:table-cell table:style-name="ce5"/>
          <table:table-cell office:value-type="string" table:style-name="ce33">
            <text:p>wordt vervangen door een nieuwe site</text:p>
          </table:table-cell>
          <table:table-cell table:style-name="ce32"/>
          <table:table-cell table:style-name="ce3"/>
          <table:table-cell office:value-type="date" office:date-value="2013-01-08T00:00:00" table:style-name="ce32">
            <text:p>08-01-2013</text:p>
          </table:table-cell>
          <table:table-cell table:number-columns-repeated="16366"/>
        </table:table-row>
        <table:table-row table:style-name="ro1">
          <table:table-cell office:value-type="string" table:style-name="ce86">
            <text:p>onderwijsraad</text:p>
          </table:table-cell>
          <table:table-cell office:value-type="string" table:style-name="ce3">
            <text:p>.nl</text:p>
          </table:table-cell>
          <table:table-cell table:style-name="ce92"/>
          <table:table-cell office:value-type="string" table:style-name="ce96">
            <text:p>OCW</text:p>
          </table:table-cell>
          <table:table-cell office:value-type="string" table:style-name="ce5">
            <text:p>Nee</text:p>
          </table:table-cell>
          <table:table-cell office:value-type="string" table:style-name="ce32">
            <text:p>Q3 2012</text:p>
          </table:table-cell>
          <table:table-cell table:number-columns-repeated="3" table:style-name="ce5"/>
          <table:table-cell office:value-type="string" table:style-name="ce13">
            <text:p>wordt dit jaar opnieuw getest</text:p>
          </table:table-cell>
          <table:table-cell table:style-name="ce69"/>
          <table:table-cell table:style-name="ce33"/>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onderzoeksraad</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onehealth</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ooijen-wanssum</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oostenrijk.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pcw.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pdrachtgeversforum</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3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opleidingsfondszor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2-12-28T00:00:00" table:style-name="ce34">
            <text:p>28-12-2012</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opt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office:value-type="date" office:date-value="2012-02-22T00:00:00" table:style-name="ce34">
            <text:p>22-02-2012</text:p>
          </table:table-cell>
          <table:table-cell office:value-type="string" table:style-name="ce2">
            <text:p>Quickscan</text:p>
          </table:table-cell>
          <table:table-cell office:value-type="float" office:value="42" table:style-name="ce2">
            <text:p>42</text:p>
          </table:table-cell>
          <table:table-cell table:style-name="ce2"/>
          <table:table-cell table:style-name="ce4"/>
          <table:table-cell table:style-name="ce67"/>
          <table:table-cell table:style-name="ce5"/>
          <table:table-cell table:style-name="ce34"/>
          <table:table-cell office:value-type="string" table:style-name="ce35">
            <text:p>acm.nl</text:p>
          </table:table-cell>
          <table:table-cell office:value-type="date" office:date-value="2013-03-01T00:00:00" table:style-name="ce34">
            <text:p>01-03-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oranjebaretten</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website loyaliteitsprogramma Defensie</text:p>
          </table:table-cell>
          <table:table-cell table:style-name="ce32"/>
          <table:table-cell office:value-type="date" office:date-value="2013-05-31T00:00:00" table:style-name="ce32">
            <text:p>31-05-2013</text:p>
          </table:table-cell>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osce.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t2010</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office:value-type="date" office:date-value="2012-02-06T00:00:00" table:style-name="ce34">
            <text:p>06-02-2012</text:p>
          </table:table-cell>
          <table:table-cell office:value-type="string" table:style-name="ce2">
            <text:p>Sogeti</text:p>
          </table:table-cell>
          <table:table-cell office:value-type="float" office:value="16" table:style-name="ce2">
            <text:p>16</text:p>
          </table:table-cell>
          <table:table-cell table:style-name="ce2"/>
          <table:table-cell office:value-type="string" table:style-name="ce4">
            <text:p>Op 01-09-2012 wordt deze website doorgelinkt naar www.sboicm.nl</text:p>
          </table:table-cell>
          <table:table-cell table:style-name="ce67"/>
          <table:table-cell table:style-name="ce2"/>
          <table:table-cell office:value-type="date" office:date-value="2012-10-31T00:00:00" table:style-name="ce32">
            <text:p>31-10-2012</text:p>
          </table:table-cell>
          <table:table-cell table:style-name="ce33"/>
          <table:table-cell table:number-columns-repeated="2" table:style-name="ce32"/>
          <table:table-cell table:style-name="ce3"/>
          <table:table-cell office:value-type="date" office:date-value="2012-07-24T00:00:00" table:style-name="ce34">
            <text:p>24-07-2012</text:p>
          </table:table-cell>
          <table:table-cell table:number-columns-repeated="16366"/>
        </table:table-row>
        <table:table-row table:style-name="ro1">
          <table:table-cell office:value-type="string" table:style-name="ce86">
            <text:p>ottawa.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Ja</text:p>
          </table:table-cell>
          <table:table-cell office:value-type="date" office:date-value="2011-12-01T00:00:00" table:style-name="ce32">
            <text:p>01-12-2011</text:p>
          </table:table-cell>
          <table:table-cell office:value-type="string" table:style-name="ce33">
            <text:p>Qualityhouse</text:p>
          </table:table-cell>
          <table:table-cell table:number-columns-repeated="2" table:style-name="ce5"/>
          <table:table-cell office:value-type="string" table:style-name="ce13">
            <text:p>Voldoet aan P1 en P2</text:p>
          </table:table-cell>
          <table:table-cell office:value-type="float" office:value="380000" table:style-name="ce69">
            <text:p>380.000<text:s/></text:p>
          </table:table-cell>
          <table:table-cell table:style-name="ce33"/>
          <table:table-cell table:style-name="ce42"/>
          <table:table-cell office:value-type="string" table:style-name="ce5">
            <text:p>Rijksoverheid.nl</text:p>
          </table:table-cell>
          <table:table-cell office:value-type="date" office:date-value="2014-12-31T00:00:00" table:style-name="ce32">
            <text:p>31-12-2014</text:p>
          </table:table-cell>
          <table:table-cell table:style-name="ce2"/>
          <table:table-cell office:value-type="string" table:style-name="ce4">
            <text:p>Overheid.nl is een portal met verschillende onderdelen of sites, die al dan niet een (technisch) subdomein zijn (bijvoorbeeld: overheidsloket.overheid.nl, maar ook: www.officielebekendmakingen.nl). De content op Overheid.nl is afkomstig van een aantal partijen, enerzijds vanuit het principe ‘content bij de bron’, anderzijds omdat de redactie van Overheid.nl veel te klein is om zelf aan alle publicatieverplichtingen te kunnen voldoen. Bovendien moet een deel van de content (met name Officiële publicaties) vanwege wettelijke vereisten in een bepaald format worden gepubliceerd en binnen een bepaalde (korte) termijn. Dat maakt dat het op dit moment nog niet mogelijk is om met alle onderdelen volledig aan de webrichtlijnen te voldoen. De komende maanden wordt in kaart gebracht waar verbeteringen kunnen worden gerealiseerd en tegen welke kosten. Een actueel overzicht van de scores van Overheid.nl, MijnOverheid en de diverse onderdelen staat op: http://www.overheid.nl/overdesite/toegankelijkheid.<text:s/></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overheidvoordetoekomst</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2-06-01T00:00:00" table:style-name="ce32">
            <text:p>01-06-2012</text:p>
          </table:table-cell>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overlegienm</text:p>
          </table:table-cell>
          <table:table-cell office:value-type="string" table:style-name="ce3">
            <text:p>.nl</text:p>
          </table:table-cell>
          <table:table-cell table:style-name="ce92"/>
          <table:table-cell office:value-type="string" table:style-name="ce82">
            <text:p>IenM</text:p>
          </table:table-cell>
          <table:table-cell table:style-name="ce2"/>
          <table:table-cell office:value-type="date" office:date-value="2012-11-30T00:00:00" table:style-name="ce34">
            <text:p>30-11-2012</text:p>
          </table:table-cell>
          <table:table-cell office:value-type="string" table:style-name="ce2">
            <text:p>Quality House</text:p>
          </table:table-cell>
          <table:table-cell office:value-type="float" office:value="84" table:style-name="ce2">
            <text:p>84</text:p>
          </table:table-cell>
          <table:table-cell table:style-name="ce2"/>
          <table:table-cell table:style-name="ce4"/>
          <table:table-cell table:style-name="ce67"/>
          <table:table-cell table:number-columns-repeated="5" table:style-name="ce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pakist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al.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as.natura2000</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4" table:style-name="ce2">
            <text:p>34</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pasopkoper</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office:value-type="date" office:date-value="2013-01-22T00:00:00" table:style-name="ce34">
            <text:p>22-01-2013</text:p>
          </table:table-cell>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Site voldoet maar is niet extern getest. Enkel de video voldoet nog niet.<text:s/></text:p>
          </table:table-cell>
          <table:table-cell table:style-name="ce67"/>
          <table:table-cell table:style-name="ce5"/>
          <table:table-cell table:style-name="ce34"/>
          <table:table-cell table:style-name="ce37"/>
          <table:table-cell table:number-columns-repeated="2" table:style-name="ce34"/>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assendonderwijs</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12-06T00:00:00" table:style-name="ce32">
            <text:p>06-12-2012</text:p>
          </table:table-cell>
          <table:table-cell office:value-type="string" table:style-name="ce5">
            <text:p>Accessibility</text:p>
          </table:table-cell>
          <table:table-cell office:value-type="float" office:value="73" table:style-name="ce5">
            <text:p>73</text:p>
          </table:table-cell>
          <table:table-cell table:style-name="ce5"/>
          <table:table-cell table:style-name="ce4"/>
          <table:table-cell table:style-name="ce67"/>
          <table:table-cell table:style-name="ce5"/>
          <table:table-cell table:style-name="ce32"/>
          <table:table-cell table:style-name="ce5"/>
          <table:table-cell office:value-type="string" table:style-name="ce32">
            <text:p>in 2013</text:p>
          </table:table-cell>
          <table:table-cell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passievoorpubliekeverantwoording</text:p>
          </table:table-cell>
          <table:table-cell office:value-type="string" table:style-name="ce3">
            <text:p>.nl</text:p>
          </table:table-cell>
          <table:table-cell table:style-name="ce92"/>
          <table:table-cell office:value-type="string" table:style-name="ce82">
            <text:p>Alg Rknkmr</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pbl</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14T00:00:00" table:style-name="ce34">
            <text:p>14-12-2012</text:p>
          </table:table-cell>
          <table:table-cell office:value-type="string" table:style-name="ce2">
            <text:p>Qualityhouse</text:p>
          </table:table-cell>
          <table:table-cell table:number-columns-repeated="2" table:style-name="ce2"/>
          <table:table-cell office:value-type="string" table:style-name="ce4">
            <text:p>Resultaten van de Quickscan worden momenteel verwerkt. Een gedeelte van de functionaliteit (interactieve atlassen, interactieve datapresentatie) van de website zal vanwege de technische eisen niet aan de webrichtlijnen kunnen voldoen.</text:p>
          </table:table-cell>
          <table:table-cell table:style-name="ce67"/>
          <table:table-cell table:style-name="ce5"/>
          <table:table-cell table:style-name="ce32"/>
          <table:table-cell table:style-name="ce5"/>
          <table:table-cell office:value-type="date" office:date-value="2013-06-30T00:00:00" table:style-name="ce32">
            <text:p>30-06-2013</text:p>
          </table:table-cell>
          <table:table-cell table:style-name="ce32"/>
          <table:table-cell table:style-name="ce4"/>
          <table:table-cell office:value-type="date" office:date-value="2013-04-02T00:00:00" table:style-name="ce34">
            <text:p>02-04-2013</text:p>
          </table:table-cell>
          <table:table-cell table:number-columns-repeated="16366"/>
        </table:table-row>
        <table:table-row table:style-name="ro1">
          <table:table-cell office:value-type="string" table:style-name="ce86">
            <text:p>p-direkt</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1-02T00:00:00" table:style-name="ce34">
            <text:p>02-01-2012</text:p>
          </table:table-cell>
          <table:table-cell office:value-type="string" table:style-name="ce33">
            <text:p>Accessibility</text:p>
          </table:table-cell>
          <table:table-cell table:style-name="ce2"/>
          <table:table-cell office:value-type="float" office:value="51" table:style-name="ce2">
            <text:p>51</text:p>
          </table:table-cell>
          <table:table-cell table:style-name="ce4"/>
          <table:table-cell table:style-name="ce67"/>
          <table:table-cell table:style-name="ce5"/>
          <table:table-cell table:style-name="ce32"/>
          <table:table-cell office:value-type="string" table:style-name="ce37">
            <text:p>Platform Rijksoverheid online</text:p>
          </table:table-cell>
          <table:table-cell table:style-name="ce40"/>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persoonlijk-dossier</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werkenbijdeoverheid.nl</text:p>
          </table:table-cell>
          <table:table-cell table:style-name="ce32"/>
          <table:table-cell office:value-type="date" office:date-value="2012-12-01T00:00:00" table:style-name="ce32">
            <text:p>01-12-2012</text:p>
          </table:table-cell>
          <table:table-cell table:style-name="ce4"/>
          <table:table-cell table:style-name="ce34"/>
          <table:table-cell table:number-columns-repeated="16366"/>
        </table:table-row>
        <table:table-row table:style-name="ro1">
          <table:table-cell office:value-type="string" table:style-name="ce86">
            <text:p>peru.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eru.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hilippines.nlembassy</text:p>
          </table:table-cell>
          <table:table-cell table:style-name="ce3"/>
          <table:table-cell office:value-type="string" table:style-name="ce92">
            <text:p>.org</text:p>
          </table:table-cell>
          <table:table-cell office:value-type="string" table:style-name="ce3">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ianodesk</text:p>
          </table:table-cell>
          <table:table-cell table:style-name="ce3"/>
          <table:table-cell office:value-type="string" table:style-name="ce92">
            <text:p>.info</text:p>
          </table:table-cell>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3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pianoo</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4T00:00:00" table:style-name="ce34">
            <text:p>24-01-2013</text:p>
          </table:table-cell>
          <table:table-cell office:value-type="string" table:style-name="ce2">
            <text:p>Quickscan</text:p>
          </table:table-cell>
          <table:table-cell office:value-type="float" office:value="46" table:style-name="ce2">
            <text:p>46</text:p>
          </table:table-cell>
          <table:table-cell table:style-name="ce2"/>
          <table:table-cell table:style-name="ce4"/>
          <table:table-cell table:style-name="ce67"/>
          <table:table-cell table:style-name="ce5"/>
          <table:table-cell table:style-name="ce34"/>
          <table:table-cell table:style-name="ce5"/>
          <table:table-cell table:style-name="ce34"/>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pi-breda</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2" table:style-name="ce2">
            <text:p>32</text:p>
          </table:table-cell>
          <table:table-cell table:style-name="ce2"/>
          <table:table-cell office:value-type="string" table:style-name="ce4">
            <text:p>Toekomst afhankelijk van plannen bij DJI. Tot hierover duidelijkheid bestaat geen wijziging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pi-overijssel</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Toekomst afhankelijk van plannen bij DJI. Tot hierover duidelijkheid bestaat geen wijziging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latformbeterbenutten</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2-05T00:00:00" table:style-name="ce7">
            <text:p>05-02-2013</text:p>
          </table:table-cell>
          <table:table-cell office:value-type="string" table:style-name="ce2">
            <text:p>Qualityhouse</text:p>
          </table:table-cell>
          <table:table-cell office:value-type="float" office:value="125" table:style-name="ce2">
            <text:p>125</text:p>
          </table:table-cell>
          <table:table-cell table:style-name="ce2"/>
          <table:table-cell table:style-name="ce4"/>
          <table:table-cell table:style-name="ce67"/>
          <table:table-cell table:number-columns-repeated="5" table:style-name="ce2"/>
          <table:table-cell table:style-name="ce3"/>
          <table:table-cell office:value-type="date" office:date-value="2013-03-26T00:00:00" table:style-name="ce34">
            <text:p>26-03-2013</text:p>
          </table:table-cell>
          <table:table-cell table:number-columns-repeated="16366"/>
        </table:table-row>
        <table:table-row table:style-name="ro1">
          <table:table-cell office:value-type="string" table:style-name="ce86">
            <text:p>platformduurzamehuisvesting</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poland.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oland-pl.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olarisatie-radicaliser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2" table:style-name="ce2">
            <text:p>32</text:p>
          </table:table-cell>
          <table:table-cell table:style-name="ce2"/>
          <table:table-cell office:value-type="string" table:style-name="ce4">
            <text:p>wordt opgeheven</text:p>
          </table:table-cell>
          <table:table-cell table:style-name="ce67"/>
          <table:table-cell table:style-name="ce5"/>
          <table:table-cell office:value-type="date" office:date-value="2013-12-13T00:00:00" table:style-name="ce32">
            <text:p>13-12-2013</text:p>
          </table:table-cell>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ole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oliti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0" table:style-name="ce2">
            <text:p>30</text:p>
          </table:table-cell>
          <table:table-cell table:style-name="ce2"/>
          <table:table-cell office:value-type="string" table:style-name="ce4">
            <text:p>Bij de bouw van politie.nl is er naar gestreefd te voldoen aan de niveau's A en AA van de webrichtlijnen versie 2. Politie.nl voldoet echter nog niet volledig aan deze webrichtlijnen. Voorbeelden van punten die nog verbetering behoeven zijn: •Met name bij afbeeldingen die horen bij content die is overgezet van de oude site ontbreekt veelal een zinvolle alternatieve tekst. •De gebruikte videospeler voldoet niet aan de webrichtlijnen, deze zal daarom in een volgende versie worden vervangen door een speler die wel voldoet. •Video's voldoen nog niet aan de webrichtlijnen.</text:p>
            <text:p/>
            <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olitieacademie</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olitiemuziekverenig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8" table:style-name="ce2">
            <text:p>38</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olitieparcours</text:p>
          </table:table-cell>
          <table:table-cell office:value-type="string" table:style-name="ce3">
            <text:p>.eu</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29" table:style-name="ce2">
            <text:p>29</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opprojectennederlan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9" table:style-name="ce2">
            <text:p>39</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portoalegre.nlrepresentacao</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ortoalegre.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ortugal.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ortugal.nlembaix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ppsbijhetrijk</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2">
            <text:p>Rijksoverheid.nl</text:p>
          </table:table-cell>
          <table:table-cell table:style-name="ce32"/>
          <table:table-cell office:value-type="string" table:style-name="ce32">
            <text:p>2013?</text:p>
          </table:table-cell>
          <table:table-cell table:style-name="ce4"/>
          <table:table-cell office:value-type="date" office:date-value="2013-08-22T00:00:00" table:style-name="ce34">
            <text:p>22-08-2013</text:p>
          </table:table-cell>
          <table:table-cell table:number-columns-repeated="16366"/>
        </table:table-row>
        <table:table-row table:style-name="ro1">
          <table:table-cell office:value-type="string" table:style-name="ce86">
            <text:p>prezie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prisonministry</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0" table:style-name="ce2">
            <text:p>0</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2-05-01T00:00:00" table:style-name="ce32">
            <text:p>01-05-2012</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rivacytoezichthouder</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privacywegwijzer.yse</text:p>
          </table:table-cell>
          <table:table-cell office:value-type="string" table:style-name="ce3">
            <text:p>.nl</text:p>
          </table:table-cell>
          <table:table-cell table:style-name="ce92"/>
          <table:table-cell office:value-type="string" table:style-name="ce82">
            <text:p>VenJ</text:p>
          </table:table-cell>
          <table:table-cell table:number-columns-repeated="2" table:style-name="ce2"/>
          <table:table-cell office:value-type="string" table:style-name="ce2">
            <text:p>Quickscan</text:p>
          </table:table-cell>
          <table:table-cell office:value-type="float" office:value="36" table:style-name="ce2">
            <text:p>36</text:p>
          </table:table-cell>
          <table:table-cell table:style-name="ce2"/>
          <table:table-cell office:value-type="string" table:style-name="ce4">
            <text:p>Verbeteracties worden overwog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programmarni</text:p>
          </table:table-cell>
          <table:table-cell office:value-type="string" table:style-name="ce3">
            <text:p>.nl</text:p>
          </table:table-cell>
          <table:table-cell table:style-name="ce92"/>
          <table:table-cell office:value-type="string" table:style-name="ce82">
            <text:p>BZK</text:p>
          </table:table-cell>
          <table:table-cell office:value-type="string" table:style-name="ce46">
            <text:p>Nee</text:p>
          </table:table-cell>
          <table:table-cell table:number-columns-repeated="4" table:style-name="ce56"/>
          <table:table-cell table:style-name="ce62"/>
          <table:table-cell table:style-name="ce71"/>
          <table:table-cell table:style-name="ce56"/>
          <table:table-cell office:value-type="date" office:date-value="2013-12-31T00:00:00" table:style-name="ce52">
            <text:p>31-12-2013</text:p>
          </table:table-cell>
          <table:table-cell table:number-columns-repeated="3" table:style-name="ce56"/>
          <table:table-cell table:style-name="ce62"/>
          <table:table-cell office:value-type="date" office:date-value="2013-03-17T00:00:00" table:style-name="ce34">
            <text:p>17-03-2013</text:p>
          </table:table-cell>
          <table:table-cell table:number-columns-repeated="16366"/>
        </table:table-row>
        <table:table-row table:style-name="ro1">
          <table:table-cell office:value-type="string" table:style-name="ce86">
            <text:p>programmavalorisatie</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programmavoorvalorisatie</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projectnwo</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office:value-type="string" table:style-name="ce4">
            <text:p>Site is net live gegaan. Toetsing volg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psosamenwerken.wordpress</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office:value-type="string" table:style-name="ce34">
            <text:p>nvt</text:p>
          </table:table-cell>
          <table:table-cell table:number-columns-repeated="3" table:style-name="ce2"/>
          <table:table-cell table:style-name="ce4"/>
          <table:table-cell table:style-name="ce67"/>
          <table:table-cell table:style-name="ce5"/>
          <table:table-cell office:value-type="date" office:date-value="2013-07-01T00:00:00" table:style-name="ce32">
            <text:p>01-07-2013</text:p>
          </table:table-cell>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publiekeomroep</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pve</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office:value-type="string" table:style-name="ce4">
            <text:p>Dienst wordt binnen 2 jaar opgeheven</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qatar.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qatar.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q-bank</text:p>
          </table:table-cell>
          <table:table-cell office:value-type="string" table:style-name="ce3">
            <text:p>.eu</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style-name="ce5"/>
          <table:table-cell table:style-name="ce34"/>
          <table:table-cell table:style-name="ce64"/>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aadvaneuropa.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3">
          <table:table-cell office:value-type="string" table:style-name="ce86">
            <text:p>raadvoordierenaangelegenhed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5T00:00:00" table:style-name="ce34">
            <text:p>25-01-2013</text:p>
          </table:table-cell>
          <table:table-cell office:value-type="string" table:style-name="ce2">
            <text:p>Quickscan</text:p>
          </table:table-cell>
          <table:table-cell office:value-type="float" office:value="29" table:style-name="ce2">
            <text:p>29</text:p>
          </table:table-cell>
          <table:table-cell table:style-name="ce2"/>
          <table:table-cell office:value-type="string" table:style-name="ce4">
            <text:p>nieuwe URL: www.rda.nl<text:s/></text:p>
          </table:table-cell>
          <table:table-cell table:style-name="ce67"/>
          <table:table-cell office:value-type="string" table:style-name="ce5">
            <text:p>X</text:p>
          </table:table-cell>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3">
          <table:table-cell office:value-type="string" table:style-name="ce86">
            <text:p>randstad380kv</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assenregister</text:p>
          </table:table-cell>
          <table:table-cell office:value-type="string" table:style-name="ce3">
            <text:p>.com</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bv.minfin</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Ja</text:p>
          </table:table-cell>
          <table:table-cell office:value-type="date" office:date-value="2012-09-14T00:00:00" table:style-name="ce34">
            <text:p>14-09-2012</text:p>
          </table:table-cell>
          <table:table-cell office:value-type="string" table:style-name="ce2">
            <text:p>Quality House</text:p>
          </table:table-cell>
          <table:table-cell office:value-type="float" office:value="116" table:style-name="ce2">
            <text:p>116</text:p>
          </table:table-cell>
          <table:table-cell table:style-name="ce2"/>
          <table:table-cell table:style-name="ce4"/>
          <table:table-cell table:style-name="ce67"/>
          <table:table-cell table:style-name="ce5"/>
          <table:table-cell table:style-name="ce32"/>
          <table:table-cell table:style-name="ce2"/>
          <table:table-cell table:style-name="ce76"/>
          <table:table-cell table:style-name="ce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dcongo.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dw</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string" table:style-name="ce35">
            <text:p>5-1-2011 </text:p>
          </table:table-cell>
          <table:table-cell office:value-type="string" table:style-name="ce2">
            <text:p>Hanzehogeschool</text:p>
          </table:table-cell>
          <table:table-cell office:value-type="float" office:value="121" table:style-name="ce2">
            <text:p>121</text:p>
          </table:table-cell>
          <table:table-cell table:style-name="ce2"/>
          <table:table-cell table:style-name="ce4"/>
          <table:table-cell office:value-type="float" office:value="700000" table:style-name="ce67">
            <text:p>700.000<text:s/></text:p>
          </table:table-cell>
          <table:table-cell office:value-type="string" table:style-name="ce5">
            <text:p>X</text:p>
          </table:table-cell>
          <table:table-cell table:style-name="ce32"/>
          <table:table-cell table:style-name="ce5"/>
          <table:table-cell office:value-type="date" office:date-value="2013-02-15T00:00:00" table:style-name="ce53">
            <text:p>15-feb-13</text:p>
          </table:table-cell>
          <table:table-cell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rechtspraak</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1-08-30T00:00:00" table:style-name="ce34">
            <text:p>30-08-2011</text:p>
          </table:table-cell>
          <table:table-cell office:value-type="string" table:style-name="ce33">
            <text:p>Accessibility</text:p>
          </table:table-cell>
          <table:table-cell office:value-type="float" office:value="124" table:style-name="ce2">
            <text:p>124</text:p>
          </table:table-cell>
          <table:table-cell table:style-name="ce2"/>
          <table:table-cell office:value-type="string" table:style-name="ce4">
            <text:p>Rechtspraak.nl voldoet aan de prioriteit 1 en 2 ijkpunten. Aan één ijkpunt van de webrichtlijnen kan technisch niet worden voldaan.</text:p>
          </table:table-cell>
          <table:table-cell office:value-type="float" office:value="200000" table:style-name="ce67">
            <text:p>200.000<text:s/></text:p>
          </table:table-cell>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echtwijzer</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7" table:style-name="ce2">
            <text:p>37</text:p>
          </table:table-cell>
          <table:table-cell table:style-name="ce2"/>
          <table:table-cell office:value-type="string" table:style-name="ce4">
            <text:p>Verbeteracties worden overwogen</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ecife.nlrepresentacao</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ecife.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eductievoorstellen.minbz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5">
            <text:p>e-overheid.nl</text:p>
          </table:table-cell>
          <table:table-cell table:style-name="ce32"/>
          <table:table-cell office:value-type="date" office:date-value="2012-01-01T00:00:00" table:style-name="ce32">
            <text:p>01-01-2012</text:p>
          </table:table-cell>
          <table:table-cell table:style-name="ce4"/>
          <table:table-cell office:value-type="date" office:date-value="2012-05-30T00:00:00" table:style-name="ce34">
            <text:p>30-05-2012</text:p>
          </table:table-cell>
          <table:table-cell table:number-columns-repeated="16366"/>
        </table:table-row>
        <table:table-row table:style-name="ro4">
          <table:table-cell office:value-type="string" table:style-name="ce86">
            <text:p>regelhulp</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1-28T00:00:00" table:style-name="ce34">
            <text:p>28-01-2013</text:p>
          </table:table-cell>
          <table:table-cell office:value-type="string" table:style-name="ce2">
            <text:p>Atos</text:p>
          </table:table-cell>
          <table:table-cell office:value-type="float" office:value="107" table:style-name="ce2">
            <text:p>107</text:p>
          </table:table-cell>
          <table:table-cell office:value-type="float" office:value="42" table:style-name="ce2">
            <text:p>42</text:p>
          </table:table-cell>
          <table:table-cell table:style-name="ce4"/>
          <table:table-cell table:style-name="ce67"/>
          <table:table-cell table:style-name="ce5"/>
          <table:table-cell table:style-name="ce32"/>
          <table:table-cell table:style-name="ce5"/>
          <table:table-cell office:value-type="date" office:date-value="2013-08-01T00:00:00" table:style-name="ce32">
            <text:p>01-08-2013</text:p>
          </table:table-cell>
          <table:table-cell table:style-name="ce32"/>
          <table:table-cell table:style-name="ce12"/>
          <table:table-cell office:value-type="date" office:date-value="2013-03-28T00:00:00" table:style-name="ce34">
            <text:p>28-03-2013</text:p>
          </table:table-cell>
          <table:table-cell table:number-columns-repeated="16366"/>
        </table:table-row>
        <table:table-row table:style-name="ro1">
          <table:table-cell office:value-type="string" table:style-name="ce86">
            <text:p>regiebureau-pop</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Ja</text:p>
          </table:table-cell>
          <table:table-cell office:value-type="date" office:date-value="2012-02-10T00:00:00" table:style-name="ce34">
            <text:p>10-02-2012</text:p>
          </table:table-cell>
          <table:table-cell office:value-type="string" table:style-name="ce2">
            <text:p>Sogeti</text:p>
          </table:table-cell>
          <table:table-cell office:value-type="float" office:value="86" table:style-name="ce2">
            <text:p>86</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egioatlas</text:p>
          </table:table-cell>
          <table:table-cell office:value-type="string" table:style-name="ce3">
            <text:p>.nl</text:p>
          </table:table-cell>
          <table:table-cell table:style-name="ce92"/>
          <table:table-cell office:value-type="string" table:style-name="ce82">
            <text:p>BZK</text:p>
          </table:table-cell>
          <table:table-cell office:value-type="string" table:style-name="ce46">
            <text:p>nvt</text:p>
          </table:table-cell>
          <table:table-cell table:style-name="ce47"/>
          <table:table-cell office:value-type="string" table:style-name="ce46">
            <text:p>Quickscan</text:p>
          </table:table-cell>
          <table:table-cell office:value-type="float" office:value="47" table:style-name="ce46">
            <text:p>47</text:p>
          </table:table-cell>
          <table:table-cell table:style-name="ce46"/>
          <table:table-cell office:value-type="string" table:style-name="ce46">
            <text:p>Voldoet blijkens validator aan WCGA 2.0 AAA accessibility standaard<text:s/></text:p>
          </table:table-cell>
          <table:table-cell table:style-name="ce70"/>
          <table:table-cell table:style-name="ce46"/>
          <table:table-cell table:style-name="ce2"/>
          <table:table-cell table:style-name="ce46"/>
          <table:table-cell office:value-type="date" office:date-value="2013-12-31T00:00:00" table:style-name="ce52">
            <text:p>31-12-2013</text:p>
          </table:table-cell>
          <table:table-cell table:number-columns-repeated="2" table:style-name="ce46"/>
          <table:table-cell office:value-type="date" office:date-value="2013-04-02T00:00:00" table:style-name="ce34">
            <text:p>02-04-2013</text:p>
          </table:table-cell>
          <table:table-cell table:number-columns-repeated="16366"/>
        </table:table-row>
        <table:table-row table:style-name="ro1">
          <table:table-cell office:value-type="string" table:style-name="ce86">
            <text:p>regioburgemeesters</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regionaalkompa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regionalebevolkingsprognose</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office:value-type="string" table:style-name="ce4">
            <text:p>Voldoet momenteel niet, er wordt onderzocht in hoeverre de huidige applicatie aangepast kan worden of of er alternatieven zijn die beter aan de webrichtlijnen voldoen<text:s/></text:p>
          </table:table-cell>
          <table:table-cell table:style-name="ce67"/>
          <table:table-cell table:style-name="ce5"/>
          <table:table-cell table:style-name="ce32"/>
          <table:table-cell table:style-name="ce5"/>
          <table:table-cell office:value-type="date" office:date-value="2014-12-31T00:00:00" table:style-name="ce32">
            <text:p>31-12-2014</text:p>
          </table:table-cell>
          <table:table-cell table:style-name="ce32"/>
          <table:table-cell office:value-type="string" table:style-name="ce4">
            <text:p>Voldoet momenteel niet, er wordt onderzocht in hoeverre de huidige applicatie aangepast kan worden of of er alternatieven zijn die beter aan de webrichtlijnen voldoen<text:s/></text:p>
          </table:table-cell>
          <table:table-cell office:value-type="date" office:date-value="2013-04-02T00:00:00" table:style-name="ce34">
            <text:p>02-04-2013</text:p>
          </table:table-cell>
          <table:table-cell table:number-columns-repeated="16366"/>
        </table:table-row>
        <table:table-row table:style-name="ro1">
          <table:table-cell office:value-type="string" table:style-name="ce86">
            <text:p>register.octrooicentrum</text:p>
          </table:table-cell>
          <table:table-cell office:value-type="string" table:style-name="ce3">
            <text:p>.nl</text:p>
          </table:table-cell>
          <table:table-cell table:style-name="ce92"/>
          <table:table-cell office:value-type="string" table:style-name="ce82">
            <text:p>EZ</text:p>
          </table:table-cell>
          <table:table-cell table:number-columns-repeated="5"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registerdirecteur</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registratiekamer</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rekenkamer</text:p>
          </table:table-cell>
          <table:table-cell office:value-type="string" table:style-name="ce3">
            <text:p>.nl</text:p>
          </table:table-cell>
          <table:table-cell table:style-name="ce92"/>
          <table:table-cell office:value-type="string" table:style-name="ce82">
            <text:p>Alg Rknkmr</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republicadodominican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g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table:style-name="ce41"/>
          <table:table-cell office:value-type="string" table:style-name="ce33">
            <text:p>Accessibility</text:p>
          </table:table-cell>
          <table:table-cell office:value-type="float" office:value="125" table:style-name="ce36">
            <text:p>125</text:p>
          </table:table-cell>
          <table:table-cell table:style-name="ce36"/>
          <table:table-cell office:value-type="string" table:style-name="ce14">
            <text:p>Op de website is een verwijzing geplaatst naar Rijksgebouwen-catalogus; deze applicatie is niet geheel conform webrichtlijn en wordt afzonderlijk beheerd.</text:p>
          </table:table-cell>
          <table:table-cell table:style-name="ce67"/>
          <table:table-cell table:style-name="ce37"/>
          <table:table-cell table:style-name="ce41"/>
          <table:table-cell table:style-name="ce36"/>
          <table:table-cell table:style-name="ce40"/>
          <table:table-cell table:style-name="ce41"/>
          <table:table-cell table:style-name="ce14"/>
          <table:table-cell office:value-type="date" office:date-value="2012-05-30T00:00:00" table:style-name="ce34">
            <text:p>30-05-2012</text:p>
          </table:table-cell>
          <table:table-cell table:number-columns-repeated="16366"/>
        </table:table-row>
        <table:table-row table:style-name="ro1">
          <table:table-cell office:value-type="string" table:style-name="ce86">
            <text:p>rijksacademie</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4"/>
          <table:table-cell office:value-type="string" table:style-name="ce2">
            <text:p>Rijksoverheid.nl?</text:p>
          </table:table-cell>
          <table:table-cell table:style-name="ce76"/>
          <table:table-cell table:style-name="ce2"/>
          <table:table-cell office:value-type="string" table:style-name="ce4">
            <text:p>Onderzoek naar de website van de Rijksacademie en de aanwezige koppelingen met het bedrijfsvoeringssysteem volgt. A.d.h.v. uitkomsten volgen verdere gesprekken over plaatsing op Rijksoverheid.nl.<text:s/></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text:a xlink:href="http://www.rijksadvies.nl/">rijksadvies</text:a></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35">
            <text:p>ec-op.nl</text:p>
          </table:table-cell>
          <table:table-cell table:style-name="ce32"/>
          <table:table-cell office:value-type="date" office:date-value="2012-02-22T00:00:00" table:style-name="ce32">
            <text:p>22-02-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rijksbegroting</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v.t.</text:p>
          </table:table-cell>
          <table:table-cell office:value-type="date" office:date-value="2010-12-10T00:00:00" table:style-name="ce34">
            <text:p>10-12-2010</text:p>
          </table:table-cell>
          <table:table-cell office:value-type="string" table:style-name="ce5">
            <text:p>Quality House</text:p>
          </table:table-cell>
          <table:table-cell office:value-type="float" office:value="76" table:style-name="ce2">
            <text:p>76</text:p>
          </table:table-cell>
          <table:table-cell table:style-name="ce2"/>
          <table:table-cell office:value-type="string" table:style-name="ce4">
            <text:p>Financiën is niet de eigenaar van de content en kan geen wijzigingen daarin aanbrengen om daarmee (meer) aan de webrichtlijnen te voldoen. Vanuit een doelmatigheidsafweging is er voor gekozen het archief-deel niet retrospectief aan te pas</text:p>
          </table:table-cell>
          <table:table-cell table:style-name="ce67"/>
          <table:table-cell table:style-name="ce5"/>
          <table:table-cell table:style-name="ce32"/>
          <table:table-cell office:value-type="string" table:style-name="ce2">
            <text:p>Rijksoverheid.nl</text:p>
          </table:table-cell>
          <table:table-cell office:value-type="date" office:date-value="2013-12-31T00:00:00" table:style-name="ce32">
            <text:p>31-12-2013</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ijksbeveiligingsorganisatie</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Rijksportaal</text:p>
          </table:table-cell>
          <table:table-cell table:style-name="ce2"/>
          <table:table-cell office:value-type="date" office:date-value="2012-05-15T00:00:00" table:style-name="ce32">
            <text:p>15-05-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rijkscontracten</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7-10T00:00:00" table:style-name="ce32">
            <text:p>10-07-2012</text:p>
          </table:table-cell>
          <table:table-cell office:value-type="string" table:style-name="ce5">
            <text:p>Sogeti</text:p>
          </table:table-cell>
          <table:table-cell office:value-type="float" office:value="125" table:style-name="ce5">
            <text:p>125</text:p>
          </table:table-cell>
          <table:table-cell table:style-name="ce5"/>
          <table:table-cell table:style-name="ce4"/>
          <table:table-cell table:style-name="ce67"/>
          <table:table-cell table:style-name="ce2"/>
          <table:table-cell table:style-name="ce32"/>
          <table:table-cell office:value-type="string" table:style-name="ce5">
            <text:p>DigiInkoop</text:p>
          </table:table-cell>
          <table:table-cell table:number-columns-repeated="2" table:style-name="ce32"/>
          <table:table-cell office:value-type="string" table:style-name="ce4">
            <text:p>Wordt mogelijk ondergebracht bij rijksinkoopportaal (in ontwikkeling)</text:p>
          </table:table-cell>
          <table:table-cell office:value-type="date" office:date-value="2012-07-24T00:00:00" table:style-name="ce34">
            <text:p>24-07-2012</text:p>
          </table:table-cell>
          <table:table-cell table:number-columns-repeated="16366"/>
        </table:table-row>
        <table:table-row table:style-name="ro1">
          <table:table-cell office:value-type="string" table:style-name="ce86">
            <text:p>rijksdienstcn</text:p>
          </table:table-cell>
          <table:table-cell office:value-type="string" table:style-name="ce3">
            <text:p>.com</text:p>
          </table:table-cell>
          <table:table-cell table:style-name="ce92"/>
          <table:table-cell office:value-type="string" table:style-name="ce82">
            <text:p>BZK</text:p>
          </table:table-cell>
          <table:table-cell office:value-type="string" table:style-name="ce5">
            <text:p>Ja</text:p>
          </table:table-cell>
          <table:table-cell office:value-type="date" office:date-value="2012-05-30T00:00:00" table:style-name="ce32">
            <text:p>30-05-2012</text:p>
          </table:table-cell>
          <table:table-cell office:value-type="string" table:style-name="ce37">
            <text:p>Quickscan</text:p>
          </table:table-cell>
          <table:table-cell table:style-name="ce5"/>
          <table:table-cell table:style-name="ce33"/>
          <table:table-cell office:value-type="string" table:style-name="ce4">
            <text:p>Na doorvoeren van wijzigingen op basis van quickscan zal certificering worden aangevraagd.</text:p>
          </table:table-cell>
          <table:table-cell table:style-name="ce67"/>
          <table:table-cell table:style-name="ce5"/>
          <table:table-cell table:style-name="ce32"/>
          <table:table-cell table:style-name="ce5"/>
          <table:table-cell office:value-type="date" office:date-value="2013-12-31T00:00:00" table:style-name="ce32">
            <text:p>31-12-2013</text:p>
          </table:table-cell>
          <table:table-cell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rijksfinancien</text:p>
          </table:table-cell>
          <table:table-cell office:value-type="string" table:style-name="ce3">
            <text:p>.nl</text:p>
          </table:table-cell>
          <table:table-cell table:style-name="ce92"/>
          <table:table-cell office:value-type="string" table:style-name="ce82">
            <text:p>FIN</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rijksflexchange</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33">
            <text:p>ec-op.nl</text:p>
          </table:table-cell>
          <table:table-cell table:style-name="ce32"/>
          <table:table-cell office:value-type="date" office:date-value="2012-02-22T00:00:00" table:style-name="ce32">
            <text:p>22-02-2012</text:p>
          </table:table-cell>
          <table:table-cell table:style-name="ce4"/>
          <table:table-cell office:value-type="date" office:date-value="2012-06-21T00:00:00" table:style-name="ce34">
            <text:p>21-06-2012</text:p>
          </table:table-cell>
          <table:table-cell table:number-columns-repeated="16366"/>
        </table:table-row>
        <table:table-row table:style-name="ro1">
          <table:table-cell office:value-type="string" table:style-name="ce86">
            <text:p>rijkshuisstijl</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09-03-06T00:00:00" table:style-name="ce34">
            <text:p>06-03-2009</text:p>
          </table:table-cell>
          <table:table-cell office:value-type="string" table:style-name="ce33">
            <text:p>Accessibility</text:p>
          </table:table-cell>
          <table:table-cell office:value-type="float" office:value="125" table:style-name="ce2">
            <text:p>125</text:p>
          </table:table-cell>
          <table:table-cell table:style-name="ce2"/>
          <table:table-cell table:style-name="ce4"/>
          <table:table-cell table:style-name="ce80"/>
          <table:table-cell table:style-name="ce5"/>
          <table:table-cell table:style-name="ce32"/>
          <table:table-cell office:value-type="string" table:style-name="ce37">
            <text:p>rijksoverheid.nl</text:p>
          </table:table-cell>
          <table:table-cell table:style-name="ce32"/>
          <table:table-cell office:value-type="date" office:date-value="2012-07-04T00:00:00" table:style-name="ce32">
            <text:p>04-07-2012</text:p>
          </table:table-cell>
          <table:table-cell office:value-type="string" table:style-name="ce4">
            <text:p>Website type 1</text:p>
          </table:table-cell>
          <table:table-cell office:value-type="date" office:date-value="2012-04-17T00:00:00" table:style-name="ce34">
            <text:p>17-04-2012</text:p>
          </table:table-cell>
          <table:table-cell table:number-columns-repeated="16366"/>
        </table:table-row>
        <table:table-row table:style-name="ro1">
          <table:table-cell office:value-type="string" table:style-name="ce86">
            <text:p>rijksictdashboar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3-06-17T00:00:00" table:style-name="ce34">
            <text:p>17-06-2013</text:p>
          </table:table-cell>
          <table:table-cell office:value-type="string" table:style-name="ce33">
            <text:p>Accessibility</text:p>
          </table:table-cell>
          <table:table-cell office:value-type="float" office:value="125" table:style-name="ce2">
            <text:p>125</text:p>
          </table:table-cell>
          <table:table-cell table:style-name="ce2"/>
          <table:table-cell table:style-name="ce12"/>
          <table:table-cell table:style-name="ce67"/>
          <table:table-cell table:style-name="ce32"/>
          <table:table-cell table:style-name="ce34"/>
          <table:table-cell table:style-name="ce5"/>
          <table:table-cell table:style-name="ce32"/>
          <table:table-cell table:style-name="ce34"/>
          <table:table-cell table:style-name="ce4"/>
          <table:table-cell office:value-type="date" office:date-value="2013-08-22T00:00:00" table:style-name="ce34">
            <text:p>22-08-2013</text:p>
          </table:table-cell>
          <table:table-cell table:number-columns-repeated="16366"/>
        </table:table-row>
        <table:table-row table:style-name="ro1">
          <table:table-cell office:value-type="string" table:style-name="ce86">
            <text:p>rijksnormering</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12"/>
          <table:table-cell table:number-columns-repeated="2" table:style-name="ce5"/>
          <table:table-cell table:style-name="ce2"/>
          <table:table-cell table:style-name="ce4"/>
          <table:table-cell table:style-name="ce67"/>
          <table:table-cell table:style-name="ce5"/>
          <table:table-cell table:style-name="ce32"/>
          <table:table-cell office:value-type="string" table:style-name="ce5">
            <text:p>Rijksportaal</text:p>
          </table:table-cell>
          <table:table-cell table:style-name="ce2"/>
          <table:table-cell office:value-type="date" office:date-value="2013-07-01T00:00:00" table:style-name="ce32">
            <text:p>01-07-2013</text:p>
          </table:table-cell>
          <table:table-cell table:style-name="ce4"/>
          <table:table-cell office:value-type="date" office:date-value="2013-04-02T00:00:00" table:style-name="ce34">
            <text:p>02-04-2013</text:p>
          </table:table-cell>
          <table:table-cell table:number-columns-repeated="16366"/>
        </table:table-row>
        <table:table-row table:style-name="ro1">
          <table:table-cell office:value-type="string" table:style-name="ce86">
            <text:p>rijksoffice</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style-name="ce2"/>
          <table:table-cell table:style-name="ce32"/>
          <table:table-cell table:number-columns-repeated="2" table:style-name="ce5"/>
          <table:table-cell table:style-name="ce32"/>
          <table:table-cell table:style-name="ce4"/>
          <table:table-cell table:style-name="ce34"/>
          <table:table-cell table:number-columns-repeated="16366"/>
        </table:table-row>
        <table:table-row table:style-name="ro1">
          <table:table-cell office:value-type="string" table:style-name="ce86">
            <text:p>rijksoverheid</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2-04-18T00:00:00" table:style-name="ce34">
            <text:p>18-04-2012</text:p>
          </table:table-cell>
          <table:table-cell table:number-columns-repeated="2" table:style-name="ce2"/>
          <table:table-cell office:value-type="float" office:value="51" table:style-name="ce2">
            <text:p>51</text:p>
          </table:table-cell>
          <table:table-cell table:style-name="ce4"/>
          <table:table-cell office:value-type="float" office:value="1500000" table:style-name="ce67">
            <text:p>1.500.000<text:s/></text:p>
          </table:table-cell>
          <table:table-cell table:style-name="ce5"/>
          <table:table-cell table:style-name="ce32"/>
          <table:table-cell table:style-name="ce5"/>
          <table:table-cell table:number-columns-repeated="2" table:style-name="ce32"/>
          <table:table-cell table:style-name="ce4"/>
          <table:table-cell office:value-type="date" office:date-value="2012-04-17T00:00:00" table:style-name="ce34">
            <text:p>17-04-2012</text:p>
          </table:table-cell>
          <table:table-cell table:number-columns-repeated="16366"/>
        </table:table-row>
        <table:table-row table:style-name="ro1">
          <table:table-cell office:value-type="string" table:style-name="ce86">
            <text:p>rijkspasbeheer</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number-columns-repeated="5" table:style-name="ce2"/>
          <table:table-cell table:style-name="ce3"/>
          <table:table-cell table:style-name="ce2"/>
          <table:table-cell table:number-columns-repeated="16366"/>
        </table:table-row>
        <table:table-row table:style-name="ro1">
          <table:table-cell office:value-type="string" table:style-name="ce86">
            <text:p>rijksruimte</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style-name="ce2"/>
          <table:table-cell table:style-name="ce32"/>
          <table:table-cell table:number-columns-repeated="2" table:style-name="ce5"/>
          <table:table-cell table:style-name="ce32"/>
          <table:table-cell table:style-name="ce4"/>
          <table:table-cell table:style-name="ce34"/>
          <table:table-cell table:number-columns-repeated="16366"/>
        </table:table-row>
        <table:table-row table:style-name="ro1">
          <table:table-cell office:value-type="string" table:style-name="ce86">
            <text:p>rijksruimten</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style-name="ce2"/>
          <table:table-cell table:style-name="ce32"/>
          <table:table-cell table:number-columns-repeated="2" table:style-name="ce5"/>
          <table:table-cell table:style-name="ce32"/>
          <table:table-cell table:style-name="ce4"/>
          <table:table-cell table:style-name="ce34"/>
          <table:table-cell table:number-columns-repeated="16366"/>
        </table:table-row>
        <table:table-row table:style-name="ro1">
          <table:table-cell office:value-type="string" table:style-name="ce86">
            <text:p>rijkswaterstaat</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1-30T00:00:00" table:style-name="ce34">
            <text:p>30-01-2013</text:p>
          </table:table-cell>
          <table:table-cell office:value-type="string" table:style-name="ce5">
            <text:p>Qualityhouse</text:p>
          </table:table-cell>
          <table:table-cell office:value-type="float" office:value="100" table:style-name="ce2">
            <text:p>100</text:p>
          </table:table-cell>
          <table:table-cell table:style-name="ce2"/>
          <table:table-cell office:value-type="string" table:style-name="ce4">
            <text:p>Restpunten bereffen Geografische kaarten en punten die in versie 2 van de webrichtlijnen niet worden afgekeurd. Verbeteringen volgen eind 2013 ivm redesign website.</text:p>
          </table:table-cell>
          <table:table-cell table:style-name="ce67"/>
          <table:table-cell table:style-name="ce2"/>
          <table:table-cell table:style-name="ce32"/>
          <table:table-cell table:style-name="ce5"/>
          <table:table-cell table:number-columns-repeated="2" table:style-name="ce32"/>
          <table:table-cell table:style-name="ce3"/>
          <table:table-cell office:value-type="date" office:date-value="2013-05-16T00:00:00" table:style-name="ce34">
            <text:p>16-05-2013</text:p>
          </table:table-cell>
          <table:table-cell table:number-columns-repeated="16366"/>
        </table:table-row>
        <table:table-row table:style-name="ro1">
          <table:table-cell office:value-type="string" table:style-name="ce86">
            <text:p>rijnwaardenseuiterwaard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9" table:style-name="ce2">
            <text:p>29</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inggroningen</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2"/>
          <table:table-cell table:style-name="ce32"/>
          <table:table-cell table:style-name="ce5"/>
          <table:table-cell table:number-columns-repeated="2" table:style-name="ce32"/>
          <table:table-cell office:value-type="string" table:style-name="ce12">
            <text:p>Samenwerking tussen RWS, Provincie Groningen, Gemeente Groningen en Aanpak Ring Groningen. Staat op naam van IDmedia<text:s/></text:p>
          </table:table-cell>
          <table:table-cell office:value-type="date" office:date-value="2012-09-24T00:00:00" table:style-name="ce34">
            <text:p>24-09-2012</text:p>
          </table:table-cell>
          <table:table-cell table:number-columns-repeated="16366"/>
        </table:table-row>
        <table:table-row table:style-name="ro1">
          <table:table-cell office:value-type="string" table:style-name="ce86">
            <text:p>riodejaneiro.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iodejaneiro.nlconsulado</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ivm</text:p>
          </table:table-cell>
          <table:table-cell office:value-type="string" table:style-name="ce3">
            <text:p>.nl</text:p>
          </table:table-cell>
          <table:table-cell table:style-name="ce92"/>
          <table:table-cell office:value-type="string" table:style-name="ce82">
            <text:p>VWS</text:p>
          </table:table-cell>
          <table:table-cell office:value-type="string" table:style-name="ce5">
            <text:p>Ja</text:p>
          </table:table-cell>
          <table:table-cell office:value-type="date" office:date-value="2012-07-04T00:00:00" table:style-name="ce32">
            <text:p>04-07-2012</text:p>
          </table:table-cell>
          <table:table-cell office:value-type="string" table:style-name="ce5">
            <text:p>Accessibility</text:p>
          </table:table-cell>
          <table:table-cell office:value-type="float" office:value="125" table:style-name="ce5">
            <text:p>125</text:p>
          </table:table-cell>
          <table:table-cell table:style-name="ce5"/>
          <table:table-cell table:style-name="ce4"/>
          <table:table-cell office:value-type="float" office:value="180000" table:style-name="ce67">
            <text:p>180.000<text:s/></text:p>
          </table:table-cell>
          <table:table-cell table:style-name="ce2"/>
          <table:table-cell table:style-name="ce32"/>
          <table:table-cell table:style-name="ce5"/>
          <table:table-cell table:style-name="ce2"/>
          <table:table-cell table:style-name="ce32"/>
          <table:table-cell table:style-name="ce12"/>
          <table:table-cell office:value-type="date" office:date-value="2013-03-28T00:00:00" table:style-name="ce34">
            <text:p>28-03-2013</text:p>
          </table:table-cell>
          <table:table-cell table:number-columns-repeated="16366"/>
        </table:table-row>
        <table:table-row table:style-name="ro1">
          <table:table-cell office:value-type="string" table:style-name="ce86">
            <text:p>rli</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06T00:00:00" table:style-name="ce51">
            <text:p>dec-12</text:p>
          </table:table-cell>
          <table:table-cell office:value-type="string" table:style-name="ce2">
            <text:p>Quality House</text:p>
          </table:table-cell>
          <table:table-cell office:value-type="float" office:value="62" table:style-name="ce2">
            <text:p>62</text:p>
          </table:table-cell>
          <table:table-cell table:style-name="ce2"/>
          <table:table-cell table:style-name="ce4"/>
          <table:table-cell table:style-name="ce67"/>
          <table:table-cell table:number-columns-repeated="3" table:style-name="ce2"/>
          <table:table-cell table:style-name="ce5"/>
          <table:table-cell table:style-name="ce2"/>
          <table:table-cell table:style-name="ce3"/>
          <table:table-cell table:style-name="ce2"/>
          <table:table-cell table:number-columns-repeated="16366"/>
        </table:table-row>
        <table:table-row table:style-name="ro1">
          <table:table-cell office:value-type="string" table:style-name="ce86">
            <text:p>roemen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oma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otterdamvooruit</text:p>
          </table:table-cell>
          <table:table-cell office:value-type="string" table:style-name="ce3">
            <text:p>.nl</text:p>
          </table:table-cell>
          <table:table-cell table:style-name="ce92"/>
          <table:table-cell office:value-type="string" table:style-name="ce94">
            <text:p>IenM</text:p>
          </table:table-cell>
          <table:table-cell table:style-name="ce2"/>
          <table:table-cell table:style-name="ce34"/>
          <table:table-cell table:number-columns-repeated="3" table:style-name="ce2"/>
          <table:table-cell table:style-name="ce4"/>
          <table:table-cell table:style-name="ce67"/>
          <table:table-cell table:style-name="ce2"/>
          <table:table-cell office:value-type="date" office:date-value="2013-09-01T00:00:00" table:style-name="ce32">
            <text:p>01-09-2013</text:p>
          </table:table-cell>
          <table:table-cell table:style-name="ce5"/>
          <table:table-cell table:number-columns-repeated="2" table:style-name="ce32"/>
          <table:table-cell table:style-name="ce4"/>
          <table:table-cell office:value-type="date" office:date-value="2013-03-26T00:00:00" table:style-name="ce34">
            <text:p>26-03-2013</text:p>
          </table:table-cell>
          <table:table-cell table:number-columns-repeated="16366"/>
        </table:table-row>
        <table:table-row table:style-name="ro1">
          <table:table-cell office:value-type="string" table:style-name="ce86">
            <text:p>row.minvw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06T00:00:00" table:style-name="ce7">
            <text:p>06-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sj</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sonac</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style-name="ce2"/>
          <table:table-cell table:style-name="ce1"/>
          <table:table-cell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uimtelijkeplannen</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1-23T00:00:00" table:style-name="ce34">
            <text:p>23-11-2012</text:p>
          </table:table-cell>
          <table:table-cell office:value-type="string" table:style-name="ce2">
            <text:p>Quality House</text:p>
          </table:table-cell>
          <table:table-cell office:value-type="float" office:value="51" table:style-name="ce2">
            <text:p>51</text:p>
          </table:table-cell>
          <table:table-cell table:style-name="ce2"/>
          <table:table-cell table:style-name="ce4"/>
          <table:table-cell table:style-name="ce67"/>
          <table:table-cell office:value-type="string" table:style-name="ce5">
            <text:p>X</text:p>
          </table:table-cell>
          <table:table-cell table:number-columns-repeated="4" table:style-name="ce2"/>
          <table:table-cell table:style-name="ce3"/>
          <table:table-cell office:value-type="date" office:date-value="2013-05-16T00:00:00" table:style-name="ce34">
            <text:p>16-05-2013</text:p>
          </table:table-cell>
          <table:table-cell table:number-columns-repeated="16366"/>
        </table:table-row>
        <table:table-row table:style-name="ro1">
          <table:table-cell office:value-type="string" table:style-name="ce86">
            <text:p>ruimtevoorderivier</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4-18T00:00:00" table:style-name="ce34">
            <text:p>18-04-2013</text:p>
          </table:table-cell>
          <table:table-cell office:value-type="string" table:style-name="ce2">
            <text:p>Qualityhouse</text:p>
          </table:table-cell>
          <table:table-cell office:value-type="float" office:value="125" table:style-name="ce2">
            <text:p>125</text:p>
          </table:table-cell>
          <table:table-cell table:style-name="ce2"/>
          <table:table-cell table:style-name="ce4"/>
          <table:table-cell table:style-name="ce67"/>
          <table:table-cell table:style-name="ce2"/>
          <table:table-cell table:style-name="ce32"/>
          <table:table-cell table:style-name="ce5"/>
          <table:table-cell table:number-columns-repeated="2" table:style-name="ce32"/>
          <table:table-cell office:value-type="string" table:style-name="ce4">
            <text:p>De website is van het programma Ruimte voor de Rivier waarbinnen samengewerkt wordt met o.a. : RWS, Waterschappen, gemeenten en provincies betrokken bij de projecten.Gemaakt in opdracht van het programma Ruimte voor de Rivier.<text:s/></text:p>
          </table:table-cell>
          <table:table-cell office:value-type="date" office:date-value="2013-05-16T00:00:00" table:style-name="ce34">
            <text:p>16-05-2013</text:p>
          </table:table-cell>
          <table:table-cell table:number-columns-repeated="16366"/>
        </table:table-row>
        <table:table-row table:style-name="ro1">
          <table:table-cell office:value-type="string" table:style-name="ce86">
            <text:p>ruimtexmilieu</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Gaat over in particuliere handen</text:p>
          </table:table-cell>
          <table:table-cell office:value-type="date" office:date-value="2013-11-01T00:00:00" table:style-name="ce32">
            <text:p>01-11-2013</text:p>
          </table:table-cell>
          <table:table-cell table:style-name="ce32"/>
          <table:table-cell table:style-name="ce4"/>
          <table:table-cell office:value-type="date" office:date-value="2013-08-22T00:00:00" table:style-name="ce34">
            <text:p>22-08-2013</text:p>
          </table:table-cell>
          <table:table-cell table:number-columns-repeated="16366"/>
        </table:table-row>
        <table:table-row table:style-name="ro1">
          <table:table-cell office:value-type="string" table:style-name="ce86">
            <text:p>ruitena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us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ussia-ru.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va</text:p>
          </table:table-cell>
          <table:table-cell office:value-type="string" table:style-name="ce3">
            <text:p>.nl</text:p>
          </table:table-cell>
          <table:table-cell table:style-name="ce92"/>
          <table:table-cell office:value-type="string" table:style-name="ce82">
            <text:p>EZ</text:p>
          </table:table-cell>
          <table:table-cell table:number-columns-repeated="2" table:style-name="ce34"/>
          <table:table-cell table:number-columns-repeated="3"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rvdkjongere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4" table:style-name="ce2">
            <text:p>34</text:p>
          </table:table-cell>
          <table:table-cell table:style-name="ce2"/>
          <table:table-cell office:value-type="string" table:style-name="ce4">
            <text:p>De jongerenwebsite wordt in 2013 kritisch tegen het licht gehouden (voldoen wij op deze wijze aan de informatiebehoefte van jongeren). Daarom vinden wij het nu niet opportuun om deze kosten te maken. Binnen nu en een jaar verwachten wij een keuze te hebben gemaakt over de wijze waarop wij verder willen met de jongerenwebsite. Op basis van dit besluit, volgt dan ook een besluit tav de webrichtlijnen.</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rvob</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34"/>
          <table:table-cell table:number-columns-repeated="2" table:style-name="ce2"/>
          <table:table-cell table:style-name="ce61"/>
          <table:table-cell table:style-name="ce4"/>
          <table:table-cell table:style-name="ce67"/>
          <table:table-cell table:style-name="ce5"/>
          <table:table-cell table:style-name="ce34"/>
          <table:table-cell office:value-type="string" table:style-name="ce2">
            <text:p>RGD</text:p>
          </table:table-cell>
          <table:table-cell table:style-name="ce32"/>
          <table:table-cell table:style-name="ce2"/>
          <table:table-cell office:value-type="string" table:style-name="ce4">
            <text:p>Samenvoeging met site RGD i.v.m. fusie</text:p>
          </table:table-cell>
          <table:table-cell office:value-type="date" office:date-value="2012-09-27T00:00:00" table:style-name="ce34">
            <text:p>27-09-2012</text:p>
          </table:table-cell>
          <table:table-cell table:number-columns-repeated="16366"/>
        </table:table-row>
        <table:table-row table:style-name="ro1">
          <table:table-cell office:value-type="string" table:style-name="ce86">
            <text:p>rvr</text:p>
          </table:table-cell>
          <table:table-cell table:style-name="ce3"/>
          <table:table-cell office:value-type="string" table:style-name="ce92">
            <text:p>.org</text:p>
          </table:table-cell>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7" table:style-name="ce2">
            <text:p>37</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rwand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wand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rws</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3-01-30T00:00:00" table:style-name="ce34">
            <text:p>30-01-2013</text:p>
          </table:table-cell>
          <table:table-cell office:value-type="string" table:style-name="ce5">
            <text:p>Qualityhouse</text:p>
          </table:table-cell>
          <table:table-cell office:value-type="float" office:value="100" table:style-name="ce2">
            <text:p>100</text:p>
          </table:table-cell>
          <table:table-cell table:style-name="ce2"/>
          <table:table-cell office:value-type="string" table:style-name="ce4">
            <text:p>Restpunten bereffen Geografische kaarten en punten die in versie 2 van de webrichtlijnen niet worden afgekeurd. Verbeteringen volgen eind 2013 ivm redesign website.</text:p>
          </table:table-cell>
          <table:table-cell table:style-name="ce67"/>
          <table:table-cell table:style-name="ce2"/>
          <table:table-cell table:style-name="ce32"/>
          <table:table-cell table:style-name="ce5"/>
          <table:table-cell table:number-columns-repeated="2" table:style-name="ce32"/>
          <table:table-cell table:style-name="ce3"/>
          <table:table-cell office:value-type="date" office:date-value="2013-05-16T00:00:00" table:style-name="ce34">
            <text:p>16-05-2013</text:p>
          </table:table-cell>
          <table:table-cell table:number-columns-repeated="16366"/>
        </table:table-row>
        <table:table-row table:style-name="ro1">
          <table:table-cell office:value-type="string" table:style-name="ce86">
            <text:p>rwsleefomgeving</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ryx</text:p>
          </table:table-cell>
          <table:table-cell office:value-type="string" table:style-name="ce3">
            <text:p>.nl</text:p>
          </table:table-cell>
          <table:table-cell table:style-name="ce92"/>
          <table:table-cell office:value-type="string" table:style-name="ce82">
            <text:p>BZK</text:p>
          </table:table-cell>
          <table:table-cell table:style-name="ce2"/>
          <table:table-cell table:style-name="ce34"/>
          <table:table-cell table:number-columns-repeated="3" table:style-name="ce2"/>
          <table:table-cell table:style-name="ce4"/>
          <table:table-cell table:style-name="ce67"/>
          <table:table-cell table:style-name="ce2"/>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saasveld-gammelke</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aip</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samenveiligwerken</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2"/>
          <table:table-cell office:value-type="date" office:date-value="2012-08-23T00:00:00" table:style-name="ce34">
            <text:p>23-08-2012</text:p>
          </table:table-cell>
          <table:table-cell table:style-name="ce2"/>
          <table:table-cell table:number-columns-repeated="2"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samenwerkruimte</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style-name="ce2"/>
          <table:table-cell table:style-name="ce32"/>
          <table:table-cell table:number-columns-repeated="2" table:style-name="ce5"/>
          <table:table-cell table:style-name="ce32"/>
          <table:table-cell table:style-name="ce4"/>
          <table:table-cell table:style-name="ce34"/>
          <table:table-cell table:number-columns-repeated="16366"/>
        </table:table-row>
        <table:table-row table:style-name="ro1">
          <table:table-cell office:value-type="string" table:style-name="ce86">
            <text:p>samenwerkruimten</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2"/>
          <table:table-cell table:style-name="ce4"/>
          <table:table-cell table:style-name="ce67"/>
          <table:table-cell table:style-name="ce2"/>
          <table:table-cell table:style-name="ce32"/>
          <table:table-cell table:number-columns-repeated="2" table:style-name="ce5"/>
          <table:table-cell table:style-name="ce32"/>
          <table:table-cell table:style-name="ce4"/>
          <table:table-cell table:style-name="ce34"/>
          <table:table-cell table:number-columns-repeated="16366"/>
        </table:table-row>
        <table:table-row table:style-name="ro1">
          <table:table-cell office:value-type="string" table:style-name="ce86">
            <text:p>saneringasbestweg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5" table:style-name="ce2">
            <text:p>35</text:p>
          </table:table-cell>
          <table:table-cell table:style-name="ce2"/>
          <table:table-cell table:style-name="ce4"/>
          <table:table-cell table:style-name="ce67"/>
          <table:table-cell table:style-name="ce5"/>
          <table:table-cell table:style-name="ce34"/>
          <table:table-cell table:style-name="ce37"/>
          <table:table-cell office:value-type="date" office:date-value="2013-04-01T00:00:00" table:style-name="ce34">
            <text:p>01-04-2013</text:p>
          </table:table-cell>
          <table:table-cell table:style-name="ce34"/>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anfrancisco.the-netherlands</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aopaulo.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aopaulo.nlconsulado</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arsvenendeban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audiarab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audi-arab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bb</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sboicm</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Ja</text:p>
          </table:table-cell>
          <table:table-cell office:value-type="date" office:date-value="2012-05-31T00:00:00" table:style-name="ce32">
            <text:p>31-05-2012</text:p>
          </table:table-cell>
          <table:table-cell office:value-type="string" table:style-name="ce5">
            <text:p>Sogeti</text:p>
          </table:table-cell>
          <table:table-cell office:value-type="float" office:value="125" table:style-name="ce5">
            <text:p>125</text:p>
          </table:table-cell>
          <table:table-cell table:style-name="ce5"/>
          <table:table-cell table:style-name="ce4"/>
          <table:table-cell table:style-name="ce67"/>
          <table:table-cell table:style-name="ce2"/>
          <table:table-cell table:style-name="ce32"/>
          <table:table-cell table:style-name="ce5"/>
          <table:table-cell table:number-columns-repeated="2" table:style-name="ce32"/>
          <table:table-cell table:style-name="ce4"/>
          <table:table-cell office:value-type="date" office:date-value="2012-06-04T00:00:00" table:style-name="ce32">
            <text:p>04-06-2012</text:p>
          </table:table-cell>
          <table:table-cell table:number-columns-repeated="16366"/>
        </table:table-row>
        <table:table-row table:style-name="ro1">
          <table:table-cell office:value-type="string" table:style-name="ce86">
            <text:p>sbr-nl</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6-14T00:00:00" table:style-name="ce34">
            <text:p>14-06-2012</text:p>
          </table:table-cell>
          <table:table-cell office:value-type="string" table:style-name="ce33">
            <text:p>Accessibility</text:p>
          </table:table-cell>
          <table:table-cell office:value-type="float" office:value="125" table:style-name="ce2">
            <text:p>125</text:p>
          </table:table-cell>
          <table:table-cell office:value-type="float" office:value="51" table:style-name="ce2">
            <text:p>51</text:p>
          </table:table-cell>
          <table:table-cell table:style-name="ce4"/>
          <table:table-cell table:style-name="ce67"/>
          <table:table-cell table:style-name="ce2"/>
          <table:table-cell table:style-name="ce32"/>
          <table:table-cell office:value-type="string" table:style-name="ce5">
            <text:p>Logius.nl</text:p>
          </table:table-cell>
          <table:table-cell table:number-columns-repeated="2" table:style-name="ce32"/>
          <table:table-cell table:style-name="ce4"/>
          <table:table-cell office:value-type="date" office:date-value="2012-07-01T00:00:00" table:style-name="ce34">
            <text:p>01-07-2012</text:p>
          </table:table-cell>
          <table:table-cell table:number-columns-repeated="16366"/>
        </table:table-row>
        <table:table-row table:style-name="ro1">
          <table:table-cell office:value-type="string" table:style-name="ce86">
            <text:p>sbv-z</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03T00:00:00" table:style-name="ce34">
            <text:p>03-04-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number-columns-repeated="3" table:style-name="ce2"/>
          <table:table-cell office:value-type="date" office:date-value="2013-03-28T00:00:00" table:style-name="ce34">
            <text:p>28-03-2013</text:p>
          </table:table-cell>
          <table:table-cell table:style-name="ce2"/>
          <table:table-cell table:style-name="ce3"/>
          <table:table-cell office:value-type="date" office:date-value="2013-05-16T00:00:00" table:style-name="ce34">
            <text:p>16-05-2013</text:p>
          </table:table-cell>
          <table:table-cell table:number-columns-repeated="16366"/>
        </table:table-row>
        <table:table-row table:style-name="ro1">
          <table:table-cell office:value-type="string" table:style-name="ce86">
            <text:p>scg</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office:value-type="string" table:style-name="ce4">
            <text:p>MOET NOG WEGGEHAALD</text:p>
          </table:table-cell>
          <table:table-cell table:style-name="ce67"/>
          <table:table-cell table:style-name="ce5"/>
          <table:table-cell office:value-type="date" office:date-value="2012-12-31T00:00:00" table:style-name="ce32">
            <text:p>31-12-2012</text:p>
          </table:table-cell>
          <table:table-cell table:style-name="ce5"/>
          <table:table-cell table:number-columns-repeated="2" table:style-name="ce32"/>
          <table:table-cell office:value-type="string" table:style-name="ce4">
            <text:p>Dienst is opgeheven</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schadefond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1" table:style-name="ce2">
            <text:p>31</text:p>
          </table:table-cell>
          <table:table-cell table:style-name="ce2"/>
          <table:table-cell office:value-type="string" table:style-name="ce4">
            <text:p>Deze organisatie is een Zelfstandig Bestuursorgaan met een eigenstandige verantwoordelijkheid voor de site</text:p>
          </table:table-cell>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schadeschap</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schelde-ecs</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2"/>
          <table:table-cell table:style-name="ce32"/>
          <table:table-cell table:style-name="ce5"/>
          <table:table-cell table:number-columns-repeated="2" table:style-name="ce32"/>
          <table:table-cell office:value-type="string" table:style-name="ce12">
            <text:p>Hoort niet op de lijst thuis. e-Do Enterprises Belgium Applicatie. Toegang tot de site wordt alleen gegeven aan Nederlandse en Vlaamse loodsen en verkeersleiders, ambtenaren werkzaam bij het Ministerie van Verkeer en Waterstaat en het Ministerie van de Vlaamse Gemeenschap en Derden welke de informatie nodig hebben in relatie tot werkzaamheden t.b.v. de Nederlandse of Vlaamse Overheid</text:p>
          </table:table-cell>
          <table:table-cell office:value-type="date" office:date-value="2012-09-24T00:00:00" table:style-name="ce34">
            <text:p>24-09-2012</text:p>
          </table:table-cell>
          <table:table-cell table:number-columns-repeated="16366"/>
        </table:table-row>
        <table:table-row table:style-name="ro1">
          <table:table-cell office:value-type="string" table:style-name="ce86">
            <text:p>scheldelessen</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2"/>
          <table:table-cell office:value-type="date" office:date-value="2013-09-01T00:00:00" table:style-name="ce32">
            <text:p>01-09-2013</text:p>
          </table:table-cell>
          <table:table-cell table:style-name="ce5"/>
          <table:table-cell table:number-columns-repeated="2" table:style-name="ce32"/>
          <table:table-cell office:value-type="string" table:style-name="ce12">
            <text:p>www.scheldelessen.nl en www.scheldenet.nl zijn websites van de Vlaams Nederlandse Scheldecommissie. Zij hebben ook een site: www.vnsc.eu. Deze commissie bestaat nog steeds, heeft eigen budget en wordt betaald door Nederland en België. Contactpersoon binnen RWS is Giljam Bil van RWS Zeeland (06-51582115). Hij hoort graag een voorstel vanuit ons. Lijkt mij handig om deze site over te dragen aan die commissie (met medewerking van Giljam). Vond hij op zich ook prima.</text:p>
          </table:table-cell>
          <table:table-cell office:value-type="date" office:date-value="2013-08-22T00:00:00" table:style-name="ce34">
            <text:p>22-08-2013</text:p>
          </table:table-cell>
          <table:table-cell table:number-columns-repeated="16366"/>
        </table:table-row>
        <table:table-row table:style-name="ro1">
          <table:table-cell office:value-type="string" table:style-name="ce86">
            <text:p>scheldenet</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table:style-name="ce2"/>
          <table:table-cell office:value-type="date" office:date-value="2013-09-01T00:00:00" table:style-name="ce32">
            <text:p>01-09-2013</text:p>
          </table:table-cell>
          <table:table-cell table:style-name="ce5"/>
          <table:table-cell table:number-columns-repeated="2" table:style-name="ce32"/>
          <table:table-cell office:value-type="string" table:style-name="ce11">
            <text:p>www.scheldelessen.nl en www.scheldenet.nl zijn websites van de Vlaams Nederlandse Scheldecommissie. Zij hebben ook een site: www.vnsc.eu. Deze commissie bestaat nog steeds, heeft eigen budget en wordt betaald door Nederland en België. Contactpersoon binnen RWS is Giljam Bil van RWS Zeeland (06-51582115). Hij hoort graag een voorstel vanuit ons. Lijkt mij handig om deze site over te dragen aan die commissie (met medewerking van Giljam). Vond hij op zich ook prima.</text:p>
          </table:table-cell>
          <table:table-cell office:value-type="date" office:date-value="2013-08-22T00:00:00" table:style-name="ce34">
            <text:p>22-08-2013</text:p>
          </table:table-cell>
          <table:table-cell table:number-columns-repeated="16366"/>
        </table:table-row>
        <table:table-row table:style-name="ro1">
          <table:table-cell office:value-type="string" table:style-name="ce86">
            <text:p>schinveldse-e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chouwen-oos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28" table:style-name="ce2">
            <text:p>28</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cp</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1-24T00:00:00" table:style-name="ce34">
            <text:p>24-01-2013</text:p>
          </table:table-cell>
          <table:table-cell office:value-type="string" table:style-name="ce2">
            <text:p>Quality House</text:p>
          </table:table-cell>
          <table:table-cell office:value-type="float" office:value="124" table:style-name="ce2">
            <text:p>124</text:p>
          </table:table-cell>
          <table:table-cell table:style-name="ce2"/>
          <table:table-cell office:value-type="string" table:style-name="ce4">
            <text:p>PDF's vanaf 2012 voldoen. Daarvoor niet. Dat is te kostbaar om die allemaal om te zetten.<text:s/></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seb-beroepsvervoer</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senegal.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enegal.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enterloke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erb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hanghai.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hanghai.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hanghai-cn.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ignaleringsscan.vrom</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Nee</text:p>
          </table:table-cell>
          <table:table-cell table:style-name="ce34"/>
          <table:table-cell table:number-columns-repeated="3" table:style-name="ce2"/>
          <table:table-cell office:value-type="string" table:style-name="ce4">
            <text:p>Site wordt opgedoekt</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silentstrike</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werkenbijdefensie.nl</text:p>
          </table:table-cell>
          <table:table-cell table:style-name="ce32"/>
          <table:table-cell office:value-type="date" office:date-value="2013-02-15T00:00:00" table:style-name="ce32">
            <text:p>15-02-2013</text:p>
          </table:table-cell>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singapor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ingapore.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kal</text:p>
          </table:table-cell>
          <table:table-cell office:value-type="string" table:style-name="ce3">
            <text:p>.nl</text:p>
          </table:table-cell>
          <table:table-cell table:style-name="ce92"/>
          <table:table-cell office:value-type="string" table:style-name="ce82">
            <text:p>EZ</text:p>
          </table:table-cell>
          <table:table-cell table:number-columns-repeated="2" table:style-name="ce34"/>
          <table:table-cell table:number-columns-repeated="3"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lotcoordination</text:p>
          </table:table-cell>
          <table:table-cell office:value-type="string" table:style-name="ce3">
            <text:p>.nl</text:p>
          </table:table-cell>
          <table:table-cell table:style-name="ce92"/>
          <table:table-cell office:value-type="string" table:style-name="ce82">
            <text:p>IenM</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slovak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love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loven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lowakij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ociaaljaarverslag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37">
            <text:p>rijksoverheid.nl</text:p>
          </table:table-cell>
          <table:table-cell table:style-name="ce2"/>
          <table:table-cell office:value-type="date" office:date-value="2012-12-31T00:00:00" table:style-name="ce32">
            <text:p>31-12-2012</text:p>
          </table:table-cell>
          <table:table-cell office:value-type="string" table:style-name="ce4">
            <text:p>Jaarrapportage bedrijfsvoering wordt voortaan via Rijksoverheid.nl gepubliceerd.</text:p>
          </table:table-cell>
          <table:table-cell office:value-type="date" office:date-value="2012-09-11T00:00:00" table:style-name="ce34">
            <text:p>11-09-2012</text:p>
          </table:table-cell>
          <table:table-cell table:number-columns-repeated="16366"/>
        </table:table-row>
        <table:table-row table:style-name="ro1">
          <table:table-cell office:value-type="string" table:style-name="ce86">
            <text:p>sodm</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47" table:style-name="ce2">
            <text:p>47</text:p>
          </table:table-cell>
          <table:table-cell table:style-name="ce2"/>
          <table:table-cell table:style-name="ce4"/>
          <table:table-cell table:style-name="ce67"/>
          <table:table-cell table:style-name="ce5"/>
          <table:table-cell table:style-name="ce34"/>
          <table:table-cell office:value-type="string" table:style-name="ce37">
            <text:p>rijksoverheid.nl</text:p>
          </table:table-cell>
          <table:table-cell table:number-columns-repeated="2" table:style-name="ce34"/>
          <table:table-cell office:value-type="string" table:style-name="ce4">
            <text:p>Zodra onderbrengen mogelijk is</text:p>
          </table:table-cell>
          <table:table-cell office:value-type="date" office:date-value="2012-03-17T00:00:00" table:style-name="ce34">
            <text:p>17-03-2012</text:p>
          </table:table-cell>
          <table:table-cell table:number-columns-repeated="16366"/>
        </table:table-row>
        <table:table-row table:style-name="ro1">
          <table:table-cell office:value-type="string" table:style-name="ce86">
            <text:p>som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table:style-name="ce32"/>
          <table:table-cell office:value-type="string" table:style-name="ce5">
            <text:p>Quality House</text:p>
          </table:table-cell>
          <table:table-cell office:value-type="float" office:value="125" table:style-name="ce5">
            <text:p>125</text:p>
          </table:table-cell>
          <table:table-cell office:value-type="float" office:value="51" table:style-name="ce5">
            <text:p>51</text:p>
          </table:table-cell>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southafric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outhkore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outhkorea-kr.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outhsud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paceoffice</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2"/>
          <table:table-cell table:style-name="ce5"/>
          <table:table-cell table:style-name="ce37"/>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panj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portcommissie</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number-columns-repeated="4" table:style-name="ce2"/>
          <table:table-cell table:style-name="ce4"/>
          <table:table-cell table:style-name="ce67"/>
          <table:table-cell table:style-name="ce2"/>
          <table:table-cell office:value-type="string" table:style-name="ce2">
            <text:p>?</text:p>
          </table:table-cell>
          <table:table-cell table:number-columns-repeated="3" table:style-name="ce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srilank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rilank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2" table:style-name="ce2"/>
          <table:table-cell table:style-name="ce1"/>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taatsbosbeheer</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5" table:style-name="ce2">
            <text:p>35</text:p>
          </table:table-cell>
          <table:table-cell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tagefondszor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2-12-28T00:00:00" table:style-name="ce34">
            <text:p>28-12-2012</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standaarden.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7-26T00:00:00" table:style-name="ce34">
            <text:p>26-07-2012</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number-columns-repeated="5" table:style-name="ce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stavoorjezaak</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vt</text:p>
          </table:table-cell>
          <table:table-cell table:style-name="ce34"/>
          <table:table-cell table:number-columns-repeated="3" table:style-name="ce2"/>
          <table:table-cell office:value-type="string" table:style-name="ce4">
            <text:p>MOET NOG WEGGEHAALD</text:p>
          </table:table-cell>
          <table:table-cell table:style-name="ce67"/>
          <table:table-cell table:style-name="ce5"/>
          <table:table-cell table:style-name="ce32"/>
          <table:table-cell table:style-name="ce37"/>
          <table:table-cell table:number-columns-repeated="2"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stimuleringsfondspers</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stophelin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0" table:style-name="ce2">
            <text:p>30</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stpetersburg.nlconsulaat</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tpetersburg.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tpetersburg-ru.nlconsulat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ubs</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office:value-type="string" table:style-name="ce5">
            <text:p>website loyaliteitsprogramma Defensie</text:p>
          </table:table-cell>
          <table:table-cell table:style-name="ce32"/>
          <table:table-cell office:value-type="date" office:date-value="2013-05-31T00:00:00" table:style-name="ce32">
            <text:p>31-05-2013</text:p>
          </table:table-cell>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suda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ud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urinam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vb</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1-11-01T00:00:00" table:style-name="ce34">
            <text:p>01-11-2011</text:p>
          </table:table-cell>
          <table:table-cell office:value-type="string" table:style-name="ce33">
            <text:p>Accessibility</text:p>
          </table:table-cell>
          <table:table-cell office:value-type="float" office:value="115" table:style-name="ce2">
            <text:p>115</text:p>
          </table:table-cell>
          <table:table-cell table:style-name="ce2"/>
          <table:table-cell table:style-name="ce4"/>
          <table:table-cell office:value-type="float" office:value="330000" table:style-name="ce67">
            <text:p>330.000<text:s/></text:p>
          </table:table-cell>
          <table:table-cell office:value-type="string" table:style-name="ce2">
            <text:p>X</text:p>
          </table:table-cell>
          <table:table-cell table:style-name="ce34"/>
          <table:table-cell table:style-name="ce2"/>
          <table:table-cell table:number-columns-repeated="2"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swede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witzerland.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yr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yr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szwcongres</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2"/>
          <table:table-cell table:style-name="ce34"/>
          <table:table-cell table:style-name="ce2"/>
          <table:table-cell office:value-type="date" office:date-value="2012-12-31T00:00:00" table:style-name="ce32">
            <text:p>31-12-2012</text:p>
          </table:table-cell>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tankenzonderbetale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0" table:style-name="ce2">
            <text:p>40</text:p>
          </table:table-cell>
          <table:table-cell table:style-name="ce2"/>
          <table:table-cell office:value-type="string" table:style-name="ce4">
            <text:p>Site voor een zeer beperkte doelgroep. Verbetering wordt overwog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tanzani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anzani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askforcekinderenveilig</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6" table:style-name="ce2">
            <text:p>46</text:p>
          </table:table-cell>
          <table:table-cell table:style-name="ce2"/>
          <table:table-cell office:value-type="string" table:style-name="ce4">
            <text:p>verbeteringen in overweging</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techniekbijdemarine</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v.t.</text:p>
          </table:table-cell>
          <table:table-cell table:number-columns-repeated="4" table:style-name="ce2"/>
          <table:table-cell table:style-name="ce4"/>
          <table:table-cell table:style-name="ce67"/>
          <table:table-cell table:number-columns-repeated="2" table:style-name="ce2"/>
          <table:table-cell office:value-type="string" table:style-name="ce5">
            <text:p>werkenbijdefensie.nl</text:p>
          </table:table-cell>
          <table:table-cell table:style-name="ce32"/>
          <table:table-cell office:value-type="date" office:date-value="2013-02-15T00:00:00" table:style-name="ce32">
            <text:p>15-02-2013</text:p>
          </table:table-cell>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tenderne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5T00:00:00" table:style-name="ce34">
            <text:p>25-01-2013</text:p>
          </table:table-cell>
          <table:table-cell office:value-type="string" table:style-name="ce2">
            <text:p>Quickscan</text:p>
          </table:table-cell>
          <table:table-cell office:value-type="float" office:value="46" table:style-name="ce2">
            <text:p>46</text:p>
          </table:table-cell>
          <table:table-cell table:style-name="ce2"/>
          <table:table-cell table:style-name="ce4"/>
          <table:table-cell table:style-name="ce67"/>
          <table:table-cell table:style-name="ce5"/>
          <table:table-cell table:style-name="ce34"/>
          <table:table-cell table:style-name="ce5"/>
          <table:table-cell table:style-name="ce34"/>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terugvoerplicht</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thai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hailand.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no</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office:value-type="date" office:date-value="2013-04-01T00:00:00" table:style-name="ce32">
            <text:p>01-04-2013</text:p>
          </table:table-cell>
          <table:table-cell table:style-name="ce32"/>
          <table:table-cell table:style-name="ce12"/>
          <table:table-cell office:value-type="date" office:date-value="2012-03-17T00:00:00" table:style-name="ce34">
            <text:p>17-03-2012</text:p>
          </table:table-cell>
          <table:table-cell table:number-columns-repeated="16366"/>
        </table:table-row>
        <table:table-row table:style-name="ro1">
          <table:table-cell office:value-type="string" table:style-name="ce86">
            <text:p>toolkits.loketgezondlev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toolkitvtv</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topinkomens.minbzk</text:p>
          </table:table-cell>
          <table:table-cell office:value-type="string" table:style-name="ce3">
            <text:p>.nl</text:p>
          </table:table-cell>
          <table:table-cell table:style-name="ce92"/>
          <table:table-cell office:value-type="string" table:style-name="ce82">
            <text:p>BZK</text:p>
          </table:table-cell>
          <table:table-cell office:value-type="string" table:style-name="ce5">
            <text:p>Ja</text:p>
          </table:table-cell>
          <table:table-cell office:value-type="date" office:date-value="2013-02-19T00:00:00" table:style-name="ce32">
            <text:p>19-02-2013</text:p>
          </table:table-cell>
          <table:table-cell office:value-type="string" table:style-name="ce5">
            <text:p>Accessibility</text:p>
          </table:table-cell>
          <table:table-cell table:style-name="ce5"/>
          <table:table-cell table:style-name="ce33"/>
          <table:table-cell office:value-type="string" table:style-name="ce4">
            <text:p>Toetsresultaat: site voldoet aan P1 en 2; verder aangepast op basis van toetsrapport.<text:s/></text:p>
          </table:table-cell>
          <table:table-cell table:style-name="ce67"/>
          <table:table-cell table:style-name="ce5"/>
          <table:table-cell table:style-name="ce32"/>
          <table:table-cell table:style-name="ce5"/>
          <table:table-cell office:value-type="date" office:date-value="2013-12-31T00:00:00" table:style-name="ce32">
            <text:p>31-12-2013</text:p>
          </table:table-cell>
          <table:table-cell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top-sectoren</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5T00:00:00" table:style-name="ce34">
            <text:p>25-01-2013</text:p>
          </table:table-cell>
          <table:table-cell office:value-type="string" table:style-name="ce2">
            <text:p>Quickscan</text:p>
          </table:table-cell>
          <table:table-cell office:value-type="float" office:value="40" table:style-name="ce2">
            <text:p>40</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tracemer</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2-14T00:00:00" table:style-name="ce34">
            <text:p>14-12-2012</text:p>
          </table:table-cell>
          <table:table-cell office:value-type="string" table:style-name="ce2">
            <text:p>Qualityhouse</text:p>
          </table:table-cell>
          <table:table-cell office:value-type="float" office:value="62" table:style-name="ce2">
            <text:p>62</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12-28T00:00:00" table:style-name="ce34">
            <text:p>28-12-2012</text:p>
          </table:table-cell>
          <table:table-cell table:number-columns-repeated="16366"/>
        </table:table-row>
        <table:table-row table:style-name="ro1">
          <table:table-cell office:value-type="string" table:style-name="ce86">
            <text:p>traderouteasia</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5T00:00:00" table:style-name="ce34">
            <text:p>25-01-2013</text:p>
          </table:table-cell>
          <table:table-cell office:value-type="string" table:style-name="ce2">
            <text:p>Quickscan</text:p>
          </table:table-cell>
          <table:table-cell office:value-type="float" office:value="33" table:style-name="ce2">
            <text:p>33</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traineebijdeeu</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5">
            <text:p>werkenbijdeeu.nl</text:p>
          </table:table-cell>
          <table:table-cell table:style-name="ce2"/>
          <table:table-cell office:value-type="date" office:date-value="2012-06-01T00:00:00" table:style-name="ce32">
            <text:p>01-06-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transplantatiestichting</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trendsinbeeld</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office:value-type="string" table:style-name="ce32">
            <text:p>Q3 2012</text:p>
          </table:table-cell>
          <table:table-cell table:number-columns-repeated="3" table:style-name="ce5"/>
          <table:table-cell table:style-name="ce4"/>
          <table:table-cell table:style-name="ce67"/>
          <table:table-cell table:style-name="ce5"/>
          <table:table-cell table:style-name="ce32"/>
          <table:table-cell table:style-name="ce5"/>
          <table:table-cell office:value-type="string" table:style-name="ce32">
            <text:p>in 2013</text:p>
          </table:table-cell>
          <table:table-cell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trinidadandtobago.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sjech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uchtcollege-gezondheidszor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site wordt kwartaal 2 van 2013 herbouwd.<text:s/></text:p>
          </table:table-cell>
          <table:table-cell table:style-name="ce67"/>
          <table:table-cell table:style-name="ce5"/>
          <table:table-cell table:style-name="ce32"/>
          <table:table-cell table:style-name="ce5"/>
          <table:table-cell office:value-type="date" office:date-value="2013-07-01T00:00:00" table:style-name="ce32">
            <text:p>01-07-2013</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tunesi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unisie-fr.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urkey.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urkey-tr.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urkij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tzb-tes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0" table:style-name="ce2">
            <text:p>40</text:p>
          </table:table-cell>
          <table:table-cell table:style-name="ce2"/>
          <table:table-cell office:value-type="string" table:style-name="ce4">
            <text:p>wordt opgeheven</text:p>
          </table:table-cell>
          <table:table-cell table:style-name="ce67"/>
          <table:table-cell table:style-name="ce2"/>
          <table:table-cell office:value-type="string" table:style-name="ce32">
            <text:p>onbekend</text:p>
          </table:table-cell>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uae.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ugand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uganda.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ukraine.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unesco.nlvertegenwoordiging</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unvienna.nlmission</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urban-2</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style-name="ce35"/>
          <table:table-cell table:number-columns-repeated="2" table:style-name="ce5"/>
          <table:table-cell table:style-name="ce20"/>
          <table:table-cell table:style-name="ce72"/>
          <table:table-cell table:style-name="ce57"/>
          <table:table-cell office:value-type="date" office:date-value="2011-11-01T00:00:00" table:style-name="ce32">
            <text:p>01-11-2011</text:p>
          </table:table-cell>
          <table:table-cell table:style-name="ce37"/>
          <table:table-cell table:style-name="ce40"/>
          <table:table-cell table:style-name="ce41"/>
          <table:table-cell table:style-name="ce15"/>
          <table:table-cell office:value-type="date" office:date-value="2012-06-21T00:00:00" table:style-name="ce34">
            <text:p>21-06-2012</text:p>
          </table:table-cell>
          <table:table-cell table:number-columns-repeated="16366"/>
        </table:table-row>
        <table:table-row table:style-name="ro1">
          <table:table-cell office:value-type="string" table:style-name="ce86">
            <text:p>uwkindenalcohol</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uwkindenblow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uwkindenrok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uwkindensek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uwv</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1-10-12T00:00:00" table:style-name="ce34">
            <text:p>12-10-2011</text:p>
          </table:table-cell>
          <table:table-cell office:value-type="string" table:style-name="ce2">
            <text:p>Accessibility12</text:p>
          </table:table-cell>
          <table:table-cell office:value-type="float" office:value="12" table:style-name="ce2">
            <text:p>12</text:p>
          </table:table-cell>
          <table:table-cell table:style-name="ce2"/>
          <table:table-cell table:style-name="ce4"/>
          <table:table-cell office:value-type="float" office:value="2000000" table:style-name="ce67">
            <text:p>2.000.000<text:s/></text:p>
          </table:table-cell>
          <table:table-cell office:value-type="string" table:style-name="ce2">
            <text:p>X</text:p>
          </table:table-cell>
          <table:table-cell table:style-name="ce34"/>
          <table:table-cell table:number-columns-repeated="2" table:style-name="ce2"/>
          <table:table-cell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uziregister</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8T00:00:00" table:style-name="ce34">
            <text:p>28-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office:value-type="string" table:style-name="ce32">
            <text:p>28--3-2013</text:p>
          </table:table-cell>
          <table:table-cell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vaarweginformatie</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11-30T00:00:00" table:style-name="ce34">
            <text:p>30-11-2012</text:p>
          </table:table-cell>
          <table:table-cell office:value-type="string" table:style-name="ce2">
            <text:p>Qualityhouse</text:p>
          </table:table-cell>
          <table:table-cell office:value-type="float" office:value="49" table:style-name="ce2">
            <text:p>49</text:p>
          </table:table-cell>
          <table:table-cell table:style-name="ce2"/>
          <table:table-cell table:style-name="ce4"/>
          <table:table-cell table:style-name="ce67"/>
          <table:table-cell table:number-columns-repeated="5" table:style-name="ce2"/>
          <table:table-cell office:value-type="string" table:style-name="ce3">
            <text:p>Redactionele verbeteringen worden doorgevoerd. Daarnaast volgt een inpact analyse met uitkomsten in juli. Daarna wordt beslist wat er met de restpunten gebeurd.</text:p>
          </table:table-cell>
          <table:table-cell office:value-type="date" office:date-value="2013-05-16T00:00:00" table:style-name="ce34">
            <text:p>16-05-2013</text:p>
          </table:table-cell>
          <table:table-cell table:number-columns-repeated="16366"/>
        </table:table-row>
        <table:table-row table:style-name="ro1">
          <table:table-cell office:value-type="string" table:style-name="ce86">
            <text:p>vaccinatieregelin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2-12-28T00:00:00" table:style-name="ce34">
            <text:p>28-12-2012</text:p>
          </table:table-cell>
          <table:table-cell office:value-type="string" table:style-name="ce2">
            <text:p>Quality House</text:p>
          </table:table-cell>
          <table:table-cell office:value-type="float" office:value="125" table:style-name="ce2">
            <text:p>125</text:p>
          </table:table-cell>
          <table:table-cell table:style-name="ce34"/>
          <table:table-cell table:style-name="ce4"/>
          <table:table-cell table:style-name="ce67"/>
          <table:table-cell table:style-name="ce2"/>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vae.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vananaarbeter</text:p>
          </table:table-cell>
          <table:table-cell office:value-type="string" table:style-name="ce3">
            <text:p>.nl</text:p>
          </table:table-cell>
          <table:table-cell table:style-name="ce92"/>
          <table:table-cell office:value-type="string" table:style-name="ce82">
            <text:p>IenM</text:p>
          </table:table-cell>
          <table:table-cell office:value-type="string" table:style-name="ce2">
            <text:p>Ja</text:p>
          </table:table-cell>
          <table:table-cell office:value-type="date" office:date-value="2012-01-01T00:00:00" table:style-name="ce34">
            <text:p>01-01-2012</text:p>
          </table:table-cell>
          <table:table-cell office:value-type="string" table:style-name="ce33">
            <text:p>Accessibility</text:p>
          </table:table-cell>
          <table:table-cell table:number-columns-repeated="2"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7-09T00:00:00" table:style-name="ce34">
            <text:p>09-07-2012</text:p>
          </table:table-cell>
          <table:table-cell table:number-columns-repeated="16366"/>
        </table:table-row>
        <table:table-row table:style-name="ro1">
          <table:table-cell office:value-type="string" table:style-name="ce86">
            <text:p>varendoejesamen</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office:value-type="string" table:style-name="ce4">
            <text:p>Deelnemende partijen aan het project zijn Rijkswaterstaat, alle provincies, Haven Amsterdam, Havenbedrijf Rotterdam NV en Groningen Seaports, HISWA Vereniging, Watersportverbond, Koninklijke Schuttevaer, ANWB en de Stichting Recreatietoervaart Nederland (SRN). Publiek en privaat. De website is onlangs vernieuwd en toen is rekening gehouden met de webrichtlijnen.<text:s text:c="2"/></text:p>
          </table:table-cell>
          <table:table-cell office:value-type="date" office:date-value="2012-09-24T00:00:00" table:style-name="ce34">
            <text:p>24-09-2012</text:p>
          </table:table-cell>
          <table:table-cell table:number-columns-repeated="16366"/>
        </table:table-row>
        <table:table-row table:style-name="ro1">
          <table:table-cell office:value-type="string" table:style-name="ce86">
            <text:p>vastgoedvanhetrijk</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05-15T00:00:00" table:style-name="ce34">
            <text:p>15-05-2012</text:p>
          </table:table-cell>
          <table:table-cell office:value-type="string" table:style-name="ce2">
            <text:p>Quality House</text:p>
          </table:table-cell>
          <table:table-cell office:value-type="float" office:value="83" table:style-name="ce2">
            <text:p>83</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vaticaansta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vatica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venezuel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venezuela.nlembajad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verbeteruwhuis</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3-01-25T00:00:00" table:style-name="ce34">
            <text:p>25-01-2013</text:p>
          </table:table-cell>
          <table:table-cell office:value-type="string" table:style-name="ce2">
            <text:p>Quickscan</text:p>
          </table:table-cell>
          <table:table-cell office:value-type="float" office:value="36" table:style-name="ce2">
            <text:p>36</text:p>
          </table:table-cell>
          <table:table-cell table:style-name="ce2"/>
          <table:table-cell table:style-name="ce4"/>
          <table:table-cell table:style-name="ce67"/>
          <table:table-cell table:number-columns-repeated="3" table:style-name="ce2"/>
          <table:table-cell office:value-type="date" office:date-value="2013-04-01T00:00:00" table:style-name="ce34">
            <text:p>01-04-2013</text:p>
          </table:table-cell>
          <table:table-cell table:style-name="ce2"/>
          <table:table-cell table:style-name="ce3"/>
          <table:table-cell office:value-type="date" office:date-value="2012-03-17T00:00:00" table:style-name="ce34">
            <text:p>17-03-2012</text:p>
          </table:table-cell>
          <table:table-cell table:number-columns-repeated="16366"/>
        </table:table-row>
        <table:table-row table:style-name="ro1">
          <table:table-cell office:value-type="string" table:style-name="ce86">
            <text:p>verenigdkoninkrijk.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verispect</text:p>
          </table:table-cell>
          <table:table-cell office:value-type="string" table:style-name="ce3">
            <text:p>.nl</text:p>
          </table:table-cell>
          <table:table-cell table:style-name="ce92"/>
          <table:table-cell office:value-type="string" table:style-name="ce82">
            <text:p>EZ</text:p>
          </table:table-cell>
          <table:table-cell office:value-type="string" table:style-name="ce34">
            <text:p>Nee</text:p>
          </table:table-cell>
          <table:table-cell office:value-type="date" office:date-value="2013-01-25T00:00:00" table:style-name="ce34">
            <text:p>25-01-2013</text:p>
          </table:table-cell>
          <table:table-cell office:value-type="string" table:style-name="ce2">
            <text:p>Quickscan</text:p>
          </table:table-cell>
          <table:table-cell office:value-type="float" office:value="37" table:style-name="ce2">
            <text:p>37</text:p>
          </table:table-cell>
          <table:table-cell table:style-name="ce2"/>
          <table:table-cell table:style-name="ce4"/>
          <table:table-cell table:style-name="ce67"/>
          <table:table-cell office:value-type="string" table:style-name="ce5">
            <text:p>X</text:p>
          </table:table-cell>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verkeersonderneming</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office:value-type="string" table:style-name="ce4">
            <text:p>Krijgt de opdracht om te laten testen.<text:s/></text:p>
          </table:table-cell>
          <table:table-cell table:style-name="ce67"/>
          <table:table-cell table:number-columns-repeated="5" table:style-name="ce2"/>
          <table:table-cell office:value-type="string" table:style-name="ce3">
            <text:p>Samenwerking tussen RWS, I&amp;M, Havenbedrijf, gemeente Rotterdam en Stadsregio Rooterdam. Het domein staat op naam van RWS.<text:s/></text:p>
          </table:table-cell>
          <table:table-cell office:value-type="date" office:date-value="2012-12-28T00:00:00" table:style-name="ce34">
            <text:p>28-12-2012</text:p>
          </table:table-cell>
          <table:table-cell table:number-columns-repeated="16366"/>
        </table:table-row>
        <table:table-row table:style-name="ro1">
          <table:table-cell office:value-type="string" table:style-name="ce86">
            <text:p>verkeerstalent-online</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1" table:style-name="ce2">
            <text:p>31</text:p>
          </table:table-cell>
          <table:table-cell table:style-name="ce2"/>
          <table:table-cell office:value-type="string" table:style-name="ce4">
            <text:p>verbeteringen in overweging</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verkiezingsuitslagen</text:p>
          </table:table-cell>
          <table:table-cell office:value-type="string" table:style-name="ce3">
            <text:p>.nl</text:p>
          </table:table-cell>
          <table:table-cell table:style-name="ce92"/>
          <table:table-cell office:value-type="string" table:style-name="ce82">
            <text:p>BZK</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vernieuwingrijksdienst</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4"/>
          <table:table-cell table:number-columns-repeated="3" table:style-name="ce2"/>
          <table:table-cell table:style-name="ce4"/>
          <table:table-cell table:style-name="ce67"/>
          <table:table-cell table:style-name="ce5"/>
          <table:table-cell office:value-type="date" office:date-value="2012-04-01T00:00:00" table:style-name="ce32">
            <text:p>01-04-2012</text:p>
          </table:table-cell>
          <table:table-cell table:style-name="ce5"/>
          <table:table-cell table:number-columns-repeated="2" table:style-name="ce32"/>
          <table:table-cell table:style-name="ce4"/>
          <table:table-cell office:value-type="date" office:date-value="2012-05-30T00:00:00" table:style-name="ce34">
            <text:p>30-05-2012</text:p>
          </table:table-cell>
          <table:table-cell table:number-columns-repeated="16366"/>
        </table:table-row>
        <table:table-row table:style-name="ro1">
          <table:table-cell office:value-type="string" table:style-name="ce86">
            <text:p>verspillingindezorg</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veva</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number-columns-repeated="4" table:style-name="ce2"/>
          <table:table-cell table:style-name="ce4"/>
          <table:table-cell table:style-name="ce67"/>
          <table:table-cell table:number-columns-repeated="5" table:style-name="ce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vfpf</text:p>
          </table:table-cell>
          <table:table-cell table:style-name="ce3"/>
          <table:table-cell office:value-type="string" table:style-name="ce92">
            <text:p>.org</text:p>
          </table:table-cell>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vfpf</text:p>
          </table:table-cell>
          <table:table-cell office:value-type="string" table:style-name="ce3">
            <text:p>.nl</text:p>
          </table:table-cell>
          <table:table-cell table:style-name="ce92"/>
          <table:table-cell office:value-type="string" table:style-name="ce82">
            <text:p>OCW</text:p>
          </table:table-cell>
          <table:table-cell office:value-type="string" table:style-name="ce5">
            <text:p>Nee</text:p>
          </table:table-cell>
          <table:table-cell table:style-name="ce32"/>
          <table:table-cell table:number-columns-repeated="3" table:style-name="ce5"/>
          <table:table-cell table:style-name="ce19"/>
          <table:table-cell table:style-name="ce67"/>
          <table:table-cell office:value-type="string" table:style-name="ce55">
            <text:p>X</text:p>
          </table:table-cell>
          <table:table-cell table:style-name="ce32"/>
          <table:table-cell table:style-name="ce5"/>
          <table:table-cell table:number-columns-repeated="2"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vijfkeerblauw-webshop</text:p>
          </table:table-cell>
          <table:table-cell office:value-type="string" table:style-name="ce3">
            <text:p>.nl</text:p>
          </table:table-cell>
          <table:table-cell table:style-name="ce92"/>
          <table:table-cell office:value-type="string" table:style-name="ce82">
            <text:p>BZK</text:p>
          </table:table-cell>
          <table:table-cell table:number-columns-repeated="5" table:style-name="ce3"/>
          <table:table-cell table:style-name="ce4"/>
          <table:table-cell table:style-name="ce67"/>
          <table:table-cell table:style-name="ce2"/>
          <table:table-cell office:value-type="date" office:date-value="2013-12-31T00:00:00" table:style-name="ce34">
            <text:p>31-12-2013</text:p>
          </table:table-cell>
          <table:table-cell table:number-columns-repeated="3" table:style-name="ce2"/>
          <table:table-cell office:value-type="string" table:style-name="ce3">
            <text:p>Tijdelijke website</text:p>
          </table:table-cell>
          <table:table-cell office:value-type="date" office:date-value="2012-09-18T00:00:00" table:style-name="ce34">
            <text:p>18-09-2012</text:p>
          </table:table-cell>
          <table:table-cell table:number-columns-repeated="16366"/>
        </table:table-row>
        <table:table-row table:style-name="ro1">
          <table:table-cell office:value-type="string" table:style-name="ce86">
            <text:p>visa-inquiry</text:p>
          </table:table-cell>
          <table:table-cell office:value-type="string" table:style-name="ce3">
            <text:p>.com</text:p>
          </table:table-cell>
          <table:table-cell table:style-name="ce92"/>
          <table:table-cell office:value-type="string" table:style-name="ce82">
            <text:p>BUZA</text:p>
          </table:table-cell>
          <table:table-cell office:value-type="string" table:style-name="ce2">
            <text:p>Nee</text:p>
          </table:table-cell>
          <table:table-cell table:style-name="ce34"/>
          <table:table-cell table:number-columns-repeated="3" table:style-name="ce2"/>
          <table:table-cell office:value-type="string" table:style-name="ce4">
            <text:p>BZ onderzoekt of formulier in site ambassade Washington opgenomen kan word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volkerakzoommeer</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2" table:style-name="ce2"/>
          <table:table-cell office:value-type="date" office:date-value="2013-01-01T00:00:00" table:style-name="ce34">
            <text:p>01-01-2013</text:p>
          </table:table-cell>
          <table:table-cell table:number-columns-repeated="2" table:style-name="ce2"/>
          <table:table-cell office:value-type="string" table:style-name="ce4">
            <text:p>Dit was een site van een samenwerkingsverband. De samenwerking is inmiddels beeindigd. Ze gebruiken deze site nog om documenten te publiceren en online beschikbaar te houden. Mogelijk kunnen ze deze site onderbrengen in een andere site.<text:s/></text:p>
          </table:table-cell>
          <table:table-cell office:value-type="date" office:date-value="2012-09-24T00:00:00" table:style-name="ce34">
            <text:p>24-09-2012</text:p>
          </table:table-cell>
          <table:table-cell table:number-columns-repeated="16366"/>
        </table:table-row>
        <table:table-row table:style-name="ro1">
          <table:table-cell office:value-type="string" table:style-name="ce86">
            <text:p>volksgezondheidtoekomstverkenning</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voordejeugd</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4-15T00:00:00" table:style-name="ce7">
            <text:p>15-04-2013</text:p>
          </table:table-cell>
          <table:table-cell office:value-type="string" table:style-name="ce2">
            <text:p>Quality House</text:p>
          </table:table-cell>
          <table:table-cell office:value-type="float" office:value="105" table:style-name="ce2">
            <text:p>105</text:p>
          </table:table-cell>
          <table:table-cell table:style-name="ce2"/>
          <table:table-cell office:value-type="string" table:style-name="ce4">
            <text:p>Nieuw sinds sept. 2012. Begin 2013 worden onderdelen toegevoegd. Dan volgt hertest.</text:p>
          </table:table-cell>
          <table:table-cell table:style-name="ce67"/>
          <table:table-cell table:number-columns-repeated="3" table:style-name="ce2"/>
          <table:table-cell office:value-type="date" office:date-value="2013-04-15T00:00:00" table:style-name="ce34">
            <text:p>15-04-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voordelta</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office:value-type="string" table:style-name="ce4">
            <text:p>Het domein staat op naam van RWS, Provincie Zeeland beheert deze site. Het is een samenwerking tussen provincies, EL&amp;I en RWS, dus alleen publieke partijen.<text:s/></text:p>
          </table:table-cell>
          <table:table-cell office:value-type="date" office:date-value="2012-09-24T00:00:00" table:style-name="ce34">
            <text:p>24-09-2012</text:p>
          </table:table-cell>
          <table:table-cell table:number-columns-repeated="16366"/>
        </table:table-row>
        <table:table-row table:style-name="ro1">
          <table:table-cell office:value-type="string" table:style-name="ce86">
            <text:p>vooreenveiligthui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2-08-24T00:00:00" table:style-name="ce34">
            <text:p>24-08-2012</text:p>
          </table:table-cell>
          <table:table-cell office:value-type="string" table:style-name="ce2">
            <text:p>Quality House</text:p>
          </table:table-cell>
          <table:table-cell office:value-type="float" office:value="119" table:style-name="ce2">
            <text:p>119</text:p>
          </table:table-cell>
          <table:table-cell table:style-name="ce2"/>
          <table:table-cell table:style-name="ce4"/>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vptawar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1-06-01T00:00:00" table:style-name="ce32">
            <text:p>01-06-2011</text:p>
          </table:table-cell>
          <table:table-cell office:value-type="string" table:style-name="ce33">
            <text:p>Accessibility</text:p>
          </table:table-cell>
          <table:table-cell office:value-type="float" office:value="125" table:style-name="ce5">
            <text:p>125</text:p>
          </table:table-cell>
          <table:table-cell table:style-name="ce5"/>
          <table:table-cell table:style-name="ce4"/>
          <table:table-cell table:style-name="ce67"/>
          <table:table-cell table:style-name="ce5"/>
          <table:table-cell table:style-name="ce32"/>
          <table:table-cell table:style-name="ce5"/>
          <table:table-cell table:number-columns-repeated="2" table:style-name="ce32"/>
          <table:table-cell table:style-name="ce3"/>
          <table:table-cell office:value-type="date" office:date-value="2012-05-30T00:00:00" table:style-name="ce32">
            <text:p>30-05-2012</text:p>
          </table:table-cell>
          <table:table-cell table:number-columns-repeated="16366"/>
        </table:table-row>
        <table:table-row table:style-name="ro1">
          <table:table-cell office:value-type="string" table:style-name="ce86">
            <text:p>vptbeurs</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n.v.t.</text:p>
          </table:table-cell>
          <table:table-cell table:style-name="ce32"/>
          <table:table-cell table:number-columns-repeated="3" table:style-name="ce5"/>
          <table:table-cell table:style-name="ce4"/>
          <table:table-cell table:style-name="ce67"/>
          <table:table-cell table:style-name="ce5"/>
          <table:table-cell table:style-name="ce32"/>
          <table:table-cell office:value-type="string" table:style-name="ce33">
            <text:p>evpt.nl</text:p>
          </table:table-cell>
          <table:table-cell table:style-name="ce2"/>
          <table:table-cell office:value-type="date" office:date-value="2012-01-01T00:00:00" table:style-name="ce32">
            <text:p>01-01-2012</text:p>
          </table:table-cell>
          <table:table-cell table:style-name="ce4"/>
          <table:table-cell office:value-type="date" office:date-value="2012-09-11T00:00:00" table:style-name="ce34">
            <text:p>11-09-2012</text:p>
          </table:table-cell>
          <table:table-cell table:number-columns-repeated="16366"/>
        </table:table-row>
        <table:table-row table:style-name="ro1">
          <table:table-cell office:value-type="string" table:style-name="ce86">
            <text:p>vragengeneratorbibob</text:p>
          </table:table-cell>
          <table:table-cell office:value-type="string" table:style-name="ce3">
            <text:p>.nl</text:p>
          </table:table-cell>
          <table:table-cell table:style-name="ce92"/>
          <table:table-cell office:value-type="string" table:style-name="ce82">
            <text:p>VenJ</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2"/>
          <table:table-cell table:number-columns-repeated="16366"/>
        </table:table-row>
        <table:table-row table:style-name="ro1">
          <table:table-cell office:value-type="string" table:style-name="ce86">
            <text:p>vrom.bouwbesluit</text:p>
          </table:table-cell>
          <table:table-cell office:value-type="string" table:style-name="ce3">
            <text:p>.com</text:p>
          </table:table-cell>
          <table:table-cell table:style-name="ce92"/>
          <table:table-cell office:value-type="string" table:style-name="ce82">
            <text:p>BZK</text:p>
          </table:table-cell>
          <table:table-cell office:value-type="string" table:style-name="ce2">
            <text:p>Ja</text:p>
          </table:table-cell>
          <table:table-cell office:value-type="date" office:date-value="2012-02-23T00:00:00" table:style-name="ce40">
            <text:p>23-02-2012</text:p>
          </table:table-cell>
          <table:table-cell office:value-type="string" table:style-name="ce5">
            <text:p>Quality House</text:p>
          </table:table-cell>
          <table:table-cell office:value-type="float" office:value="103" table:style-name="ce37">
            <text:p>103</text:p>
          </table:table-cell>
          <table:table-cell table:style-name="ce37"/>
          <table:table-cell table:style-name="ce14"/>
          <table:table-cell table:style-name="ce67"/>
          <table:table-cell table:style-name="ce37"/>
          <table:table-cell table:style-name="ce40"/>
          <table:table-cell office:value-type="string" table:style-name="ce37">
            <text:p>Platform Rijksoverheid online</text:p>
          </table:table-cell>
          <table:table-cell table:style-name="ce32"/>
          <table:table-cell office:value-type="date" office:date-value="2014-12-31T00:00:00" table:style-name="ce32">
            <text:p>31-12-2014</text:p>
          </table:table-cell>
          <table:table-cell office:value-type="string" table:style-name="ce4">
            <text:p>Aangemeld voor opname op Platform Rijksoverheid online in de loop van 2014</text:p>
          </table:table-cell>
          <table:table-cell office:value-type="date" office:date-value="2013-03-17T00:00:00" table:style-name="ce34">
            <text:p>17-03-2013</text:p>
          </table:table-cell>
          <table:table-cell table:number-columns-repeated="16366"/>
        </table:table-row>
        <table:table-row table:style-name="ro1">
          <table:table-cell office:value-type="string" table:style-name="ce86">
            <text:p>vsvverkenner</text:p>
          </table:table-cell>
          <table:table-cell office:value-type="string" table:style-name="ce3">
            <text:p>.nl</text:p>
          </table:table-cell>
          <table:table-cell table:style-name="ce92"/>
          <table:table-cell office:value-type="string" table:style-name="ce82">
            <text:p>OCW</text:p>
          </table:table-cell>
          <table:table-cell office:value-type="string" table:style-name="ce2">
            <text:p>Ja</text:p>
          </table:table-cell>
          <table:table-cell office:value-type="date" office:date-value="2012-12-13T00:00:00" table:style-name="ce32">
            <text:p>13-12-2012</text:p>
          </table:table-cell>
          <table:table-cell office:value-type="string" table:style-name="ce5">
            <text:p>Quality House</text:p>
          </table:table-cell>
          <table:table-cell office:value-type="float" office:value="60" table:style-name="ce5">
            <text:p>60</text:p>
          </table:table-cell>
          <table:table-cell table:style-name="ce5"/>
          <table:table-cell table:style-name="ce13"/>
          <table:table-cell table:style-name="ce69"/>
          <table:table-cell table:style-name="ce5"/>
          <table:table-cell table:style-name="ce55"/>
          <table:table-cell table:style-name="ce5"/>
          <table:table-cell office:value-type="string" table:style-name="ce77">
            <text:p>2013</text:p>
          </table:table-cell>
          <table:table-cell table:style-name="ce32"/>
          <table:table-cell table:style-name="ce4"/>
          <table:table-cell office:value-type="date" office:date-value="2013-01-08T00:00:00" table:style-name="ce32">
            <text:p>08-01-2013</text:p>
          </table:table-cell>
          <table:table-cell table:number-columns-repeated="16366"/>
        </table:table-row>
        <table:table-row table:style-name="ro1">
          <table:table-cell office:value-type="string" table:style-name="ce86">
            <text:p>waarderingskamer</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office:value-type="string" table:style-name="ce32">
            <text:p>eind 2013</text:p>
          </table:table-cell>
          <table:table-cell table:style-name="ce32"/>
          <table:table-cell office:value-type="string" table:style-name="ce4">
            <text:p>WRv2 worden meegenomen in nieuwe website</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waarschuwingsdienst</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47" table:style-name="ce2">
            <text:p>47</text:p>
          </table:table-cell>
          <table:table-cell table:style-name="ce2"/>
          <table:table-cell office:value-type="string" table:style-name="ce4">
            <text:p>verbeteringen in overweging</text:p>
          </table:table-cell>
          <table:table-cell table:style-name="ce67"/>
          <table:table-cell table:number-columns-repeated="5"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waddenzee</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table:style-name="ce3"/>
          <table:table-cell office:value-type="date" office:date-value="2012-07-09T00:00:00" table:style-name="ce34">
            <text:p>09-07-2012</text:p>
          </table:table-cell>
          <table:table-cell table:number-columns-repeated="16366"/>
        </table:table-row>
        <table:table-row table:style-name="ro1">
          <table:table-cell office:value-type="string" table:style-name="ce86">
            <text:p>watkanikdoen</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0-04-01T00:00:00" table:style-name="ce34">
            <text:p>01-04-2010</text:p>
          </table:table-cell>
          <table:table-cell office:value-type="string" table:style-name="ce33">
            <text:p>Accessibility</text:p>
          </table:table-cell>
          <table:table-cell office:value-type="float" office:value="125" table:style-name="ce2">
            <text:p>125</text:p>
          </table:table-cell>
          <table:table-cell table:style-name="ce2"/>
          <table:table-cell table:style-name="ce4"/>
          <table:table-cell table:style-name="ce80"/>
          <table:table-cell table:style-name="ce5"/>
          <table:table-cell table:style-name="ce32"/>
          <table:table-cell table:style-name="ce5"/>
          <table:table-cell table:number-columns-repeated="2" table:style-name="ce32"/>
          <table:table-cell table:style-name="ce4"/>
          <table:table-cell office:value-type="date" office:date-value="2012-04-17T00:00:00" table:style-name="ce34">
            <text:p>17-04-2012</text:p>
          </table:table-cell>
          <table:table-cell table:number-columns-repeated="16366"/>
        </table:table-row>
        <table:table-row table:style-name="ro1">
          <table:table-cell office:value-type="string" table:style-name="ce86">
            <text:p><text:a xlink:href="http://www.webrichtlijnen.nl/">webrichtlijnen</text:a></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s/></text:p>
          </table:table-cell>
          <table:table-cell office:value-type="date" office:date-value="2010-09-23T00:00:00" table:style-name="ce34">
            <text:p>23-09-2010</text:p>
          </table:table-cell>
          <table:table-cell office:value-type="string" table:style-name="ce2">
            <text:p>Sogeti</text:p>
          </table:table-cell>
          <table:table-cell office:value-type="float" office:value="125" table:style-name="ce2">
            <text:p>125</text:p>
          </table:table-cell>
          <table:table-cell table:style-name="ce2"/>
          <table:table-cell table:style-name="ce4"/>
          <table:table-cell table:style-name="ce67"/>
          <table:table-cell table:number-columns-repeated="5" table:style-name="ce2"/>
          <table:table-cell table:style-name="ce3"/>
          <table:table-cell office:value-type="date" office:date-value="2013-03-17T00:00:00" table:style-name="ce34">
            <text:p>17-03-2013</text:p>
          </table:table-cell>
          <table:table-cell table:number-columns-repeated="16366"/>
        </table:table-row>
        <table:table-row table:style-name="ro1">
          <table:table-cell office:value-type="string" table:style-name="ce86">
            <text:p>weekvanhetgeld</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office:value-type="string" table:style-name="ce3">
            <text:p>Websites vallen niet onder ministeriële verantwoordelijkheid</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weerijszuid</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weethoehetzit</text:p>
          </table:table-cell>
          <table:table-cell office:value-type="string" table:style-name="ce3">
            <text:p>.nl</text:p>
          </table:table-cell>
          <table:table-cell table:style-name="ce92"/>
          <table:table-cell office:value-type="string" table:style-name="ce82">
            <text:p>SZW</text:p>
          </table:table-cell>
          <table:table-cell office:value-type="string" table:style-name="ce2">
            <text:p>Ja</text:p>
          </table:table-cell>
          <table:table-cell office:value-type="date" office:date-value="2011-11-01T00:00:00" table:style-name="ce34">
            <text:p>01-11-2011</text:p>
          </table:table-cell>
          <table:table-cell office:value-type="string" table:style-name="ce33">
            <text:p>Accessibility</text:p>
          </table:table-cell>
          <table:table-cell office:value-type="float" office:value="99" table:style-name="ce2">
            <text:p>99</text:p>
          </table:table-cell>
          <table:table-cell table:style-name="ce2"/>
          <table:table-cell table:style-name="ce4"/>
          <table:table-cell table:style-name="ce67"/>
          <table:table-cell table:style-name="ce2"/>
          <table:table-cell table:style-name="ce34"/>
          <table:table-cell table:style-name="ce2"/>
          <table:table-cell table:number-columns-repeated="2" table:style-name="ce34"/>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werfmijniet</text:p>
          </table:table-cell>
          <table:table-cell office:value-type="string" table:style-name="ce3">
            <text:p>.nl</text:p>
          </table:table-cell>
          <table:table-cell table:style-name="ce92"/>
          <table:table-cell office:value-type="string" table:style-name="ce82">
            <text:p>IenM</text:p>
          </table:table-cell>
          <table:table-cell table:number-columns-repeated="5" table:style-name="ce2"/>
          <table:table-cell table:style-name="ce4"/>
          <table:table-cell table:style-name="ce67"/>
          <table:table-cell table:number-columns-repeated="5" table:style-name="ce2"/>
          <table:table-cell table:style-name="ce4"/>
          <table:table-cell table:style-name="ce34"/>
          <table:table-cell table:number-columns-repeated="16366"/>
        </table:table-row>
        <table:table-row table:style-name="ro1">
          <table:table-cell office:value-type="string" table:style-name="ce86">
            <text:p>werk</text:p>
          </table:table-cell>
          <table:table-cell office:value-type="string" table:style-name="ce3">
            <text:p>.nl</text:p>
          </table:table-cell>
          <table:table-cell table:style-name="ce92"/>
          <table:table-cell office:value-type="string" table:style-name="ce82">
            <text:p>SZW</text:p>
          </table:table-cell>
          <table:table-cell table:number-columns-repeated="5" table:style-name="ce2"/>
          <table:table-cell table:style-name="ce4"/>
          <table:table-cell office:value-type="float" office:value="3000000" table:style-name="ce67">
            <text:p>3.000.000<text:s/></text:p>
          </table:table-cell>
          <table:table-cell office:value-type="string" table:style-name="ce2">
            <text:p>X</text:p>
          </table:table-cell>
          <table:table-cell table:number-columns-repeated="4" table:style-name="ce2"/>
          <table:table-cell table:style-name="ce3"/>
          <table:table-cell office:value-type="date" office:date-value="2012-10-24T00:00:00" table:style-name="ce34">
            <text:p>24-10-2012</text:p>
          </table:table-cell>
          <table:table-cell table:number-columns-repeated="16366"/>
        </table:table-row>
        <table:table-row table:style-name="ro1">
          <table:table-cell office:value-type="string" table:style-name="ce86">
            <text:p>werkenbijdeeu</text:p>
          </table:table-cell>
          <table:table-cell office:value-type="string" table:style-name="ce3">
            <text:p>.nl</text:p>
          </table:table-cell>
          <table:table-cell table:style-name="ce92"/>
          <table:table-cell office:value-type="string" table:style-name="ce82">
            <text:p>BUZA</text:p>
          </table:table-cell>
          <table:table-cell office:value-type="string" table:style-name="ce2">
            <text:p>Ja</text:p>
          </table:table-cell>
          <table:table-cell office:value-type="date" office:date-value="2012-03-01T00:00:00" table:style-name="ce34">
            <text:p>01-03-2012</text:p>
          </table:table-cell>
          <table:table-cell office:value-type="string" table:style-name="ce34">
            <text:p>Sogeti</text:p>
          </table:table-cell>
          <table:table-cell table:style-name="ce2"/>
          <table:table-cell table:style-name="ce5"/>
          <table:table-cell office:value-type="string" table:style-name="ce4">
            <text:p>Site voldoet op een enkele richtlijn na.</text:p>
          </table:table-cell>
          <table:table-cell table:style-name="ce67"/>
          <table:table-cell table:style-name="ce5"/>
          <table:table-cell table:number-columns-repeated="2" table:style-name="ce32"/>
          <table:table-cell office:value-type="date" office:date-value="2012-12-31T00:00:00" table:style-name="ce32">
            <text:p>31-12-2012</text:p>
          </table:table-cell>
          <table:table-cell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werkenbijdefensie</text:p>
          </table:table-cell>
          <table:table-cell office:value-type="string" table:style-name="ce66">
            <text:p>.nl</text:p>
          </table:table-cell>
          <table:table-cell table:style-name="ce92"/>
          <table:table-cell office:value-type="string" table:style-name="ce82">
            <text:p>DEF</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2-03-19T00:00:00" table:style-name="ce34">
            <text:p>19-03-2012</text:p>
          </table:table-cell>
          <table:table-cell table:number-columns-repeated="16366"/>
        </table:table-row>
        <table:table-row table:style-name="ro1">
          <table:table-cell office:value-type="string" table:style-name="ce86">
            <text:p>werkenbijdeoverhei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12-20T00:00:00" table:style-name="ce34">
            <text:p>20-12-2012</text:p>
          </table:table-cell>
          <table:table-cell office:value-type="string" table:style-name="ce2">
            <text:p>Sogeti</text:p>
          </table:table-cell>
          <table:table-cell office:value-type="float" office:value="125" table:style-name="ce2">
            <text:p>125</text:p>
          </table:table-cell>
          <table:table-cell table:style-name="ce2"/>
          <table:table-cell office:value-type="string" table:style-name="ce4">
            <text:p>Quickscan waaruit bleek dat Ingrijpende aanpassing noodzakelijk is (300.000 euro). Dan bouwen en testen op basis webrichtlijnen 2<text:s/></text:p>
          </table:table-cell>
          <table:table-cell table:style-name="ce67"/>
          <table:table-cell table:style-name="ce5"/>
          <table:table-cell table:style-name="ce32"/>
          <table:table-cell table:style-name="ce5"/>
          <table:table-cell office:value-type="date" office:date-value="2013-03-31T00:00:00" table:style-name="ce32">
            <text:p>31-03-2013</text:p>
          </table:table-cell>
          <table:table-cell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werkenbijvtsp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35" table:style-name="ce2">
            <text:p>35</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werkenmetgedetineerde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46" table:style-name="ce2">
            <text:p>46</text:p>
          </table:table-cell>
          <table:table-cell table:style-name="ce2"/>
          <table:table-cell office:value-type="string" table:style-name="ce4">
            <text:p>wordt opgeheven</text:p>
          </table:table-cell>
          <table:table-cell table:style-name="ce67"/>
          <table:table-cell table:style-name="ce5"/>
          <table:table-cell table:style-name="ce32"/>
          <table:table-cell office:value-type="string" table:style-name="ce5">
            <text:p>dji.nl</text:p>
          </table:table-cell>
          <table:table-cell table:style-name="ce32"/>
          <table:table-cell office:value-type="date" office:date-value="2013-05-01T00:00:00" table:style-name="ce32">
            <text:p>01-05-2013</text:p>
          </table:table-cell>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werkenvoornederland</text:p>
          </table:table-cell>
          <table:table-cell office:value-type="string" table:style-name="ce3">
            <text:p>.nl</text:p>
          </table:table-cell>
          <table:table-cell table:style-name="ce92"/>
          <table:table-cell office:value-type="string" table:style-name="ce82">
            <text:p>BZK</text:p>
          </table:table-cell>
          <table:table-cell office:value-type="string" table:style-name="ce2">
            <text:p>Ja</text:p>
          </table:table-cell>
          <table:table-cell office:value-type="date" office:date-value="2012-12-24T00:00:00" table:style-name="ce34">
            <text:p>24-12-2012</text:p>
          </table:table-cell>
          <table:table-cell office:value-type="string" table:style-name="ce2">
            <text:p>Sogeti</text:p>
          </table:table-cell>
          <table:table-cell office:value-type="float" office:value="125" table:style-name="ce2">
            <text:p>125</text:p>
          </table:table-cell>
          <table:table-cell table:style-name="ce2"/>
          <table:table-cell office:value-type="string" table:style-name="ce4">
            <text:p>Quickscan waaruit bleek dat Ingrijpende aanpassing noodzakelijk is (300.000 euro). Dan bouwen en testen op basis webrichtlijnen 2<text:s/></text:p>
          </table:table-cell>
          <table:table-cell table:style-name="ce67"/>
          <table:table-cell table:style-name="ce5"/>
          <table:table-cell table:style-name="ce32"/>
          <table:table-cell table:style-name="ce5"/>
          <table:table-cell office:value-type="date" office:date-value="2013-03-31T00:00:00" table:style-name="ce32">
            <text:p>31-03-2013</text:p>
          </table:table-cell>
          <table:table-cell table:style-name="ce32"/>
          <table:table-cell table:style-name="ce4"/>
          <table:table-cell office:value-type="date" office:date-value="2013-03-17T00:00:00" table:style-name="ce34">
            <text:p>17-03-2013</text:p>
          </table:table-cell>
          <table:table-cell table:number-columns-repeated="16366"/>
        </table:table-row>
        <table:table-row table:style-name="ro1">
          <table:table-cell office:value-type="string" table:style-name="ce86">
            <text:p>wijkagentenpolitiehollandsmidden</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2"/>
          <table:table-cell office:value-type="string" table:style-name="ce2">
            <text:p>Quickscan</text:p>
          </table:table-cell>
          <table:table-cell office:value-type="float" office:value="27" table:style-name="ce2">
            <text:p>27</text:p>
          </table:table-cell>
          <table:table-cell table:style-name="ce2"/>
          <table:table-cell office:value-type="string" table:style-name="ce4">
            <text:p>Alle websites binnen het politiedomein worden momenteel vernieuwd naar aanleiding van de vorming van de Nationale Politie. Naleving van de webrichtlijnen wordt hierin meegenomen.</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wijzeringeldzaken</text:p>
          </table:table-cell>
          <table:table-cell office:value-type="string" table:style-name="ce3">
            <text:p>.nl</text:p>
          </table:table-cell>
          <table:table-cell table:style-name="ce92"/>
          <table:table-cell office:value-type="string" table:style-name="ce82">
            <text:p>FIN</text:p>
          </table:table-cell>
          <table:table-cell office:value-type="string" table:style-name="ce2">
            <text:p>Nee</text:p>
          </table:table-cell>
          <table:table-cell table:style-name="ce34"/>
          <table:table-cell table:number-columns-repeated="3" table:style-name="ce2"/>
          <table:table-cell table:style-name="ce4"/>
          <table:table-cell table:style-name="ce67"/>
          <table:table-cell table:style-name="ce5"/>
          <table:table-cell table:style-name="ce34"/>
          <table:table-cell table:style-name="ce2"/>
          <table:table-cell table:style-name="ce34"/>
          <table:table-cell table:style-name="ce32"/>
          <table:table-cell office:value-type="string" table:style-name="ce3">
            <text:p>Websites vallen niet onder ministeriële verantwoordelijkheid</text:p>
          </table:table-cell>
          <table:table-cell office:value-type="date" office:date-value="2013-03-28T00:00:00" table:style-name="ce34">
            <text:p>28-03-2013</text:p>
          </table:table-cell>
          <table:table-cell table:number-columns-repeated="16366"/>
        </table:table-row>
        <table:table-row table:style-name="ro1">
          <table:table-cell office:value-type="string" table:style-name="ce86">
            <text:p>wintelre-oerle</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winterswijkoost</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wkotool</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wodc</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Ja</text:p>
          </table:table-cell>
          <table:table-cell office:value-type="date" office:date-value="2012-04-23T00:00:00" table:style-name="ce34">
            <text:p>23-04-2012</text:p>
          </table:table-cell>
          <table:table-cell office:value-type="string" table:style-name="ce5">
            <text:p>Quality House</text:p>
          </table:table-cell>
          <table:table-cell office:value-type="float" office:value="77" table:style-name="ce2">
            <text:p>77</text:p>
          </table:table-cell>
          <table:table-cell table:style-name="ce2"/>
          <table:table-cell office:value-type="string" table:style-name="ce4">
            <text:p>Onderdeel van het centrale VenJ CMS. Site voldoet maar is niet individueel getest.</text:p>
          </table:table-cell>
          <table:table-cell table:style-name="ce67"/>
          <table:table-cell table:style-name="ce5"/>
          <table:table-cell table:style-name="ce32"/>
          <table:table-cell table:style-name="ce5"/>
          <table:table-cell office:value-type="string" table:style-name="ce32">
            <text:p>Eind 2012</text:p>
          </table:table-cell>
          <table:table-cell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wrr</text:p>
          </table:table-cell>
          <table:table-cell office:value-type="string" table:style-name="ce3">
            <text:p>.nl</text:p>
          </table:table-cell>
          <table:table-cell table:style-name="ce92"/>
          <table:table-cell office:value-type="string" table:style-name="ce82">
            <text:p>AZ</text:p>
          </table:table-cell>
          <table:table-cell office:value-type="string" table:style-name="ce2">
            <text:p>Ja</text:p>
          </table:table-cell>
          <table:table-cell office:value-type="date" office:date-value="2012-04-23T00:00:00" table:style-name="ce34">
            <text:p>23-04-2012</text:p>
          </table:table-cell>
          <table:table-cell office:value-type="string" table:style-name="ce33">
            <text:p>Accessibility</text:p>
          </table:table-cell>
          <table:table-cell table:style-name="ce2"/>
          <table:table-cell office:value-type="float" office:value="38" table:style-name="ce2">
            <text:p>38</text:p>
          </table:table-cell>
          <table:table-cell office:value-type="string" table:style-name="ce4">
            <text:p>Inmiddels nav laatste inspectie aangepast.</text:p>
          </table:table-cell>
          <table:table-cell table:style-name="ce80"/>
          <table:table-cell table:style-name="ce5"/>
          <table:table-cell table:style-name="ce32"/>
          <table:table-cell table:style-name="ce5"/>
          <table:table-cell office:value-type="date" office:date-value="2013-03-27T00:00:00" table:style-name="ce32">
            <text:p>27-03-2013</text:p>
          </table:table-cell>
          <table:table-cell table:style-name="ce32"/>
          <table:table-cell table:style-name="ce4"/>
          <table:table-cell office:value-type="date" office:date-value="2013-03-27T00:00:00" table:style-name="ce34">
            <text:p>27-03-2013</text:p>
          </table:table-cell>
          <table:table-cell table:number-columns-repeated="16366"/>
        </table:table-row>
        <table:table-row table:style-name="ro1">
          <table:table-cell office:value-type="string" table:style-name="ce86">
            <text:p>wtzi</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2T00:00:00" table:style-name="ce7">
            <text:p>22-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style-name="ce32"/>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yemen.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zakendoeninchina</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zandmaas2</text:p>
          </table:table-cell>
          <table:table-cell office:value-type="string" table:style-name="ce3">
            <text:p>.nl</text:p>
          </table:table-cell>
          <table:table-cell table:style-name="ce92"/>
          <table:table-cell office:value-type="string" table:style-name="ce82">
            <text:p>EZ</text:p>
          </table:table-cell>
          <table:table-cell office:value-type="string" table:style-name="ce2">
            <text:p>Nee</text:p>
          </table:table-cell>
          <table:table-cell office:value-type="date" office:date-value="2012-02-22T00:00:00" table:style-name="ce34">
            <text:p>22-02-2012</text:p>
          </table:table-cell>
          <table:table-cell office:value-type="string" table:style-name="ce2">
            <text:p>Quickscan</text:p>
          </table:table-cell>
          <table:table-cell office:value-type="float" office:value="30" table:style-name="ce2">
            <text:p>30</text:p>
          </table:table-cell>
          <table:table-cell table:style-name="ce2"/>
          <table:table-cell table:style-name="ce4"/>
          <table:table-cell table:style-name="ce67"/>
          <table:table-cell table:style-name="ce5"/>
          <table:table-cell table:style-name="ce34"/>
          <table:table-cell table:style-name="ce5"/>
          <table:table-cell office:value-type="date" office:date-value="2013-04-01T00:00:00" table:style-name="ce34">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zestienmiljoenrechters</text:p>
          </table:table-cell>
          <table:table-cell office:value-type="string" table:style-name="ce3">
            <text:p>.nl</text:p>
          </table:table-cell>
          <table:table-cell table:style-name="ce92"/>
          <table:table-cell office:value-type="string" table:style-name="ce82">
            <text:p>VenJ</text:p>
          </table:table-cell>
          <table:table-cell office:value-type="string" table:style-name="ce2">
            <text:p>Nee</text:p>
          </table:table-cell>
          <table:table-cell table:style-name="ce34"/>
          <table:table-cell office:value-type="string" table:style-name="ce2">
            <text:p>Quickscan</text:p>
          </table:table-cell>
          <table:table-cell office:value-type="float" office:value="37" table:style-name="ce2">
            <text:p>37</text:p>
          </table:table-cell>
          <table:table-cell table:style-name="ce2"/>
          <table:table-cell office:value-type="string" table:style-name="ce4">
            <text:p>verbeteringen in overweging</text:p>
          </table:table-cell>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zimbabwe.nlembassy</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zonmw</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zorgatla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zorgcsp</text:p>
          </table:table-cell>
          <table:table-cell office:value-type="string" table:style-name="ce3">
            <text:p>.nl</text:p>
          </table:table-cell>
          <table:table-cell table:style-name="ce92"/>
          <table:table-cell office:value-type="string" table:style-name="ce82">
            <text:p>VWS</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table:style-name="ce34"/>
          <table:table-cell table:number-columns-repeated="16366"/>
        </table:table-row>
        <table:table-row table:style-name="ro1">
          <table:table-cell office:value-type="string" table:style-name="ce86">
            <text:p>zorggegevens</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table:number-columns-repeated="4" table:style-name="ce2"/>
          <table:table-cell office:value-type="string" table:style-name="ce4">
            <text:p>Vanwege de complexiteit van RIVM-sites volgt begin 2013 een plan voor herbouw.</text:p>
          </table:table-cell>
          <table:table-cell table:style-name="ce67"/>
          <table:table-cell table:number-columns-repeated="3" table:style-name="ce2"/>
          <table:table-cell office:value-type="float" office:value="2013" table:style-name="ce2">
            <text:p>2013</text:p>
          </table:table-cell>
          <table:table-cell table:style-name="ce2"/>
          <table:table-cell table:style-name="ce3"/>
          <table:table-cell office:value-type="date" office:date-value="2013-03-28T00:00:00" table:style-name="ce34">
            <text:p>28-03-2013</text:p>
          </table:table-cell>
          <table:table-cell table:number-columns-repeated="16366"/>
        </table:table-row>
        <table:table-row table:style-name="ro1">
          <table:table-cell office:value-type="string" table:style-name="ce86">
            <text:p>zorgregister</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6T00:00:00" table:style-name="ce34">
            <text:p>26-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office:value-type="date" office:date-value="2013-04-05T00:00:00" table:style-name="ce32">
            <text:p>05-04-2013</text:p>
          </table:table-cell>
          <table:table-cell table:style-name="ce32"/>
          <table:table-cell table:style-name="ce4"/>
          <table:table-cell office:value-type="date" office:date-value="2013-05-16T00:00:00" table:style-name="ce34">
            <text:p>16-05-2013</text:p>
          </table:table-cell>
          <table:table-cell table:number-columns-repeated="16366"/>
        </table:table-row>
        <table:table-row table:style-name="ro1">
          <table:table-cell office:value-type="string" table:style-name="ce86">
            <text:p>zorgvoorinnoveren</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nee</text:p>
          </table:table-cell>
          <table:table-cell office:value-type="date" office:date-value="2012-01-10T00:00:00" table:style-name="ce34">
            <text:p>10-01-2012</text:p>
          </table:table-cell>
          <table:table-cell table:style-name="ce2"/>
          <table:table-cell office:value-type="float" office:value="61" table:style-name="ce2">
            <text:p>61</text:p>
          </table:table-cell>
          <table:table-cell table:style-name="ce2"/>
          <table:table-cell table:style-name="ce4"/>
          <table:table-cell table:style-name="ce67"/>
          <table:table-cell office:value-type="string" table:style-name="ce5">
            <text:p>X</text:p>
          </table:table-cell>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zovar</text:p>
          </table:table-cell>
          <table:table-cell office:value-type="string" table:style-name="ce3">
            <text:p>.nl</text:p>
          </table:table-cell>
          <table:table-cell table:style-name="ce92"/>
          <table:table-cell office:value-type="string" table:style-name="ce82">
            <text:p>VWS</text:p>
          </table:table-cell>
          <table:table-cell office:value-type="string" table:style-name="ce2">
            <text:p>ja</text:p>
          </table:table-cell>
          <table:table-cell office:value-type="date" office:date-value="2013-03-22T00:00:00" table:style-name="ce7">
            <text:p>22-03-2013</text:p>
          </table:table-cell>
          <table:table-cell office:value-type="string" table:style-name="ce2">
            <text:p>Quality House</text:p>
          </table:table-cell>
          <table:table-cell office:value-type="float" office:value="125" table:style-name="ce2">
            <text:p>125</text:p>
          </table:table-cell>
          <table:table-cell table:style-name="ce2"/>
          <table:table-cell table:style-name="ce4"/>
          <table:table-cell table:style-name="ce67"/>
          <table:table-cell table:style-name="ce5"/>
          <table:table-cell table:style-name="ce32"/>
          <table:table-cell table:style-name="ce5"/>
          <table:table-cell table:number-columns-repeated="2" table:style-name="ce32"/>
          <table:table-cell table:style-name="ce4"/>
          <table:table-cell office:value-type="date" office:date-value="2013-03-28T00:00:00" table:style-name="ce34">
            <text:p>28-03-2013</text:p>
          </table:table-cell>
          <table:table-cell table:number-columns-repeated="16366"/>
        </table:table-row>
        <table:table-row table:style-name="ro1">
          <table:table-cell office:value-type="string" table:style-name="ce86">
            <text:p>zuidafrik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zuidkorea.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zuid-west380kv</text:p>
          </table:table-cell>
          <table:table-cell office:value-type="string" table:style-name="ce3">
            <text:p>.nl</text:p>
          </table:table-cell>
          <table:table-cell table:style-name="ce92"/>
          <table:table-cell office:value-type="string" table:style-name="ce82">
            <text:p>EZ</text:p>
          </table:table-cell>
          <table:table-cell table:style-name="ce2"/>
          <table:table-cell table:style-name="ce34"/>
          <table:table-cell table:number-columns-repeated="3" table:style-name="ce2"/>
          <table:table-cell table:style-name="ce4"/>
          <table:table-cell table:style-name="ce67"/>
          <table:table-cell table:style-name="ce5"/>
          <table:table-cell table:style-name="ce32"/>
          <table:table-cell table:style-name="ce5"/>
          <table:table-cell office:value-type="date" office:date-value="2013-04-01T00:00:00" table:style-name="ce32">
            <text:p>01-04-2013</text:p>
          </table:table-cell>
          <table:table-cell table:style-name="ce32"/>
          <table:table-cell table:style-name="ce4"/>
          <table:table-cell office:value-type="date" office:date-value="2012-03-17T00:00:00" table:style-name="ce34">
            <text:p>17-03-2012</text:p>
          </table:table-cell>
          <table:table-cell table:number-columns-repeated="16366"/>
        </table:table-row>
        <table:table-row table:style-name="ro1">
          <table:table-cell office:value-type="string" table:style-name="ce86">
            <text:p>zweden.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style-name="ro1">
          <table:table-cell office:value-type="string" table:style-name="ce86">
            <text:p>zwitserland.nlambassade</text:p>
          </table:table-cell>
          <table:table-cell table:style-name="ce3"/>
          <table:table-cell office:value-type="string" table:style-name="ce92">
            <text:p>.org</text:p>
          </table:table-cell>
          <table:table-cell office:value-type="string" table:style-name="ce82">
            <text:p>BUZA</text:p>
          </table:table-cell>
          <table:table-cell office:value-type="string" table:style-name="ce2">
            <text:p>Ja</text:p>
          </table:table-cell>
          <table:table-cell office:value-type="date" office:date-value="2012-12-18T00:00:00" table:style-name="ce65">
            <text:p>18-dec-12</text:p>
          </table:table-cell>
          <table:table-cell office:value-type="string" table:style-name="ce2">
            <text:p>Accessibility</text:p>
          </table:table-cell>
          <table:table-cell table:number-columns-repeated="2" table:style-name="ce2"/>
          <table:table-cell office:value-type="string" table:style-name="ce4">
            <text:p>Postenweb is op de webrichtlijnen getest. Samen met de technische leverancier worden de verbeterpunten uit de productinspectie geprioriteerd en ingepland. Planning: einde 3e kwartaal 2013 moet Postenweb aan de WR voldoen. De procesinspectie naar Postenweb loopt nog. Planning: 31-05-2013 is de procesinspectie afgerond. Postenweb is de verzamelnaam voor de sites van de 150 Nederlandse vertegenwoordigingen in het buitenland. Alle postensites staan in één systeem (Postenweb) dat technisch en functioneel centraal wordt beheerd en onderhouden. Posten voegen zelf informatie toe aan de websites.</text:p>
          </table:table-cell>
          <table:table-cell table:style-name="ce67"/>
          <table:table-cell table:number-columns-repeated="3" table:style-name="ce2"/>
          <table:table-cell office:value-type="string" table:style-name="ce2">
            <text:p>31/09/2013</text:p>
          </table:table-cell>
          <table:table-cell table:style-name="ce2"/>
          <table:table-cell table:style-name="ce3"/>
          <table:table-cell office:value-type="date" office:date-value="2013-03-27T00:00:00" table:style-name="ce34">
            <text:p>27-03-2013</text:p>
          </table:table-cell>
          <table:table-cell table:number-columns-repeated="16366"/>
        </table:table-row>
        <table:table-row table:number-rows-repeated="64624" table:style-name="ro1">
          <table:table-cell table:style-name="ce86"/>
          <table:table-cell/>
          <table:table-cell table:style-name="ce95"/>
          <table:table-cell table:style-name="ce82"/>
          <table:table-cell table:number-columns-repeated="16380"/>
        </table:table-row>
        <table:table-row table:number-rows-repeated="983040" table:style-name="ro1">
          <table:table-cell table:number-columns-repeated="16384"/>
        </table:table-row>
      </table:table>
      <table:table table:name="'file:///C:/Documents%20and%20Settings/rvd384/Local%20Settings/Temporary%20Internet%20Files/Rapportages_webrichtlijnen_FIN%202012-02-23.xls'#Domeinnamen" table:style-name="ta2">
        <table:table-source xlink:href="file:///C:/Documents%20and%20Settings/rvd384/Local%20Settings/Temporary%20Internet%20Files/Rapportages_webrichtlijnen_FIN%202012-02-23.xls" table:table-name="Domeinnamen" table:mode="copy-results-only"/>
        <table:table-column/>
        <table:table-row table:number-rows-repeated="1048576">
          <table:table-cell table:number-columns-repeated="16384"/>
        </table:table-row>
      </table:table>
      <table:table table:name="'file:///C:/Documents%20and%20Settings/rvd384/Local%20Settings/Temporary%20Internet%20Files/Rapportages_webrichtlijnen_FIN%202012-02-23.xls'#Contactgegevens" table:style-name="ta2">
        <table:table-source xlink:href="file:///C:/Documents%20and%20Settings/rvd384/Local%20Settings/Temporary%20Internet%20Files/Rapportages_webrichtlijnen_FIN%202012-02-23.xls" table:table-name="Contactgegevens" table:mode="copy-results-only"/>
        <table:table-column/>
        <table:table-row table:number-rows-repeated="1048576">
          <table:table-cell table:number-columns-repeated="16384"/>
        </table:table-row>
      </table:table>
      <table:table table:name="'file:///C:/Documents%20and%20Settings/rvd384/Local%20Settings/Temporary%20Internet%20Files/Rapportages_webrichtlijnen_FIN%202012-02-23.xls'#Blad1" table:style-name="ta2">
        <table:table-source xlink:href="file:///C:/Documents%20and%20Settings/rvd384/Local%20Settings/Temporary%20Internet%20Files/Rapportages_webrichtlijnen_FIN%202012-02-23.xls" table:table-name="Blad1" table:mode="copy-results-only"/>
        <table:table-column/>
        <table:table-row table:number-rows-repeated="1048576">
          <table:table-cell table:number-columns-repeated="16384"/>
        </table:table-row>
      </table:table>
      <table:table table:name="'file:///C:/Documents%20and%20Settings/rvd384/Local%20Settings/Temporary%20Internet%20Files/Rapportages_webrichtlijnen_FIN%202012-02-23.xls'#Tabellen" table:style-name="ta2">
        <table:table-source xlink:href="file:///C:/Documents%20and%20Settings/rvd384/Local%20Settings/Temporary%20Internet%20Files/Rapportages_webrichtlijnen_FIN%202012-02-23.xls" table:table-name="Tabellen" table:mode="copy-results-only"/>
        <table:table-column/>
        <table:table-row table:number-rows-repeated="5">
          <table:table-cell table:number-columns-repeated="16384"/>
        </table:table-row>
        <table:table-row>
          <table:table-cell office:value-type="string" office:string-value="AZ"/>
          <table:table-cell table:number-columns-repeated="16383"/>
        </table:table-row>
        <table:table-row>
          <table:table-cell office:value-type="string" office:string-value="BUZA"/>
          <table:table-cell table:number-columns-repeated="16383"/>
        </table:table-row>
        <table:table-row>
          <table:table-cell office:value-type="string" office:string-value="BZK"/>
          <table:table-cell table:number-columns-repeated="16383"/>
        </table:table-row>
        <table:table-row>
          <table:table-cell office:value-type="string" office:string-value="DEF"/>
          <table:table-cell table:number-columns-repeated="16383"/>
        </table:table-row>
        <table:table-row>
          <table:table-cell office:value-type="string" office:string-value="ELenI"/>
          <table:table-cell table:number-columns-repeated="16383"/>
        </table:table-row>
        <table:table-row>
          <table:table-cell office:value-type="string" office:string-value="FIN"/>
          <table:table-cell table:number-columns-repeated="16383"/>
        </table:table-row>
        <table:table-row>
          <table:table-cell office:value-type="string" office:string-value="VenJ"/>
          <table:table-cell table:number-columns-repeated="16383"/>
        </table:table-row>
        <table:table-row>
          <table:table-cell office:value-type="string" office:string-value="OCW"/>
          <table:table-cell table:number-columns-repeated="16383"/>
        </table:table-row>
        <table:table-row>
          <table:table-cell office:value-type="string" office:string-value="SZW"/>
          <table:table-cell table:number-columns-repeated="16383"/>
        </table:table-row>
        <table:table-row>
          <table:table-cell office:value-type="string" office:string-value="IenM"/>
          <table:table-cell table:number-columns-repeated="16383"/>
        </table:table-row>
        <table:table-row>
          <table:table-cell office:value-type="string" office:string-value="VWS"/>
          <table:table-cell table:number-columns-repeated="16383"/>
        </table:table-row>
        <table:table-row>
          <table:table-cell office:value-type="string" office:string-value="Alg Rknkmr"/>
          <table:table-cell table:number-columns-repeated="16383"/>
        </table:table-row>
        <table:table-row table:number-rows-repeated="1048559">
          <table:table-cell table:number-columns-repeated="16383"/>
        </table:table-row>
      </table:table>
      <table:table table:name="'file:///C:/Documents%20and%20Settings/rvd384/Local%20Settings/Temporary%20Internet%20Files/Rapportages_webrichtlijnen_FIN%202012-02-23.xls'#Rapportages" table:style-name="ta2">
        <table:table-source xlink:href="file:///C:/Documents%20and%20Settings/rvd384/Local%20Settings/Temporary%20Internet%20Files/Rapportages_webrichtlijnen_FIN%202012-02-23.xls" table:table-name="Rapportages" table:mode="copy-results-only"/>
        <table:table-column/>
        <table:table-row table:number-rows-repeated="1048576">
          <table:table-cell table:number-columns-repeated="16384"/>
        </table:table-row>
      </table:table>
      <table:table table:name="'file:///C:/Documents%20and%20Settings/rvd384/Local%20Settings/Temporary%20Internet%20Files/PLATO-%233648157-v1-Websiteregister_webrichtlijnen_-_AZ.XLS'#Domeinnamen" table:style-name="ta2">
        <table:table-source xlink:href="file:///C:/Documents%20and%20Settings/rvd384/Local%20Settings/Temporary%20Internet%20Files/PLATO-%233648157-v1-Websiteregister_webrichtlijnen_-_AZ.XLS" table:table-name="Domeinnamen" table:mode="copy-results-only"/>
        <table:table-column/>
        <table:table-row table:number-rows-repeated="1048576">
          <table:table-cell table:number-columns-repeated="16384"/>
        </table:table-row>
      </table:table>
      <table:named-expressions>
        <table:named-range table:name="X" table:cell-range-address="'file:///C:/Documents%20and%20Settings/rvd384/Local%20Settings/Temporary%20Internet%20Files/Rapportages_webrichtlijnen_FIN%202012-02-23.xls'#Tabellen.$A$6:Tabellen.$A$17" table:base-cell-address="Domeinnamen.$A$1"/>
      </table:named-expressions>
      <table:database-ranges>
        <table:database-range table:target-range-address="Domeinnamen.A2:Domeinnamen.R912"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rebuchet MS" svg:font-family="&quot;Trebuchet MS&quot;"/>
    <style:font-face style:name="Garamond" svg:font-family="Garamond"/>
    <style:font-face style:name="Verdana" svg:font-family="Verdana"/>
  </office:font-face-decls>
  <office:styles>
    <number:number-style style:name="N0">
      <number:number number:min-integer-digits="1"/>
    </number:number-style>
    <number:currency-style style:name="N10P0">
      <number:currency-symbol>€</number:currency-symbol>
      <number:text> </number:text>
      <number:number number:decimal-places="0" number:min-integer-digits="1" number:grouping="true"/>
      <number:text> </number:text>
    </number:currency-style>
    <number:currency-style style:name="N10">
      <style:text-properties fo:color="#FF0000"/>
      <number:currency-symbol>€</number:currency-symbol>
      <number:text> </number:text>
      <number:number number:decimal-places="0" number:min-integer-digits="1" number:grouping="true"/>
      <number:text>-</number:text>
      <style:map style:condition="value()&gt;=0" style:apply-style-name="N10P0"/>
    </number:currency-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date-style style:name="N22">
      <number:month number:textual="true"/>
      <number:text>-</number:text>
      <number:year/>
    </number:date-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 </number:text>
      <number:number number:decimal-places="2" number:min-integer-digits="1" number:grouping="true"/>
      <number:text>-</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55P0">
      <number:number number:decimal-places="0" number:min-integer-digits="1" number:grouping="true">
        <number:embedded-text number:position="0"> </number:embedded-text>
      </number:number>
    </number:number-style>
    <number:number-style style:name="N55">
      <number:text>-</number:text>
      <number:number number:decimal-places="0" number:min-integer-digits="1" number:grouping="true">
        <number:embedded-text number:position="0"> </number:embedded-text>
      </number:number>
      <style:map style:condition="value()&gt;=0" style:apply-style-name="N55P0"/>
    </number:number-style>
    <style:style style:name="Hyperlink" style:family="table-cell" style:data-style-name="N0">
      <style:text-properties fo:color="#0000FF" style:text-underline-style="solid" style:text-underline-type="single"/>
    </style:style>
    <style:style style:name="Komma" style:family="table-cell" style:data-style-name="N35"/>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Standaard_32_2" style:display-name="Standaard 2" style:family="table-cell" style:data-style-name="N0">
      <style:table-cell-properties style:vertical-align="automatic" fo:background-color="transparent"/>
      <style:text-properties style:font-name="Garamond" style:font-name-asian="Garamond" style:font-name-complex="Garamond" fo:font-size="12pt" style:font-size-asian="12pt" style:font-size-complex="12pt" style:font-family-generic="roman"/>
    </style:style>
    <style:style style:name="Standaard_32_3" style:display-name="Standaard 3" style:family="table-cell" style:data-style-name="N0">
      <style:table-cell-properties style:vertical-align="automatic" fo:background-color="transparent"/>
    </style:style>
    <style:style style:name="Standaard_32_3_32_2" style:display-name="Standaard 3 2" style:family="table-cell" style:data-style-name="N0">
      <style:table-cell-properties style:vertical-align="automatic" fo:background-color="transparent"/>
    </style:style>
    <style:style style:name="Standaard_32_4" style:display-name="Standaard 4" style:family="table-cell" style:data-style-name="N0">
      <style:table-cell-properties style:vertical-align="automatic" fo:background-color="transparent"/>
    </style:style>
    <style:style style:name="Standaard_Blad1" style:family="table-cell" style:data-style-name="N0">
      <style:table-cell-properties style:vertical-align="automatic" fo:background-color="transparent"/>
    </style:style>
    <style:style style:name="cf1" style:family="table-cell">
      <style:table-cell-properties fo:background-color="#FF0000"/>
      <style:text-properties fo:color="#000000"/>
    </style:style>
    <style:style style:name="cf2" style:family="table-cell">
      <style:table-cell-properties fo:background-color="#969696"/>
    </style:style>
    <style:style style:name="cf3"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8740157480315in" fo:margin-right="0.78740157480315in" style:print-orientation="landscape" style:print-page-order="ttb" style:first-page-number="continue" style:scale-to="1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
    <dc:creator/>
    <meta:creation-date>2013-08-22T11:47:22Z</meta:creation-date>
    <dc:date>2013-08-22T11:47:38Z</dc:date>
  </office:meta>
</office:document-meta>
</file>